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00A0000000AC75CE957A2F6D329.png" manifest:media-type="image/png"/>
  <manifest:file-entry manifest:full-path="Pictures/100002000000000A0000000A6361AF2587162F7F.gif" manifest:media-type="image/gif"/>
  <manifest:file-entry manifest:full-path="Pictures/10000200000000580000001F82A58410F9B241D3.png" manifest:media-type="image/png"/>
  <manifest:file-entry manifest:full-path="Pictures/10000201000001CE0000008811AE7AF1F8DD5D88.png" manifest:media-type="image/png"/>
  <manifest:file-entry manifest:full-path="Pictures/10000000000000900000004ED3F5DA29EE3DB1F1.png" manifest:media-type="image/png"/>
  <manifest:file-entry manifest:full-path="Pictures/10000201000000610000002862A09E338579E881.png" manifest:media-type="image/png"/>
  <manifest:file-entry manifest:full-path="Pictures/100002010000032000000198D033E9FAE789854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全字庫正楷體2" svg:font-family="全字庫正楷體" style:font-pitch="fixed"/>
    <style:font-face style:name="全字庫正楷體4" svg:font-family="全字庫正楷體" style:font-adornments="標準" style:font-pitch="fixed"/>
    <style:font-face style:name="全字庫正楷體 Ext-B" svg:font-family="'全字庫正楷體 Ext-B'" style:font-pitch="fixed"/>
    <style:font-face style:name="方正楷體"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方正楷體2" svg:font-family="方正楷體" style:font-family-generic="script" style:font-pitch="fixed"/>
    <style:font-face style:name="標楷體" svg:font-family="標楷體" style:font-family-generic="script" style:font-pitch="fixed"/>
    <style:font-face style:name="標楷體3"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Droid Sans Devanagari1" svg:font-family="'Droid Sans Devanagari'" style:font-pitch="variable"/>
    <style:font-face style:name="Droid Sans Fallback1" svg:font-family="'Droid Sans Fallback'"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全字庫正楷體 Ext-B1" svg:font-family="'全字庫正楷體 Ext-B'"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5" svg:font-family="標楷體" style:font-pitch="variable"/>
    <style:font-face style:name="標楷體6" svg:font-family="標楷體" style:font-adornments="標準" style:font-pitch="variable"/>
    <style:font-face style:name="Arial3" svg:font-family="Arial" style:font-family-generic="modern" style:font-pitch="variable"/>
    <style:font-face style:name="DejaVu Sans Mono1"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5"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1"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1"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1" svg:font-family="標楷體" style:font-family-generic="script" style:font-pitch="variable"/>
    <style:font-face style:name="標楷體4" svg:font-family="標楷體" style:font-adornments="標準" style:font-family-generic="script" style:font-pitch="variable"/>
    <style:font-face style:name="Arial4" svg:font-family="Arial" style:font-family-generic="swiss" style:font-pitch="variable"/>
    <style:font-face style:name="Arial2" svg:font-family="Arial" style:font-adornments="粗體" style:font-family-generic="swiss" style:font-pitch="variable"/>
    <style:font-face style:name="Liberation Sans2"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9">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paragraph-properties style:writing-mode="lr-tb"/>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509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3.01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149cm"/>
      <style:paragraph-properties style:writing-mode="lr-tb"/>
    </style:style>
    <style:style style:name="gr10" style:family="graphic" style:parent-style-name="預設_5f_4_5f_1">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11" style:family="graphic" style:parent-style-name="預設_5f_1">
      <style:graphic-properties draw:stroke="none" svg:stroke-color="#000000" draw:fill="none" draw:fill-color="#ffffff" draw:auto-grow-height="true" draw:auto-grow-width="false" fo:max-height="0cm" fo:min-height="1.509cm"/>
      <style:paragraph-properties style:writing-mode="lr-tb"/>
    </style:style>
    <style:style style:name="gr12" style:family="graphic" style:parent-style-name="預設_5f_4_5f_1" style:list-style-name="L1">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13" style:family="graphic" style:parent-style-name="預設_5f_4_5f_1" style:list-style-name="L1">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14" style:family="graphic" style:parent-style-name="預設_5f_1">
      <style:graphic-properties draw:stroke="none" svg:stroke-color="#000000" draw:fill="none" draw:fill-color="#ffffff" draw:auto-grow-height="true" draw:auto-grow-width="false" fo:max-height="0cm" fo:min-height="0.55cm"/>
      <style:paragraph-properties style:writing-mode="lr-tb"/>
    </style:style>
    <style:style style:name="gr15" style:family="graphic" style:parent-style-name="預設_5f_1">
      <style:graphic-properties draw:stroke="none" svg:stroke-color="#000000" draw:fill="none" draw:fill-color="#ffffff" draw:auto-grow-height="true" draw:auto-grow-width="false" fo:max-height="0cm" fo:min-height="1.524cm"/>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8.425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5.337cm"/>
      <style:paragraph-properties style:writing-mode="lr-tb"/>
    </style:style>
    <style:style style:name="pr3" style:family="presentation" style:parent-style-name="資訊未來大自由_5f_內頁-title">
      <style:graphic-properties draw:auto-grow-height="true" fo:min-height="1.677cm"/>
      <style:paragraph-properties style:writing-mode="lr-tb"/>
    </style:style>
    <style:style style:name="pr4" style:family="presentation" style:parent-style-name="資訊未來大自由_5f_內頁-outline1" style:list-style-name="L4">
      <style:graphic-properties fo:min-height="13.2cm"/>
      <style:paragraph-properties style:writing-mode="lr-tb"/>
    </style:style>
    <style:style style:name="pr5" style:family="presentation" style:parent-style-name="資訊未來大自由_5f_內頁-notes">
      <style:graphic-properties draw:fill-color="#ffffff" fo:min-height="11.427cm"/>
      <style:paragraph-properties style:writing-mode="lr-tb"/>
    </style:style>
    <style:style style:name="pr6" style:family="presentation" style:parent-style-name="資訊未來大自由_5f_內頁-outline1" style:list-style-name="L4">
      <style:graphic-properties fo:min-height="13.2cm"/>
      <style:paragraph-properties style:writing-mode="lr-tb"/>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paragraph-properties style:writing-mode="lr-tb"/>
    </style:style>
    <style:style style:name="pr8" style:family="presentation" style:parent-style-name="資訊未來大自由_5f_封底-notes" style:list-style-name="L7">
      <style:graphic-properties draw:fill-color="#ffffff" draw:auto-grow-height="true" fo:min-height="11.43cm"/>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loext:opacity="0%" style:font-name="全字庫正楷體 Ext-B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writing-mode="lr-tb"/>
      <style:text-properties style:font-name="全字庫正宋體" style:font-name-asian="全字庫正宋體"/>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writing-mode="lr-tb"/>
      <style:text-properties style:font-name="思源黑體 TW Regular" fo:font-size="20pt" style:font-name-asian="思源黑體 TW Regular" style:font-size-asian="20pt" style:font-size-complex="20pt"/>
    </style:style>
    <style:style style:name="P10" style:family="paragraph">
      <style:paragraph-properties style:writing-mode="lr-tb"/>
      <style:text-properties style:font-name="全字庫正楷體 Ext-B1" style:font-name-asian="全字庫正楷體1"/>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6cm" fo:margin-right="0cm" fo:margin-top="0.1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14" style:family="paragraph">
      <style:paragraph-properties fo:margin-left="0cm" fo:margin-right="0cm" fo:line-height="100%" fo:text-indent="0cm" style:writing-mode="lr-tb"/>
      <style:text-properties style:use-window-font-color="true" loext:opacity="0%" style:font-name="全字庫正宋體" fo:font-size="26pt" fo:font-weight="normal" style:font-name-asian="全字庫正宋體" style:font-size-asian="26pt" style:font-weight-asian="normal" style:font-size-complex="26pt" style:font-weight-complex="normal"/>
    </style:style>
    <style:style style:name="P15" style:family="paragraph">
      <style:paragraph-properties fo:text-align="start" style:writing-mode="lr-tb"/>
      <style:text-properties fo:color="#ffff00" loext:opacity="100%" style:font-name="DejaVu Sans Mono" fo:font-size="11pt" style:font-size-asian="11pt" style:font-size-complex="11pt"/>
    </style:style>
    <style:style style:name="P16" style:family="paragraph">
      <loext:graphic-properties draw:fill="solid" draw:fill-color="#000000"/>
      <style:paragraph-properties fo:text-align="start" style:writing-mode="lr-tb"/>
      <style:text-properties fo:color="#ffff00" loext:opacity="100%" style:font-name="DejaVu Sans Mono" fo:font-size="11pt" style:font-size-asian="11pt" style:font-size-complex="11pt"/>
    </style:style>
    <style:style style:name="P17" style:family="paragraph">
      <loext:graphic-properties draw:fill-color="#ffffff"/>
      <style:paragraph-properties style:writing-mode="lr-tb"/>
      <style:text-properties fo:font-size="20pt" style:font-size-asian="20pt" style:font-size-complex="20pt"/>
    </style:style>
    <style:style style:name="P18" style:family="paragraph">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20" style:family="paragraph">
      <loext:graphic-properties draw:fill="none" draw:fill-color="#ffffff"/>
      <style:paragraph-properties style:writing-mode="lr-tb"/>
      <style:text-properties style:font-name="思源宋體 TW Heavy" fo:font-size="32pt" style:font-size-asian="32pt" style:font-size-complex="32pt"/>
    </style:style>
    <style:style style:name="P21" style:family="paragraph">
      <style:paragraph-properties fo:line-height="100%" fo:text-align="start" style:text-autospace="ideograph-alpha" style:writing-mode="lr-tb"/>
      <style:text-properties style:font-name="PT Sans Narrow" fo:font-size="15pt" style:font-size-asian="15pt" style:font-size-complex="15pt" fo:hyphenate="false"/>
    </style:style>
    <style:style style:name="P22"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23" style:family="paragraph">
      <style:paragraph-properties fo:line-height="115%" fo:text-align="start" style:text-autospace="ideograph-alpha" style:writing-mode="lr-tb"/>
      <style:text-properties style:font-name="PT Sans Narrow" fo:font-size="14pt" style:font-size-asian="14pt" style:font-size-complex="14pt" fo:hyphenate="false"/>
    </style:style>
    <style:style style:name="P24" style:family="paragraph">
      <loext:graphic-properties draw:fill="solid" draw:fill-color="#c0c0c0"/>
      <style:paragraph-properties fo:line-height="115%" fo:text-align="start" style:text-autospace="ideograph-alpha" style:writing-mode="lr-tb"/>
      <style:text-properties style:font-name="PT Sans Narrow" fo:font-size="14pt" style:font-size-asian="14pt" style:font-size-complex="14pt" fo:hyphenate="false"/>
    </style:style>
    <style:style style:name="P25" style:family="paragraph">
      <style:paragraph-properties fo:line-height="0.46cm" fo:text-align="start" style:text-autospace="ideograph-alpha" style:writing-mode="lr-tb"/>
      <style:text-properties style:use-window-font-color="true" loext:opacity="0%" style:font-name="PT Sans Narrow" fo:font-size="14pt" style:font-size-asian="14pt" style:font-size-complex="14pt" fo:hyphenate="false"/>
    </style:style>
    <style:style style:name="P26" style:family="paragraph">
      <loext:graphic-properties draw:fill="solid" draw:fill-color="#c0c0c0"/>
      <style:paragraph-properties fo:line-height="0.46cm" fo:text-align="start" style:text-autospace="ideograph-alpha" style:writing-mode="lr-tb"/>
      <style:text-properties style:use-window-font-color="true" loext:opacity="0%" style:font-name="PT Sans Narrow" fo:font-size="14pt" style:font-size-asian="14pt" style:font-size-complex="14pt" fo:hyphenate="false"/>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use-window-font-color="true" loext:opacity="0%" style:font-name="PT Sans Narrow" fo:font-size="15pt" style:font-size-asian="15pt" style:font-size-complex="15pt" fo:hyphenate="false"/>
    </style:style>
    <style:style style:name="P28" style:family="paragraph">
      <style:paragraph-properties fo:margin-left="0cm" fo:margin-right="0cm" fo:margin-top="0cm" fo:margin-bottom="0cm" fo:line-height="0.539cm"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use-window-font-color="true" loext:opacity="0%" style:font-name="PT Sans Narrow" fo:font-size="15pt" style:font-size-asian="15pt" style:font-size-complex="15pt" fo:hyphenate="false"/>
    </style:style>
    <style:style style:name="P29" style:family="paragraph">
      <loext:graphic-properties draw:fill="solid" draw:fill-color="#c0c0c0"/>
      <style:paragraph-properties fo:line-height="0.5cm" fo:text-align="start" style:text-autospace="ideograph-alpha" style:writing-mode="lr-tb"/>
      <style:text-properties style:use-window-font-color="true" loext:opacity="0%" style:font-name="PT Sans Narrow" fo:font-size="15pt" style:font-size-asian="15pt" style:font-size-complex="15pt" fo:hyphenate="false"/>
    </style:style>
    <style:style style:name="P30" style:family="paragraph">
      <style:paragraph-properties fo:line-height="0.567cm" fo:text-align="start" style:text-autospace="ideograph-alpha" style:writing-mode="lr-tb"/>
      <style:text-properties style:font-name="PT Sans Narrow" fo:font-size="15pt" style:font-size-asian="15pt" style:font-size-complex="15pt" fo:hyphenate="false"/>
    </style:style>
    <style:style style:name="P31" style:family="paragraph">
      <loext:graphic-properties draw:fill="solid" draw:fill-color="#c0c0c0"/>
      <style:paragraph-properties fo:line-height="0.567cm" fo:text-align="start" style:text-autospace="ideograph-alpha" style:writing-mode="lr-tb"/>
      <style:text-properties style:font-name="PT Sans Narrow" fo:font-size="15pt" style:font-size-asian="15pt" style:font-size-complex="15pt" fo:hyphenate="false"/>
    </style:style>
    <style:style style:name="P32" style:family="paragraph">
      <style:paragraph-properties fo:line-height="0.51cm" fo:text-align="start" style:text-autospace="ideograph-alpha" style:writing-mode="lr-tb"/>
      <style:text-properties style:use-window-font-color="true" loext:opacity="0%" style:font-name="PT Sans Narrow" fo:font-size="15pt" style:font-size-asian="15pt" style:font-size-complex="15pt" fo:hyphenate="false"/>
    </style:style>
    <style:style style:name="P33" style:family="paragraph">
      <loext:graphic-properties draw:fill="solid" draw:fill-color="#c0c0c0"/>
      <style:paragraph-properties fo:line-height="0.51cm" fo:text-align="start" style:text-autospace="ideograph-alpha" style:writing-mode="lr-tb"/>
      <style:text-properties style:use-window-font-color="true" loext:opacity="0%" style:font-name="PT Sans Narrow" fo:font-size="15pt" style:font-size-asian="15pt" style:font-size-complex="15pt" fo:hyphenate="false"/>
    </style:style>
    <style:style style:name="P34" style:family="paragraph">
      <style:paragraph-properties fo:line-height="0.5cm" fo:text-align="start" style:text-autospace="ideograph-alpha" style:writing-mode="lr-tb"/>
      <style:text-properties style:use-window-font-color="true" loext:opacity="0%" style:font-name="PT Sans Narrow" fo:font-size="15pt" style:font-size-asian="15pt" style:font-size-complex="15pt" fo:hyphenate="false"/>
    </style:style>
    <style:style style:name="P35" style:family="paragraph">
      <style:paragraph-properties fo:line-height="0.6cm" fo:text-align="start" style:text-autospace="ideograph-alpha" style:writing-mode="lr-tb"/>
      <style:text-properties style:font-name="PT Sans Narrow" fo:font-size="15pt" style:font-size-asian="15pt" style:font-size-complex="15pt" fo:hyphenate="false"/>
    </style:style>
    <style:style style:name="P36"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37" style:family="paragraph">
      <style:paragraph-properties fo:line-height="0.55cm" fo:text-align="start" style:text-autospace="ideograph-alpha" style:writing-mode="lr-tb"/>
      <style:text-properties style:font-name="PT Sans Narrow" fo:font-size="15pt" style:font-size-asian="15pt" style:font-size-complex="15pt" fo:hyphenate="false"/>
    </style:style>
    <style:style style:name="P38" style:family="paragraph">
      <loext:graphic-properties draw:fill="solid" draw:fill-color="#c0c0c0"/>
      <style:paragraph-properties fo:line-height="0.55cm" fo:text-align="start" style:text-autospace="ideograph-alpha" style:writing-mode="lr-tb"/>
      <style:text-properties style:font-name="PT Sans Narrow" fo:font-size="15pt" style:font-size-asian="15pt" style:font-size-complex="15pt" fo:hyphenate="false"/>
    </style:style>
    <style:style style:name="P39" style:family="paragraph">
      <style:paragraph-properties fo:line-height="115%" fo:text-align="start" style:text-autospace="ideograph-alpha" style:writing-mode="lr-tb"/>
      <style:text-properties style:use-window-font-color="true" loext:opacity="0%" style:font-name="PT Sans Narrow" fo:font-size="14pt" style:font-size-asian="14pt" style:font-size-complex="14pt" fo:hyphenate="false"/>
    </style:style>
    <style:style style:name="P40" style:family="paragraph">
      <loext:graphic-properties draw:fill="solid" draw:fill-color="#c0c0c0"/>
      <style:paragraph-properties fo:line-height="115%" fo:text-align="start" style:text-autospace="ideograph-alpha" style:writing-mode="lr-tb"/>
      <style:text-properties style:use-window-font-color="true" loext:opacity="0%" style:font-name="PT Sans Narrow" fo:font-size="14pt" style:font-size-asian="14pt" style:font-size-complex="14pt" fo:hyphenate="false"/>
    </style:style>
    <style:style style:name="P41" style:family="paragraph">
      <style:paragraph-properties fo:line-height="115%" fo:text-align="start" style:text-autospace="ideograph-alpha" style:writing-mode="lr-tb"/>
      <style:text-properties style:use-window-font-color="true" loext:opacity="0%" style:font-name="PT Sans Narrow" fo:font-size="15pt" style:font-size-asian="15pt" style:font-size-complex="15pt" fo:hyphenate="false"/>
    </style:style>
    <style:style style:name="P42" style:family="paragraph">
      <loext:graphic-properties draw:fill="solid" draw:fill-color="#c0c0c0"/>
      <style:paragraph-properties fo:line-height="115%" fo:text-align="start" style:text-autospace="ideograph-alpha" style:writing-mode="lr-tb"/>
      <style:text-properties style:use-window-font-color="true" loext:opacity="0%" style:font-name="PT Sans Narrow" fo:font-size="15pt" style:font-size-asian="15pt" style:font-size-complex="15pt" fo:hyphenate="false"/>
    </style:style>
    <style:style style:name="P43" style:family="paragraph">
      <style:paragraph-properties fo:line-height="0.51cm" fo:text-align="start" style:text-autospace="ideograph-alpha" style:writing-mode="lr-tb"/>
      <style:text-properties style:font-name="PT Sans Narrow" fo:font-size="15pt" style:font-size-asian="15pt" style:font-size-complex="15pt" fo:hyphenate="false"/>
    </style:style>
    <style:style style:name="P44" style:family="paragraph">
      <loext:graphic-properties draw:fill="solid" draw:fill-color="#c0c0c0"/>
      <style:paragraph-properties fo:line-height="0.51cm" fo:text-align="start" style:text-autospace="ideograph-alpha" style:writing-mode="lr-tb"/>
      <style:text-properties style:font-name="PT Sans Narrow" fo:font-size="15pt" style:font-size-asian="15pt" style:font-size-complex="15pt" fo:hyphenate="false"/>
    </style:style>
    <style:style style:name="P4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name="PT Sans Narrow" fo:font-size="15pt" style:font-size-asian="15pt" style:font-size-complex="15pt" fo:hyphenate="false"/>
    </style:style>
    <style:style style:name="P46" style:family="paragraph">
      <style:paragraph-properties fo:line-height="115%" fo:text-align="start" style:text-autospace="ideograph-alpha" style:writing-mode="lr-tb"/>
      <style:text-properties style:font-name="PT Sans Narrow" fo:font-size="13pt" style:font-size-asian="13pt" style:font-size-complex="13pt" fo:hyphenate="false"/>
    </style:style>
    <style:style style:name="P47" style:family="paragraph">
      <loext:graphic-properties draw:fill="solid" draw:fill-color="#c0c0c0"/>
      <style:paragraph-properties fo:line-height="115%" fo:text-align="start" style:text-autospace="ideograph-alpha" style:writing-mode="lr-tb"/>
      <style:text-properties style:font-name="PT Sans Narrow" fo:font-size="13pt" style:font-size-asian="13pt" style:font-size-complex="13pt" fo:hyphenate="false"/>
    </style:style>
    <style:style style:name="P48" style:family="paragraph">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9"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name="全字庫正楷體 Ext-B1"/>
    </style:style>
    <style:style style:name="P50" style:family="paragraph">
      <loext:graphic-properties draw:fill-color="#ffffff"/>
      <style:paragraph-properties style:writing-mode="lr-tb"/>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name="PT Sans Narrow" fo:font-size="15pt" style:font-size-asian="15pt" style:font-size-complex="15pt" fo:hyphenate="false"/>
    </style:style>
    <style:style style:name="P52" style:family="paragraph">
      <loext:graphic-properties draw:fill="solid" draw:fill-color="#c0c0c0"/>
      <style:paragraph-properties fo:margin-left="0cm" fo:margin-right="0cm" fo:margin-top="0cm" fo:margin-bottom="0cm" fo:line-height="115%"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name="PT Sans Narrow" fo:font-size="15pt" style:font-size-asian="15pt" style:font-size-complex="15pt" fo:hyphenate="false"/>
    </style:style>
    <style:style style:name="P53" style:family="paragraph">
      <style:paragraph-properties fo:margin-left="0cm" fo:margin-right="0cm" fo:margin-top="0cm" fo:margin-bottom="0cm" fo:line-height="0.482cm"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name="PT Sans Narrow" fo:font-size="15pt" style:font-size-asian="15pt" style:font-size-complex="15pt" fo:hyphenate="false"/>
    </style:style>
    <style:style style:name="P54" style:family="paragraph">
      <loext:graphic-properties draw:fill="solid" draw:fill-color="#c0c0c0"/>
      <style:paragraph-properties fo:margin-left="0cm" fo:margin-right="0cm" fo:margin-top="0cm" fo:margin-bottom="0cm" fo:line-height="0.482cm"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name="PT Sans Narrow" fo:font-size="15pt" style:font-size-asian="15pt" style:font-size-complex="15pt" fo:hyphenate="false"/>
    </style:style>
    <style:style style:name="P55" style:family="paragraph">
      <style:paragraph-properties fo:line-height="0.51cm" fo:text-align="start" style:text-autospace="ideograph-alpha" style:writing-mode="lr-tb"/>
      <style:text-properties style:font-name="PT Sans Narrow" fo:font-size="13pt" style:font-size-asian="13pt" style:font-size-complex="13pt" fo:hyphenate="false"/>
    </style:style>
    <style:style style:name="P56" style:family="paragraph">
      <loext:graphic-properties draw:fill="solid" draw:fill-color="#c0c0c0"/>
      <style:paragraph-properties fo:line-height="0.51cm" fo:text-align="start" style:text-autospace="ideograph-alpha" style:writing-mode="lr-tb"/>
      <style:text-properties style:font-name="PT Sans Narrow" fo:font-size="13pt" style:font-size-asian="13pt" style:font-size-complex="13pt" fo:hyphenate="false"/>
    </style:style>
    <style:style style:name="P57" style:family="paragraph">
      <style:paragraph-properties fo:line-height="0.34cm" fo:text-align="start" style:text-autospace="ideograph-alpha" style:writing-mode="lr-tb"/>
      <style:text-properties style:font-name="PT Sans Narrow" fo:font-size="15pt" style:font-size-asian="15pt" style:font-size-complex="15pt" fo:hyphenate="false"/>
    </style:style>
    <style:style style:name="P58" style:family="paragraph">
      <loext:graphic-properties draw:fill="solid" draw:fill-color="#c0c0c0"/>
      <style:paragraph-properties fo:line-height="0.34cm" fo:text-align="start" style:text-autospace="ideograph-alpha" style:writing-mode="lr-tb"/>
      <style:text-properties style:font-name="PT Sans Narrow" fo:font-size="15pt" style:font-size-asian="15pt" style:font-size-complex="15pt" fo:hyphenate="false"/>
    </style:style>
    <style:style style:name="P59" style:family="paragraph">
      <style:paragraph-properties fo:line-height="0.567cm" fo:text-align="start" style:text-autospace="ideograph-alpha" style:writing-mode="lr-tb"/>
      <style:text-properties style:font-name="PT Sans Narrow" fo:font-size="14pt" style:font-size-asian="14pt" style:font-size-complex="14pt" fo:hyphenate="false"/>
    </style:style>
    <style:style style:name="P60" style:family="paragraph">
      <loext:graphic-properties draw:fill="solid" draw:fill-color="#c0c0c0"/>
      <style:paragraph-properties fo:line-height="0.567cm" fo:text-align="start" style:text-autospace="ideograph-alpha" style:writing-mode="lr-tb"/>
      <style:text-properties style:font-name="PT Sans Narrow" fo:font-size="14pt" style:font-size-asian="14pt" style:font-size-complex="14pt" fo:hyphenate="false"/>
    </style:style>
    <style:style style:name="P61" style:family="paragraph">
      <style:paragraph-properties fo:line-height="0.425cm" fo:text-align="start" style:text-autospace="ideograph-alpha" style:writing-mode="lr-tb"/>
      <style:text-properties style:font-name="PT Sans Narrow" fo:font-size="12pt" style:font-size-asian="12pt" style:font-size-complex="12pt" fo:hyphenate="false"/>
    </style:style>
    <style:style style:name="P62" style:family="paragraph">
      <loext:graphic-properties draw:fill="solid" draw:fill-color="#c0c0c0"/>
      <style:paragraph-properties fo:line-height="0.425cm" fo:text-align="start" style:text-autospace="ideograph-alpha" style:writing-mode="lr-tb"/>
      <style:text-properties style:font-name="PT Sans Narrow" fo:font-size="12pt" style:font-size-asian="12pt" style:font-size-complex="12pt" fo:hyphenate="false"/>
    </style:style>
    <style:style style:name="P63" style:family="paragraph">
      <style:paragraph-properties fo:margin-left="0cm" fo:margin-right="0cm" fo:margin-top="0.56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64" style:family="paragraph">
      <style:paragraph-properties fo:margin-left="0cm" fo:margin-right="0cm" fo:text-indent="0cm"/>
    </style:style>
    <style:style style:name="P65" style:family="paragraph">
      <loext:graphic-properties draw:fill="none" draw:fill-color="#00cc99"/>
      <style:paragraph-properties fo:margin-left="0cm" fo:margin-right="0cm" fo:text-indent="0cm" style:writing-mode="lr-tb"/>
      <style:text-properties fo:color="#ffffff" loext:opacity="100%" style:font-name="全字庫正楷體 Ext-B1" fo:font-size="48pt" style:font-name-asian="全字庫正楷體1" style:font-size-asian="48pt" style:font-size-complex="48pt"/>
    </style:style>
    <style:style style:name="P66" style:family="paragraph">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67" style:family="paragraph">
      <loext:graphic-properties draw:fill="none" draw:fill-color="#00cc99"/>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68" style:family="paragraph">
      <loext:graphic-properties draw:fill-color="#ffffff"/>
      <style:paragraph-properties fo:margin-left="0cm" fo:margin-right="0cm" fo:line-height="100%" fo:text-indent="0cm" style:writing-mode="lr-tb"/>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loext:opacity="100%" style:font-name="全字庫正楷體 Ext-B1" fo:font-size="48pt" fo:text-shadow="1pt 1pt" style:font-name-asian="全字庫正楷體1" style:font-size-asian="48pt" style:font-size-complex="48pt"/>
    </style:style>
    <style:style style:name="T4" style:family="text">
      <style:text-properties fo:color="#ffffff" loext:opacity="100%"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Ext-B1" style:font-name-asian="全字庫正楷體1"/>
    </style:style>
    <style:style style:name="T7" style:family="text">
      <style:text-properties style:use-window-font-color="true" loext:opacity="0%"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loext:opacity="1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loext:opacity="0%"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loext:opacity="0%" style:font-name="DejaVu Serif" fo:font-size="36pt" fo:font-weight="normal" style:font-name-asian="DejaVu Serif" style:font-size-asian="36pt" style:font-weight-asian="normal" style:font-size-complex="36pt" style:font-weight-complex="normal"/>
    </style:style>
    <style:style style:name="T11" style:family="text">
      <style:text-properties style:use-window-font-color="true" loext:opacity="0%" style:font-name="DejaVu Serif" fo:font-size="20pt" fo:font-weight="normal" style:font-name-asian="DejaVu Serif" style:font-size-asian="20pt" style:font-weight-asian="normal" style:font-size-complex="20pt" style:font-weight-complex="normal"/>
    </style:style>
    <style:style style:name="T12" style:family="text">
      <style:text-properties fo:color="#000000" loext:opacity="100%" style:font-name="DejaVu Serif" fo:font-size="26pt" fo:font-weight="normal" style:font-name-asian="DejaVu Serif" style:font-size-asian="26pt" style:font-weight-asian="normal" style:font-size-complex="26pt" style:font-weight-complex="normal"/>
    </style:style>
    <style:style style:name="T13" style:family="text">
      <style:text-properties fo:color="#ffff00" loext:opacity="100%" style:text-outline="false" style:text-line-through-style="none" style:text-line-through-type="none" style:text-position="0% 100%" style:font-name="DejaVu Sans Mono"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font-size="20pt" style:font-size-asian="20pt" style:font-size-complex="20pt"/>
    </style:style>
    <style:style style:name="T15" style:family="text">
      <style:text-properties style:font-name="全字庫正楷體 Ext-B1"/>
    </style:style>
    <style:style style:name="T16" style:family="text">
      <style:text-properties fo:color="#666666" loext:opacity="100%" style:font-name="PT Sans Narrow" fo:font-size="15pt" style:font-size-asian="15pt" style:font-size-complex="15pt"/>
    </style:style>
    <style:style style:name="T17" style:family="text">
      <style:text-properties style:font-name="PT Sans Narrow" fo:font-size="15pt" style:font-size-asian="15pt" style:font-size-complex="15pt"/>
    </style:style>
    <style:style style:name="T18" style:family="text">
      <style:text-properties fo:color="#666666" loext:opacity="100%" style:font-name="PT Sans Narrow" fo:font-size="15pt" style:font-name-asian="PT Sans Narrow" style:font-size-asian="15pt" style:font-size-complex="15pt"/>
    </style:style>
    <style:style style:name="T19" style:family="text">
      <style:text-properties style:font-name="思源宋體 TW Heavy" fo:font-size="32pt" style:font-size-asian="32pt" style:font-size-complex="32pt"/>
    </style:style>
    <style:style style:name="T20" style:family="text">
      <style:text-properties fo:color="#666666" loext:opacity="100%" style:font-name="PT Sans Narrow" fo:font-size="14pt" style:font-size-asian="14pt" style:font-size-complex="14pt"/>
    </style:style>
    <style:style style:name="T21" style:family="text">
      <style:text-properties style:font-name="PT Sans Narrow" fo:font-size="14pt" style:font-size-asian="14pt" style:font-size-complex="14pt"/>
    </style:style>
    <style:style style:name="T22" style:family="text">
      <style:text-properties style:use-window-font-color="true" loext:opacity="0%" style:font-name="PT Sans Narrow" fo:font-size="14pt" style:font-name-asian="PT Sans Narrow" style:font-size-asian="14pt" style:font-size-complex="14pt"/>
    </style:style>
    <style:style style:name="T23" style:family="text">
      <style:text-properties style:use-window-font-color="true" loext:opacity="0%" style:font-name="PT Sans Narrow" fo:font-size="14pt" style:font-size-asian="14pt" style:font-size-complex="14pt"/>
    </style:style>
    <style:style style:name="T24" style:family="text">
      <style:text-properties style:use-window-font-color="true" loext:opacity="0%" style:font-name="PT Sans Narrow" fo:font-size="15pt" style:font-name-asian="PT Sans Narrow" style:font-size-asian="15pt" style:font-size-complex="15pt"/>
    </style:style>
    <style:style style:name="T25" style:family="text">
      <style:text-properties style:use-window-font-color="true" loext:opacity="0%" style:font-name="PT Sans Narrow" fo:font-size="15pt" style:font-size-asian="15pt" style:font-size-complex="15pt"/>
    </style:style>
    <style:style style:name="T26" style:family="text">
      <style:text-properties style:font-name="PT Sans Narrow" fo:font-size="15pt" style:font-name-asian="PT Sans Narrow" style:font-size-asian="15pt" style:font-size-complex="15pt"/>
    </style:style>
    <style:style style:name="T27" style:family="text">
      <style:text-properties style:use-window-font-color="true" loext:opacity="0%" style:text-outline="false" style:text-line-through-style="none" style:text-line-through-type="none" style:text-position="0% 100%" style:font-name="PT Sans Narrow" fo:font-size="15pt" fo:font-style="normal" fo:text-shadow="none" style:text-underline-style="none" fo:font-weight="normal" style:font-name-asian="方正明體" style:font-size-asian="15pt" style:font-style-asian="normal" style:font-weight-asian="normal" style:font-name-complex="方正明體" style:font-size-complex="15pt" style:font-style-complex="normal" style:font-weight-complex="normal" style:text-emphasize="none" style:font-relief="none"/>
    </style:style>
    <style:style style:name="T28" style:family="text">
      <style:text-properties fo:color="#666666" loext:opacity="100%" style:font-name="PT Sans Narrow" fo:font-size="13pt" style:font-size-asian="13pt" style:font-size-complex="13pt"/>
    </style:style>
    <style:style style:name="T29" style:family="text">
      <style:text-properties style:font-name="PT Sans Narrow" fo:font-size="13pt" style:font-name-asian="PT Sans Narrow" style:font-size-asian="13pt" style:font-size-complex="13pt"/>
    </style:style>
    <style:style style:name="T30" style:family="text">
      <style:text-properties style:font-name="PT Sans Narrow" fo:font-size="13pt" style:font-size-asian="13pt" style:font-size-complex="13pt"/>
    </style:style>
    <style:style style:name="T31" style:family="text">
      <style:text-properties style:font-name="PT Sans Narrow" fo:font-size="12pt" style:font-name-asian="PT Sans Narrow" style:font-size-asian="12pt" style:font-size-complex="12pt"/>
    </style:style>
    <style:style style:name="T32" style:family="text">
      <style:text-properties fo:color="#666666" loext:opacity="100%" style:font-name="PT Sans Narrow" fo:font-size="14pt" style:font-name-asian="PT Sans Narrow" style:font-size-asian="14pt" style:font-size-complex="14pt"/>
    </style:style>
    <style:style style:name="T33" style:family="text">
      <style:text-properties fo:color="#000000" loext:opacity="100%" style:font-name="PT Sans Narrow" fo:font-size="14pt" style:font-size-asian="14pt" style:font-size-complex="14pt"/>
    </style:style>
    <style:style style:name="T34" style:family="text">
      <style:text-properties style:font-name="PT Sans Narrow" fo:font-size="14pt" style:font-name-asian="PT Sans Narrow" style:font-size-asian="14pt" style:font-size-complex="14pt"/>
    </style:style>
    <style:style style:name="T35" style:family="text">
      <style:text-properties fo:color="#000000" loext:opacity="100%" style:font-name="PT Sans Narrow" fo:font-size="15pt" style:font-size-asian="15pt" style:font-size-complex="15pt"/>
    </style:style>
    <style:style style:name="T36" style:family="text">
      <style:text-properties fo:color="#666666" loext:opacity="100%" style:font-name="PT Sans Narrow" fo:font-size="13pt" style:font-name-asian="PT Sans Narrow" style:font-size-asian="13pt" style:font-size-complex="13pt"/>
    </style:style>
    <style:style style:name="T37" style:family="text">
      <style:text-properties fo:color="#666666" loext:opacity="100%" style:font-name="PT Sans Narrow" fo:font-size="12pt" style:font-size-asian="12pt" style:font-size-complex="12pt"/>
    </style:style>
    <style:style style:name="T38" style:family="text">
      <style:text-properties style:font-name="PT Sans Narrow" fo:font-size="12pt" style:font-size-asian="12pt" style:font-size-complex="12pt"/>
    </style:style>
    <style:style style:name="T39" style:family="text">
      <style:text-properties fo:color="#000000" loext:opacity="100%" style:font-name="DejaVu Serif" fo:font-size="26pt" fo:font-weight="normal" style:font-name-asian="DejaVu Serif" style:font-size-asian="26pt" style:font-weight-asian="normal" style:font-size-complex="26pt"/>
    </style:style>
    <style:style style:name="T40" style:family="text">
      <style:text-properties fo:color="#000000" loext:opacity="100%" style:text-outline="false" style:text-line-through-style="none" style:text-line-through-type="none" style:text-position="0% 100%" style:font-name="DejaVu Serif" fo:font-size="20pt" fo:font-style="normal" fo:text-shadow="none" style:text-underline-style="none" fo:font-weight="normal" style:font-name-asian="DejaVu Serif" style:font-size-asian="20pt" style:font-style-asian="normal" style:font-weight-asian="normal" style:font-name-complex="方正明體" style:font-size-complex="20pt" style:font-style-complex="normal" style:font-weight-complex="normal" style:text-emphasize="none" style:font-relief="none"/>
    </style:style>
    <style:style style:name="T41" style:family="text">
      <style:text-properties fo:color="#ffffff" loext:opacity="100%" style:font-name="全字庫正楷體 Ext-B1" fo:font-size="48pt" style:font-name-asian="全字庫正楷體1" style:font-size-asian="48pt" style:font-size-complex="48pt"/>
    </style:style>
    <style:style style:name="T42" style:family="text">
      <style:text-properties fo:color="#000000" loext:opacity="1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L2">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image text:level="1">
        <style:list-level-properties text:min-label-width="0.6cm" style:vertical-pos="middle" style:vertical-rel="line"/>
      </text:list-level-style-image>
      <text:list-level-style-image text:level="2">
        <style:list-level-properties text:space-before="0.8cm" text:min-label-width="0.6cm" style:vertical-pos="middle" style:vertical-rel="line"/>
      </text:list-level-style-image>
      <text:list-level-style-image text:level="3">
        <style:list-level-properties text:space-before="1.6cm" text:min-label-width="0.6cm" style:vertical-pos="middle" style:vertical-rel="line"/>
      </text:list-level-style-image>
      <text:list-level-style-image text:level="4">
        <style:list-level-properties text:space-before="2.4cm" text:min-label-width="0.6cm" style:vertical-pos="middle" style:vertical-rel="line"/>
      </text:list-level-style-image>
      <text:list-level-style-image text:level="5">
        <style:list-level-properties text:space-before="3.2cm" text:min-label-width="0.6cm" style:vertical-pos="middle" style:vertical-rel="line"/>
      </text:list-level-style-image>
      <text:list-level-style-image text:level="6">
        <style:list-level-properties text:space-before="4cm" text:min-label-width="0.6cm" style:vertical-pos="middle" style:vertical-rel="line"/>
      </text:list-level-style-image>
      <text:list-level-style-image text:level="7">
        <style:list-level-properties text:space-before="4.8cm" text:min-label-width="0.6cm" style:vertical-pos="middle" style:vertical-rel="line"/>
      </text:list-level-style-image>
      <text:list-level-style-image text:level="8">
        <style:list-level-properties text:space-before="5.6cm" text:min-label-width="0.6cm" style:vertical-pos="middle" style:vertical-rel="line"/>
      </text:list-level-style-image>
      <text:list-level-style-image text:level="9">
        <style:list-level-properties text:space-before="6.4cm" text:min-label-width="0.6cm" style:vertical-pos="middle" style:vertical-rel="line"/>
      </text:list-level-style-image>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309cm"/>
        <style:text-properties style:font-name="Arial4" fo:color="#000000" fo:font-size="100%"/>
      </text:list-level-style-bullet>
      <text:list-level-style-bullet text:level="2" text:bullet-char="–">
        <style:list-level-properties text:space-before="1.309cm"/>
        <style:text-properties style:font-name="Arial4" fo:color="#000000" fo:font-size="100%"/>
      </text:list-level-style-bullet>
      <text:list-level-style-bullet text:level="3" text:bullet-char="•">
        <style:list-level-properties text:space-before="2.632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8.685cm" svg:x="3.1cm" svg:y="1.85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draw: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actices</text:span></text:p>
          </draw:text-box>
        </draw:frame>
        <draw:frame presentation:style-name="pr4" draw:text-style-name="P14"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list-item>
            </text:list>
            <text:list text:style-name="L6">
              <text:list-header>
                <text:p text:style-name="P13"><text:span text:style-name="T11">&lt;https://github.com/bluebat/mt9x9&gt;</text:span></text:p>
              </text:list-header>
            </text:list>
            <text:list text:style-name="L4">
              <text:list-header>
                <text:p text:style-name="P12"><text:span text:style-name="T11"/></text:p>
              </text:list-header>
              <text:list-item>
                <text:p text:style-name="P11"><text:span text:style-name="T12">3rd program</text:span></text:p>
                <text:p text:style-name="P12"><text:span text:style-name="T8">Fibonacci Number ?</text:span></text:p>
              </text:list-item>
            </text:list>
          </draw:text-box>
        </draw:frame>
        <draw:custom-shape draw:style-name="gr5" draw:text-style-name="P16" draw:layer="layout" svg:width="7.6cm" svg:height="13cm" svg:x="16.6cm" svg:y="5.2cm">
          <text:p text:style-name="P15"><text:span text:style-name="T13">1x1= 1</text:span><text:span text:style-name="T13"><text:tab/></text:span><text:span text:style-name="T13">2x1= 2</text:span><text:span text:style-name="T13"><text:tab/></text:span><text:span text:style-name="T13">3x1= 3</text:span><text:span text:style-name="T13"><text:tab/></text:span></text:p>
          <text:p text:style-name="P15"><text:span text:style-name="T13">1x2= 2</text:span><text:span text:style-name="T13"><text:tab/></text:span><text:span text:style-name="T13">2x2= 4</text:span><text:span text:style-name="T13"><text:tab/></text:span><text:span text:style-name="T13">3x2= 6</text:span><text:span text:style-name="T13"><text:tab/></text:span></text:p>
          <text:p text:style-name="P15"><text:span text:style-name="T13">1x3= 3</text:span><text:span text:style-name="T13"><text:tab/></text:span><text:span text:style-name="T13">2x3= 6</text:span><text:span text:style-name="T13"><text:tab/></text:span><text:span text:style-name="T13">3x3= 9</text:span><text:span text:style-name="T13"><text:tab/></text:span></text:p>
          <text:p text:style-name="P15"><text:span text:style-name="T13">1x4= 4</text:span><text:span text:style-name="T13"><text:tab/></text:span><text:span text:style-name="T13">2x4= 8</text:span><text:span text:style-name="T13"><text:tab/></text:span><text:span text:style-name="T13">3x4=12</text:span><text:span text:style-name="T13"><text:tab/></text:span></text:p>
          <text:p text:style-name="P15"><text:span text:style-name="T13">1x5= 5</text:span><text:span text:style-name="T13"><text:tab/></text:span><text:span text:style-name="T13">2x5=10</text:span><text:span text:style-name="T13"><text:tab/></text:span><text:span text:style-name="T13">3x5=15</text:span><text:span text:style-name="T13"><text:tab/></text:span></text:p>
          <text:p text:style-name="P15"><text:span text:style-name="T13">1x6= 6</text:span><text:span text:style-name="T13"><text:tab/></text:span><text:span text:style-name="T13">2x6=12</text:span><text:span text:style-name="T13"><text:tab/></text:span><text:span text:style-name="T13">3x6=18</text:span><text:span text:style-name="T13"><text:tab/></text:span></text:p>
          <text:p text:style-name="P15"><text:span text:style-name="T13">1x7= 7</text:span><text:span text:style-name="T13"><text:tab/></text:span><text:span text:style-name="T13">2x7=14</text:span><text:span text:style-name="T13"><text:tab/></text:span><text:span text:style-name="T13">3x7=21</text:span><text:span text:style-name="T13"><text:tab/></text:span></text:p>
          <text:p text:style-name="P15"><text:span text:style-name="T13">1x8= 8</text:span><text:span text:style-name="T13"><text:tab/></text:span><text:span text:style-name="T13">2x8=16</text:span><text:span text:style-name="T13"><text:tab/></text:span><text:span text:style-name="T13">3x8=24</text:span><text:span text:style-name="T13"><text:tab/></text:span></text:p>
          <text:p text:style-name="P15"><text:span text:style-name="T13">1x9= 9</text:span><text:span text:style-name="T13"><text:tab/></text:span><text:span text:style-name="T13">2x9=18</text:span><text:span text:style-name="T13"><text:tab/></text:span><text:span text:style-name="T13">3x9=27</text:span><text:span text:style-name="T13"><text:tab/></text:span></text:p>
          <text:p text:style-name="P15"><text:span text:style-name="T13"/></text:p>
          <text:p text:style-name="P15"><text:span text:style-name="T13">4x1= 4</text:span><text:span text:style-name="T13"><text:tab/></text:span><text:span text:style-name="T13">5x1= 5</text:span><text:span text:style-name="T13"><text:tab/></text:span><text:span text:style-name="T13">6x1= 6</text:span><text:span text:style-name="T13"><text:tab/></text:span></text:p>
          <text:p text:style-name="P15"><text:span text:style-name="T13">4x2= 8</text:span><text:span text:style-name="T13"><text:tab/></text:span><text:span text:style-name="T13">5x2=10</text:span><text:span text:style-name="T13"><text:tab/></text:span><text:span text:style-name="T13">6x2=12</text:span><text:span text:style-name="T13"><text:tab/></text:span></text:p>
          <text:p text:style-name="P15"><text:span text:style-name="T13">4x3=12</text:span><text:span text:style-name="T13"><text:tab/></text:span><text:span text:style-name="T13">5x3=15</text:span><text:span text:style-name="T13"><text:tab/></text:span><text:span text:style-name="T13">6x3=18</text:span><text:span text:style-name="T13"><text:tab/></text:span></text:p>
          <text:p text:style-name="P15"><text:span text:style-name="T13">4x4=16</text:span><text:span text:style-name="T13"><text:tab/></text:span><text:span text:style-name="T13">5x4=20</text:span><text:span text:style-name="T13"><text:tab/></text:span><text:span text:style-name="T13">6x4=24</text:span><text:span text:style-name="T13"><text:tab/></text:span></text:p>
          <text:p text:style-name="P15"><text:span text:style-name="T13">4x5=20</text:span><text:span text:style-name="T13"><text:tab/></text:span><text:span text:style-name="T13">5x5=25</text:span><text:span text:style-name="T13"><text:tab/></text:span><text:span text:style-name="T13">6x5=30</text:span><text:span text:style-name="T13"><text:tab/></text:span></text:p>
          <text:p text:style-name="P15"><text:span text:style-name="T13">4x6=24</text:span><text:span text:style-name="T13"><text:tab/></text:span><text:span text:style-name="T13">5x6=30</text:span><text:span text:style-name="T13"><text:tab/></text:span><text:span text:style-name="T13">6x6=36</text:span><text:span text:style-name="T13"><text:tab/></text:span></text:p>
          <text:p text:style-name="P15"><text:span text:style-name="T13">4x7=28</text:span><text:span text:style-name="T13"><text:tab/></text:span><text:span text:style-name="T13">5x7=35</text:span><text:span text:style-name="T13"><text:tab/></text:span><text:span text:style-name="T13">6x7=42</text:span><text:span text:style-name="T13"><text:tab/></text:span></text:p>
          <text:p text:style-name="P15"><text:span text:style-name="T13">4x8=32</text:span><text:span text:style-name="T13"><text:tab/></text:span><text:span text:style-name="T13">5x8=40</text:span><text:span text:style-name="T13"><text:tab/></text:span><text:span text:style-name="T13">6x8=48</text:span><text:span text:style-name="T13"><text:tab/></text:span></text:p>
          <text:p text:style-name="P15"><text:span text:style-name="T13">4x9=36</text:span><text:span text:style-name="T13"><text:tab/></text:span><text:span text:style-name="T13">5x9=45</text:span><text:span text:style-name="T13"><text:tab/></text:span><text:span text:style-name="T13">6x9=54</text:span><text:span text:style-name="T13"><text:tab/></text:span></text:p>
          <text:p text:style-name="P15"><text:span text:style-name="T13"/></text:p>
          <text:p text:style-name="P15"><text:span text:style-name="T13">7x1= 7</text:span><text:span text:style-name="T13"><text:tab/></text:span><text:span text:style-name="T13">8x1= 8</text:span><text:span text:style-name="T13"><text:tab/></text:span><text:span text:style-name="T13">9x1= 9</text:span><text:span text:style-name="T13"><text:tab/></text:span></text:p>
          <text:p text:style-name="P15"><text:span text:style-name="T13">7x2=14</text:span><text:span text:style-name="T13"><text:tab/></text:span><text:span text:style-name="T13">8x2=16</text:span><text:span text:style-name="T13"><text:tab/></text:span><text:span text:style-name="T13">9x2=18</text:span><text:span text:style-name="T13"><text:tab/></text:span></text:p>
          <text:p text:style-name="P15"><text:span text:style-name="T13">7x3=21</text:span><text:span text:style-name="T13"><text:tab/></text:span><text:span text:style-name="T13">8x3=24</text:span><text:span text:style-name="T13"><text:tab/></text:span><text:span text:style-name="T13">9x3=27</text:span><text:span text:style-name="T13"><text:tab/></text:span></text:p>
          <text:p text:style-name="P15"><text:span text:style-name="T13">7x4=28</text:span><text:span text:style-name="T13"><text:tab/></text:span><text:span text:style-name="T13">8x4=32</text:span><text:span text:style-name="T13"><text:tab/></text:span><text:span text:style-name="T13">9x4=36</text:span><text:span text:style-name="T13"><text:tab/></text:span></text:p>
          <text:p text:style-name="P15"><text:span text:style-name="T13">7x5=35</text:span><text:span text:style-name="T13"><text:tab/></text:span><text:span text:style-name="T13">8x5=40</text:span><text:span text:style-name="T13"><text:tab/></text:span><text:span text:style-name="T13">9x5=45</text:span><text:span text:style-name="T13"><text:tab/></text:span></text:p>
          <text:p text:style-name="P15"><text:span text:style-name="T13">7x6=42</text:span><text:span text:style-name="T13"><text:tab/></text:span><text:span text:style-name="T13">8x6=48</text:span><text:span text:style-name="T13"><text:tab/></text:span><text:span text:style-name="T13">9x6=54</text:span><text:span text:style-name="T13"><text:tab/></text:span></text:p>
          <text:p text:style-name="P15"><text:span text:style-name="T13">7x7=49</text:span><text:span text:style-name="T13"><text:tab/></text:span><text:span text:style-name="T13">8x7=56</text:span><text:span text:style-name="T13"><text:tab/></text:span><text:span text:style-name="T13">9x7=63</text:span><text:span text:style-name="T13"><text:tab/></text:span></text:p>
          <text:p text:style-name="P15"><text:span text:style-name="T13">7x8=56</text:span><text:span text:style-name="T13"><text:tab/></text:span><text:span text:style-name="T13">8x8=64</text:span><text:span text:style-name="T13"><text:tab/></text:span><text:span text:style-name="T13">9x8=72</text:span><text:span text:style-name="T13"><text:tab/></text:span></text:p>
          <text:p text:style-name="P15"><text:span text:style-name="T13">7x9=63</text:span><text:span text:style-name="T13"><text:tab/></text:span><text:span text:style-name="T13">8x9=72</text:span><text:span text:style-name="T13"><text:tab/></text:span><text:span text:style-name="T13">9x9=81</text:span><text:span text:style-name="T13"><text:tab/></text:span><text:span text:style-name="T13">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19" draw:layer="layout" svg:width="11.2cm" svg:height="11.4cm" svg:x="1.2cm" svg:y="6.8cm">
          <text:p text:style-name="P18"><text:span text:style-name="T16">#!/usr/bin/bas</text:span></text:p>
          <text:p text:style-name="P18"><text:span text:style-name="T16">1 REM ./mt9x9.BAS || basica mt9x9.BAS</text:span></text:p>
          <text:p text:style-name="P18"><text:span text:style-name="T17"/></text:p>
          <text:p text:style-name="P18"><text:span text:style-name="T17">10 FOR I = 1 TO 9 STEP 3</text:span></text:p>
          <text:p text:style-name="P18"><text:span text:style-name="T17">20 FOR J = 1 TO 9</text:span></text:p>
          <text:p text:style-name="P18"><text:span text:style-name="T17">30 FOR K = I TO I+2</text:span></text:p>
          <text:p text:style-name="P18"><text:span text:style-name="T17">40 PRINT USING "#x#=##"+CHR$(9); K, J, K*J;</text:span></text:p>
          <text:p text:style-name="P18"><text:span text:style-name="T17">50 NEXT</text:span></text:p>
          <text:p text:style-name="P18"><text:span text:style-name="T17">60 PRINT CHR$(10);</text:span></text:p>
          <text:p text:style-name="P18"><text:span text:style-name="T17">70 NEXT</text:span></text:p>
          <text:p text:style-name="P18"><text:span text:style-name="T17">80 PRINT</text:span></text:p>
          <text:p text:style-name="P18"><text:span text:style-name="T17">90 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bas</text:span></text:p>
          <text:p text:style-name="P18"><text:span text:style-name="T16">rem ./mt9x9.bas || bas mt9x9.bas</text:span></text:p>
          <text:p text:style-name="P18"><text:span text:style-name="T18"/></text:p>
          <text:p text:style-name="P18"><text:span text:style-name="T17">for i% = 1 to 9 step 3</text:span></text:p>
          <text:p text:style-name="P18"><text:span text:style-name="T17"><text:s text:c="4"/></text:span><text:span text:style-name="T17">for j% = 1 to 9</text:span></text:p>
          <text:p text:style-name="P18"><text:span text:style-name="T17"><text:s text:c="8"/></text:span><text:span text:style-name="T17">for k% = i% to i%+2</text:span></text:p>
          <text:p text:style-name="P18"><text:span text:style-name="T17"><text:s text:c="12"/></text:span><text:span text:style-name="T17">print using "#x#=##"+chr$(9); k%, j%, k%*j%;</text:span></text:p>
          <text:p text:style-name="P18"><text:span text:style-name="T17"><text:s text:c="8"/></text:span><text:span text:style-name="T17">next k%</text:span></text:p>
          <text:p text:style-name="P18"><text:span text:style-name="T17"><text:s text:c="8"/></text:span><text:span text:style-name="T17">print chr$(10);</text:span></text:p>
          <text:p text:style-name="P18"><text:span text:style-name="T17"><text:s text:c="4"/></text:span><text:span text:style-name="T17">next j%</text:span></text:p>
          <text:p text:style-name="P18"><text:span text:style-name="T17"><text:s text:c="4"/></text:span><text:span text:style-name="T17">print</text:span></text:p>
          <text:p text:style-name="P18"><text:span text:style-name="T17">next i%</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2cm" svg:height="1.759cm" svg:x="16.2cm" svg:y="4.8cm">
          <draw:text-box>
            <text:p><text:span text:style-name="T19">QBASIC</text:span></text:p>
          </draw:text-box>
        </draw:frame>
        <draw:frame draw:style-name="gr7" draw:text-style-name="P20" draw:layer="layout" svg:width="5.2cm" svg:height="1.759cm" svg:x="4.3cm" svg:y="4.801cm">
          <draw:text-box>
            <text:p><text:span text:style-name="T19">BASICA</text:span></text:p>
          </draw:text-box>
        </draw:frame>
        <presentation:notes draw:style-name="dp2">
          <draw:page-thumbnail draw:style-name="gr4" draw:layer="layout" svg:width="12.696cm" svg:height="9.522cm" svg:x="3.175cm" svg:y="1.904cm" draw:page-number="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22" draw:layer="layout" svg:width="11.2cm" svg:height="11.4cm" svg:x="1.2cm" svg:y="6.8cm">
          <text:p text:style-name="P21"><text:span text:style-name="T16">‘ </text:span><text:span text:style-name="T16">oscript mt9x9.vbs</text:span></text:p>
          <text:p text:style-name="P21"><text:span text:style-name="T17"/></text:p>
          <text:p text:style-name="P21"><text:span text:style-name="T17">For i = 1 To 9 Step 3</text:span></text:p>
          <text:p text:style-name="P21"><text:span text:style-name="T17"><text:s text:c="4"/></text:span><text:span text:style-name="T17">For j = 1 To 9</text:span></text:p>
          <text:p text:style-name="P21"><text:span text:style-name="T17"><text:s text:c="8"/></text:span><text:span text:style-name="T17">s = ""</text:span></text:p>
          <text:p text:style-name="P21"><text:span text:style-name="T17"><text:s text:c="8"/></text:span><text:span text:style-name="T17">For k = i To i+2</text:span></text:p>
          <text:p text:style-name="P21"><text:span text:style-name="T17"><text:s text:c="12"/></text:span><text:span text:style-name="T17">s = s+CStr(k)+"x"+CStr(j)+"="</text:span></text:p>
          <text:p text:style-name="P21"><text:span text:style-name="T17"><text:s text:c="12"/></text:span><text:span text:style-name="T17">If k*j &lt; 10 Then</text:span></text:p>
          <text:p text:style-name="P21"><text:span text:style-name="T17"><text:s text:c="16"/></text:span><text:span text:style-name="T17">s = s+" "</text:span></text:p>
          <text:p text:style-name="P21"><text:span text:style-name="T17"><text:s text:c="12"/></text:span><text:span text:style-name="T17">End If</text:span></text:p>
          <text:p text:style-name="P21"><text:span text:style-name="T17"><text:s text:c="12"/></text:span><text:span text:style-name="T17">s = s+CStr(k*j)+vbTab</text:span></text:p>
          <text:p text:style-name="P21"><text:span text:style-name="T17"><text:s text:c="8"/></text:span><text:span text:style-name="T17">Next</text:span></text:p>
          <text:p text:style-name="P21"><text:span text:style-name="T17"><text:s text:c="8"/></text:span><text:span text:style-name="T17">Wscript.Echo s</text:span></text:p>
          <text:p text:style-name="P21"><text:span text:style-name="T17"><text:s text:c="4"/></text:span><text:span text:style-name="T17">Next</text:span></text:p>
          <text:p text:style-name="P21"><text:span text:style-name="T17"><text:s text:c="4"/></text:span><text:span text:style-name="T17">Wscript.Echo ""</text:span></text:p>
          <text:p text:style-name="P21"><text:span text:style-name="T17">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1cm" svg:y="6.8cm">
          <text:p text:style-name="P21"><text:span text:style-name="T16">Rem vbnc mt9x9.vbn &amp;&amp; mono mt9x9.exe</text:span></text:p>
          <text:p text:style-name="P21"><text:span text:style-name="T18"/></text:p>
          <text:p text:style-name="P21"><text:span text:style-name="T17">Imports System.Console</text:span></text:p>
          <text:p text:style-name="P21"><text:span text:style-name="T17">Module mt9x9</text:span></text:p>
          <text:p text:style-name="P21"><text:span text:style-name="T17"><text:s text:c="4"/></text:span><text:span text:style-name="T17">Sub Main()</text:span></text:p>
          <text:p text:style-name="P21"><text:span text:style-name="T17"><text:s text:c="8"/></text:span><text:span text:style-name="T17">Dim i, j, k As Integer</text:span></text:p>
          <text:p text:style-name="P21"><text:span text:style-name="T17"><text:s text:c="8"/></text:span><text:span text:style-name="T17">For i = 1 to 9 step 3</text:span></text:p>
          <text:p text:style-name="P21"><text:span text:style-name="T17"><text:s text:c="12"/></text:span><text:span text:style-name="T17">For j = 1 to 9</text:span></text:p>
          <text:p text:style-name="P21"><text:span text:style-name="T17"><text:s text:c="16"/></text:span><text:span text:style-name="T17">For Each k In New Integer() {i, i+1, i+2}</text:span></text:p>
          <text:p text:style-name="P21"><text:span text:style-name="T17"><text:s text:c="20"/></text:span><text:span text:style-name="T17">Write("{0}x{1}={2,2}{3}", k, j, k*j, vbTab)</text:span></text:p>
          <text:p text:style-name="P21"><text:span text:style-name="T17"><text:s text:c="16"/></text:span><text:span text:style-name="T17">Next</text:span></text:p>
          <text:p text:style-name="P21"><text:span text:style-name="T17"><text:s text:c="16"/></text:span><text:span text:style-name="T17">Write(vbLf)</text:span></text:p>
          <text:p text:style-name="P21"><text:span text:style-name="T17"><text:s text:c="12"/></text:span><text:span text:style-name="T17">Next</text:span></text:p>
          <text:p text:style-name="P21"><text:span text:style-name="T17"><text:s text:c="12"/></text:span><text:span text:style-name="T17">WriteLine()</text:span></text:p>
          <text:p text:style-name="P21"><text:span text:style-name="T17"><text:s text:c="8"/></text:span><text:span text:style-name="T17">Next</text:span></text:p>
          <text:p text:style-name="P21"><text:span text:style-name="T17"><text:s text:c="4"/></text:span><text:span text:style-name="T17">End Sub</text:span></text:p>
          <text:p text:style-name="P21"><text:span text:style-name="T17">End Modul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2cm" svg:height="1.759cm" svg:x="16.5cm" svg:y="4.8cm">
          <draw:text-box>
            <text:p><text:span text:style-name="T19">VB.NET</text:span></text:p>
          </draw:text-box>
        </draw:frame>
        <draw:frame draw:style-name="gr7" draw:text-style-name="P20" draw:layer="layout" svg:width="6cm" svg:height="1.759cm" svg:x="3.8cm" svg:y="4.801cm">
          <draw:text-box>
            <text:p><text:span text:style-name="T19">VBScript</text:span></text:p>
          </draw:text-box>
        </draw:frame>
        <presentation:notes draw:style-name="dp2">
          <draw:page-thumbnail draw:style-name="gr4" draw:layer="layout" svg:width="12.696cm" svg:height="9.522cm" svg:x="3.175cm" svg:y="1.904cm" draw:page-number="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24" draw:layer="layout" svg:width="11.2cm" svg:height="11.4cm" svg:x="1.2cm" svg:y="6.8cm">
          <text:p text:style-name="P23"><text:span text:style-name="T20">-- sacomp mt9x9.sa -o mt9x9 &amp;&amp; ./mt9x9</text:span></text:p>
          <text:p text:style-name="P23"><text:span text:style-name="T21"/></text:p>
          <text:p text:style-name="P23"><text:span text:style-name="T21">class MAIN is</text:span></text:p>
          <text:p text:style-name="P23"><text:span text:style-name="T21"><text:s text:c="4"/></text:span><text:span text:style-name="T21">main is</text:span></text:p>
          <text:p text:style-name="P23"><text:span text:style-name="T21"><text:s text:c="8"/></text:span><text:span text:style-name="T21">loop i ::= 1.stepto!(9, 3);</text:span></text:p>
          <text:p text:style-name="P23"><text:span text:style-name="T21"><text:s text:c="12"/></text:span><text:span text:style-name="T21">loop j ::= 1.upto!(9);</text:span></text:p>
          <text:p text:style-name="P23"><text:span text:style-name="T21"><text:s text:c="16"/></text:span><text:span text:style-name="T21">k:ARRAY{INT} := |i, i+1, i+2|;</text:span></text:p>
          <text:p text:style-name="P23"><text:span text:style-name="T21"><text:s text:c="16"/></text:span><text:span text:style-name="T21">loop</text:span></text:p>
          <text:p text:style-name="P23"><text:span text:style-name="T21"><text:s text:c="20"/></text:span><text:span text:style-name="T21">#OUT+ k.elt!+"x"+j+"="+#FMT("%2d", k.elt!*j)+"\t"</text:span></text:p>
          <text:p text:style-name="P23"><text:span text:style-name="T21"><text:s text:c="16"/></text:span><text:span text:style-name="T21">end;</text:span></text:p>
          <text:p text:style-name="P23"><text:span text:style-name="T21"><text:s text:c="16"/></text:span><text:span text:style-name="T21">#OUT+ "\n";</text:span></text:p>
          <text:p text:style-name="P23"><text:span text:style-name="T21"><text:s text:c="12"/></text:span><text:span text:style-name="T21">end;</text:span></text:p>
          <text:p text:style-name="P23"><text:span text:style-name="T21"><text:s text:c="12"/></text:span><text:span text:style-name="T21">#OUT+ "\n";</text:span></text:p>
          <text:p text:style-name="P23"><text:span text:style-name="T21"><text:s text:c="8"/></text:span><text:span text:style-name="T21">end</text:span></text:p>
          <text:p text:style-name="P23"><text:span text:style-name="T21"><text:s text:c="4"/></text:span><text:span text:style-name="T21">end</text:span></text:p>
          <text:p text:style-name="P23"><text:span text:style-name="T21">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rexx</text:span></text:p>
          <text:p text:style-name="P18"><text:span text:style-name="T16">-- ./mt9x9.rex || rexx mt9x9.rex</text:span></text:p>
          <text:p text:style-name="P18"><text:span text:style-name="T18"/></text:p>
          <text:p text:style-name="P18"><text:span text:style-name="T17">loop i = 1 to 9 by 3</text:span></text:p>
          <text:p text:style-name="P18"><text:span text:style-name="T17"><text:s text:c="4"/></text:span><text:span text:style-name="T17">loop j = 1 to 9</text:span></text:p>
          <text:p text:style-name="P18"><text:span text:style-name="T17"><text:s text:c="8"/></text:span><text:span text:style-name="T17">loop k = i to i+2</text:span></text:p>
          <text:p text:style-name="P18"><text:span text:style-name="T17"><text:s text:c="12"/></text:span><text:span text:style-name="T17">.output~charout(k"x"j"="format(k*j, 2)"09"x)</text:span></text:p>
          <text:p text:style-name="P18"><text:span text:style-name="T17"><text:s text:c="8"/></text:span><text:span text:style-name="T17">end</text:span></text:p>
          <text:p text:style-name="P18"><text:span text:style-name="T17"><text:s text:c="8"/></text:span><text:span text:style-name="T17">.output~charout("0a"x)</text:span></text:p>
          <text:p text:style-name="P18"><text:span text:style-name="T17"><text:s text:c="4"/></text:span><text:span text:style-name="T17">end</text:span></text:p>
          <text:p text:style-name="P18"><text:span text:style-name="T17"><text:s text:c="4"/></text:span><text:span text:style-name="T17">say</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5cm" svg:height="1.759cm" svg:x="17cm" svg:y="4.8cm">
          <draw:text-box>
            <text:p><text:span text:style-name="T19">REXX</text:span></text:p>
          </draw:text-box>
        </draw:frame>
        <draw:frame draw:style-name="gr7" draw:text-style-name="P20" draw:layer="layout" svg:width="4.7cm" svg:height="1.759cm" svg:x="4.8cm" svg:y="4.801cm">
          <draw:text-box>
            <text:p><text:span text:style-name="T19">Sather</text:span></text:p>
          </draw:text-box>
        </draw:frame>
        <presentation:notes draw:style-name="dp2">
          <draw:page-thumbnail draw:style-name="gr4" draw:layer="layout" svg:width="12.696cm" svg:height="9.522cm" svg:x="3.175cm" svg:y="1.904cm" draw:page-number="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26" draw:layer="layout" svg:width="11.2cm" svg:height="11.4cm" svg:x="1.2cm" svg:y="6.8cm">
          <text:p text:style-name="P25"><text:span text:style-name="T20">*&gt; cobc -Fx mt9x9.cob &amp;&amp; ./mt9x9 || cobc -Fxj mt9x9.cob</text:span></text:p>
          <text:p text:style-name="P25"><text:span text:style-name="T22"/></text:p>
          <text:p text:style-name="P25"><text:span text:style-name="T23">identification division.</text:span></text:p>
          <text:p text:style-name="P25"><text:span text:style-name="T23">program-id. mt9x9.</text:span></text:p>
          <text:p text:style-name="P25"><text:span text:style-name="T23">data division.</text:span></text:p>
          <text:p text:style-name="P25"><text:span text:style-name="T23">working-storage section.</text:span></text:p>
          <text:p text:style-name="P25"><text:span text:style-name="T23">01 i pic 9.</text:span></text:p>
          <text:p text:style-name="P25"><text:span text:style-name="T23">01 j pic 9.</text:span></text:p>
          <text:p text:style-name="P25"><text:span text:style-name="T23">01 k pic 9.</text:span></text:p>
          <text:p text:style-name="P25"><text:span text:style-name="T23">01 l pic 9.</text:span></text:p>
          <text:p text:style-name="P25"><text:span text:style-name="T23">01 kj pic z9.</text:span></text:p>
          <text:p text:style-name="P25"><text:span text:style-name="T23">procedure division.</text:span></text:p>
          <text:p text:style-name="P25"><text:span text:style-name="T23">perform varying i from 0 by 3 until i greater than 8</text:span></text:p>
          <text:p text:style-name="P25"><text:span text:style-name="T23"><text:s text:c="4"/></text:span><text:span text:style-name="T23">perform with test after varying j from 1 by 1 until j equal 9</text:span></text:p>
          <text:p text:style-name="P25"><text:span text:style-name="T23"><text:s text:c="8"/></text:span><text:span text:style-name="T23">perform varying l from 1 by 1 until l greater than 3</text:span></text:p>
          <text:p text:style-name="P25"><text:span text:style-name="T23"><text:s text:c="12"/></text:span><text:span text:style-name="T23">add i l giving k</text:span></text:p>
          <text:p text:style-name="P25"><text:span text:style-name="T23"><text:s text:c="12"/></text:span><text:span text:style-name="T23">multiply k by j giving kj</text:span></text:p>
          <text:p text:style-name="P25"><text:span text:style-name="T23"><text:s text:c="12"/></text:span><text:span text:style-name="T23">display k "x" j "=" kj x"09" with no advancing</text:span></text:p>
          <text:p text:style-name="P25"><text:span text:style-name="T23"><text:s text:c="8"/></text:span><text:span text:style-name="T23">end-perform</text:span></text:p>
          <text:p text:style-name="P25"><text:span text:style-name="T23"><text:s text:c="8"/></text:span><text:span text:style-name="T23">display x"0a" with no advancing</text:span></text:p>
          <text:p text:style-name="P25"><text:span text:style-name="T23"><text:s text:c="4"/></text:span><text:span text:style-name="T23">end-perform</text:span></text:p>
          <text:p text:style-name="P25"><text:span text:style-name="T23"><text:s text:c="4"/></text:span><text:span text:style-name="T23">display x"00"</text:span></text:p>
          <text:p text:style-name="P25"><text:span text:style-name="T23">end-perform</text:span></text:p>
          <text:p text:style-name="P25"><text:span text:style-name="T23">stop ru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9" draw:layer="layout" svg:width="11.2cm" svg:height="11.4cm" svg:x="13.151cm" svg:y="6.8cm">
          <text:p text:style-name="P27"><text:span text:style-name="T16">% gplc mt9x9.prolog &amp;&amp; ./mt9x9</text:span></text:p>
          <text:p text:style-name="P28"><text:span text:style-name="T24"/></text:p>
          <text:p text:style-name="P28"><text:span text:style-name="T25">:- initialization(main).</text:span></text:p>
          <text:p text:style-name="P28"><text:span text:style-name="T25">item(I,J,K) :-</text:span></text:p>
          <text:p text:style-name="P28"><text:span text:style-name="T25"><text:s text:c="4"/></text:span><text:span text:style-name="T25">K &lt; I+3 -&gt; (</text:span></text:p>
          <text:p text:style-name="P28"><text:span text:style-name="T25"><text:s text:c="8"/></text:span><text:span text:style-name="T25">format('%dx%d=%2d\t',[K,J,K*J]),</text:span></text:p>
          <text:p text:style-name="P28"><text:span text:style-name="T25"><text:s text:c="8"/></text:span><text:span text:style-name="T25">K1 is K+1, item(I,J,K1)</text:span></text:p>
          <text:p text:style-name="P28"><text:span text:style-name="T25"><text:s text:c="4"/></text:span><text:span text:style-name="T25">); format('~n',[]).</text:span></text:p>
          <text:p text:style-name="P28"><text:span text:style-name="T25">line(I,J) :-</text:span></text:p>
          <text:p text:style-name="P28"><text:span text:style-name="T25"><text:s text:c="4"/></text:span><text:span text:style-name="T25">J &lt; 10 -&gt; (</text:span></text:p>
          <text:p text:style-name="P28"><text:span text:style-name="T25"><text:s text:c="8"/></text:span><text:span text:style-name="T25">K is I, item(I,J,K),</text:span></text:p>
          <text:p text:style-name="P28"><text:span text:style-name="T25"><text:s text:c="8"/></text:span><text:span text:style-name="T25">J1 is J+1, line(I,J1)</text:span></text:p>
          <text:p text:style-name="P28"><text:span text:style-name="T25"><text:s text:c="4"/></text:span><text:span text:style-name="T25">); nl.</text:span></text:p>
          <text:p text:style-name="P28"><text:span text:style-name="T25">block(I) :-</text:span></text:p>
          <text:p text:style-name="P28"><text:span text:style-name="T25"><text:s text:c="4"/></text:span><text:span text:style-name="T25">I &lt; 4 -&gt; (</text:span></text:p>
          <text:p text:style-name="P28"><text:span text:style-name="T25"><text:s text:c="8"/></text:span><text:span text:style-name="T25">I1 is I*3-2, line(I1,1),</text:span></text:p>
          <text:p text:style-name="P28"><text:span text:style-name="T25"><text:s text:c="8"/></text:span><text:span text:style-name="T25">I2 is I+1, block(I2)</text:span></text:p>
          <text:p text:style-name="P28"><text:span text:style-name="T25"><text:s text:c="4"/></text:span><text:span text:style-name="T25">); halt.</text:span></text:p>
          <text:p text:style-name="P28"><text:span text:style-name="T25">main :-</text:span></text:p>
          <text:p text:style-name="P28"><text:span text:style-name="T25"><text:s text:c="4"/></text:span><text:span text:style-name="T25">block(1).</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6.6cm" svg:y="4.8cm">
          <draw:text-box>
            <text:p><text:span text:style-name="T19">Prolog</text:span></text:p>
          </draw:text-box>
        </draw:frame>
        <draw:frame draw:style-name="gr7" draw:text-style-name="P20" draw:layer="layout" svg:width="5cm" svg:height="1.759cm" svg:x="4.7cm" svg:y="4.801cm">
          <draw:text-box>
            <text:p><text:span text:style-name="T19">COBOL</text:span></text:p>
          </draw:text-box>
        </draw:frame>
        <presentation:notes draw:style-name="dp2">
          <draw:page-thumbnail draw:style-name="gr4" draw:layer="layout" svg:width="12.696cm" svg:height="9.522cm" svg:x="3.175cm" svg:y="1.904cm" draw:page-number="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19" draw:layer="layout" svg:width="11.2cm" svg:height="11.4cm" svg:x="1.2cm" svg:y="6.8cm">
          <text:p text:style-name="P18"><text:span text:style-name="T16">comment awe mt9x9.alw -o mt9x9 &amp;&amp; ./mt9x9 ;</text:span></text:p>
          <text:p text:style-name="P18"><text:span text:style-name="T26"/></text:p>
          <text:p text:style-name="P18"><text:span text:style-name="T17">begin</text:span></text:p>
          <text:p text:style-name="P18"><text:span text:style-name="T17"><text:s text:c="4"/></text:span><text:span text:style-name="T17">for i := 1 step 3 until 9 do begin</text:span></text:p>
          <text:p text:style-name="P18"><text:span text:style-name="T17"><text:s text:c="8"/></text:span><text:span text:style-name="T17">for j := 1 until 9 do begin</text:span></text:p>
          <text:p text:style-name="P18"><text:span text:style-name="T17"><text:s text:c="12"/></text:span><text:span text:style-name="T17">for k := i, i+1, i+2 do begin</text:span></text:p>
          <text:p text:style-name="P18"><text:span text:style-name="T17"><text:s text:c="16"/></text:span><text:span text:style-name="T17">writeon(i_w := 1, s_w := 0, k, "x", j, "=");</text:span></text:p>
          <text:p text:style-name="P18"><text:span text:style-name="T17"><text:s text:c="16"/></text:span><text:span text:style-name="T17">writeon(i_w := 2, s_w := 2, k*j)</text:span></text:p>
          <text:p text:style-name="P18"><text:span text:style-name="T17"><text:s text:c="12"/></text:span><text:span text:style-name="T17">end k;</text:span></text:p>
          <text:p text:style-name="P18"><text:span text:style-name="T17"><text:s text:c="12"/></text:span><text:span text:style-name="T17">write(code(0))</text:span></text:p>
          <text:p text:style-name="P18"><text:span text:style-name="T17"><text:s text:c="8"/></text:span><text:span text:style-name="T17">end j;</text:span></text:p>
          <text:p text:style-name="P18"><text:span text:style-name="T17"><text:s text:c="8"/></text:span><text:span text:style-name="T17">write()</text:span></text:p>
          <text:p text:style-name="P18"><text:span text:style-name="T17"><text:s text:c="4"/></text:span><text:span text:style-name="T17">end i</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1" draw:layer="layout" svg:width="11.2cm" svg:height="11.4cm" svg:x="13.151cm" svg:y="6.8cm">
          <text:p text:style-name="P30"><text:span text:style-name="T16">% cim mt9x9.sim &amp;&amp; ./mt9x9</text:span></text:p>
          <text:p text:style-name="P30"><text:span text:style-name="T26"/></text:p>
          <text:p text:style-name="P30"><text:span text:style-name="T17">Begin</text:span></text:p>
          <text:p text:style-name="P30"><text:span text:style-name="T17"><text:s text:c="4"/></text:span><text:span text:style-name="T17">Integer i, j, k;</text:span></text:p>
          <text:p text:style-name="P30"><text:span text:style-name="T17"><text:s text:c="4"/></text:span><text:span text:style-name="T17">For i := 1 Step 3 Until 9 Do Begin</text:span></text:p>
          <text:p text:style-name="P30"><text:span text:style-name="T17"><text:s text:c="8"/></text:span><text:span text:style-name="T17">For j := 1 Step 1 Until 9 Do Begin</text:span></text:p>
          <text:p text:style-name="P30"><text:span text:style-name="T17"><text:s text:c="12"/></text:span><text:span text:style-name="T17">For k := i Step 1 Until i+2 Do Begin</text:span></text:p>
          <text:p text:style-name="P30"><text:span text:style-name="T17"><text:s text:c="16"/></text:span><text:span text:style-name="T17">OutInt(k, 0);</text:span></text:p>
          <text:p text:style-name="P30"><text:span text:style-name="T17"><text:s text:c="16"/></text:span><text:span text:style-name="T17">OutText("x");</text:span></text:p>
          <text:p text:style-name="P30"><text:span text:style-name="T17"><text:s text:c="16"/></text:span><text:span text:style-name="T17">OutInt(j, 0);</text:span></text:p>
          <text:p text:style-name="P30"><text:span text:style-name="T17"><text:s text:c="16"/></text:span><text:span text:style-name="T17">OutText("=");</text:span></text:p>
          <text:p text:style-name="P30"><text:span text:style-name="T17"><text:s text:c="16"/></text:span><text:span text:style-name="T17">OutInt(k*j, 2);</text:span></text:p>
          <text:p text:style-name="P30"><text:span text:style-name="T17"><text:s text:c="16"/></text:span><text:span text:style-name="T17">OutText("!9!")</text:span></text:p>
          <text:p text:style-name="P30"><text:span text:style-name="T17"><text:s text:c="12"/></text:span><text:span text:style-name="T17">End;</text:span></text:p>
          <text:p text:style-name="P30"><text:span text:style-name="T17"><text:s text:c="12"/></text:span><text:span text:style-name="T17">OutImage</text:span></text:p>
          <text:p text:style-name="P30"><text:span text:style-name="T17"><text:s text:c="8"/></text:span><text:span text:style-name="T17">End;</text:span></text:p>
          <text:p text:style-name="P30"><text:span text:style-name="T17"><text:s text:c="8"/></text:span><text:span text:style-name="T17">OutImage</text:span></text:p>
          <text:p text:style-name="P30"><text:span text:style-name="T17"><text:s text:c="4"/></text:span><text:span text:style-name="T17">End</text:span></text:p>
          <text:p text:style-name="P30"><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8cm" svg:height="1.759cm" svg:x="16.7cm" svg:y="4.8cm">
          <draw:text-box>
            <text:p><text:span text:style-name="T19">Simula</text:span></text:p>
          </draw:text-box>
        </draw:frame>
        <draw:frame draw:style-name="gr7" draw:text-style-name="P20" draw:layer="layout" svg:width="3.7cm" svg:height="1.759cm" svg:x="5.4cm" svg:y="4.801cm">
          <draw:text-box>
            <text:p><text:span text:style-name="T19">Algol</text:span></text:p>
          </draw:text-box>
        </draw:frame>
        <presentation:notes draw:style-name="dp2">
          <draw:page-thumbnail draw:style-name="gr4" draw:layer="layout" svg:width="12.696cm" svg:height="9.522cm" svg:x="3.175cm" svg:y="1.904cm" draw:page-number="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33" draw:layer="layout" svg:width="11.2cm" svg:height="11.4cm" svg:x="1.2cm" svg:y="6.8cm">
          <text:p text:style-name="P32"><text:span text:style-name="T16">(* obnc mt9x9.obn &amp;&amp; ./mt9x9 *)</text:span></text:p>
          <text:p text:style-name="P32"><text:span text:style-name="T24"/></text:p>
          <text:p text:style-name="P32"><text:span text:style-name="T25">MODULE mt9x9;</text:span></text:p>
          <text:p text:style-name="P32"><text:span text:style-name="T25"><text:s text:c="4"/></text:span><text:span text:style-name="T25">IMPORT Out;</text:span></text:p>
          <text:p text:style-name="P32"><text:span text:style-name="T25"><text:s text:c="4"/></text:span><text:span text:style-name="T25">VAR i, j, k : INTEGER;</text:span></text:p>
          <text:p text:style-name="P32"><text:span text:style-name="T25">BEGIN</text:span></text:p>
          <text:p text:style-name="P32"><text:span text:style-name="T25"><text:s text:c="4"/></text:span><text:span text:style-name="T25">FOR i := 1 TO 9 BY 3 DO</text:span></text:p>
          <text:p text:style-name="P32"><text:span text:style-name="T25"><text:s text:c="8"/></text:span><text:span text:style-name="T25">FOR j := 1 TO 9 DO</text:span></text:p>
          <text:p text:style-name="P32"><text:span text:style-name="T25"><text:s text:c="12"/></text:span><text:span text:style-name="T25">FOR k := i TO i+2 DO</text:span></text:p>
          <text:p text:style-name="P32"><text:span text:style-name="T25"><text:s text:c="15"/></text:span><text:span text:style-name="T25">Out.Int(k,1);</text:span></text:p>
          <text:p text:style-name="P32"><text:span text:style-name="T25"><text:s text:c="15"/></text:span><text:span text:style-name="T25">Out.String("x");</text:span></text:p>
          <text:p text:style-name="P32"><text:span text:style-name="T25"><text:s text:c="15"/></text:span><text:span text:style-name="T25">Out.Int(j,1);</text:span></text:p>
          <text:p text:style-name="P32"><text:span text:style-name="T25"><text:s text:c="15"/></text:span><text:span text:style-name="T25">Out.String("=");</text:span></text:p>
          <text:p text:style-name="P32"><text:span text:style-name="T25"><text:s text:c="15"/></text:span><text:span text:style-name="T25">Out.Int(k*j,2);</text:span></text:p>
          <text:p text:style-name="P32"><text:span text:style-name="T25"><text:s text:c="15"/></text:span><text:span text:style-name="T25">Out.Char(09X)</text:span></text:p>
          <text:p text:style-name="P32"><text:span text:style-name="T25"><text:s text:c="12"/></text:span><text:span text:style-name="T25">END;</text:span></text:p>
          <text:p text:style-name="P32"><text:span text:style-name="T25"><text:s text:c="12"/></text:span><text:span text:style-name="T25">Out.Char(0AX)</text:span></text:p>
          <text:p text:style-name="P32"><text:span text:style-name="T25"><text:s text:c="8"/></text:span><text:span text:style-name="T25">END;</text:span></text:p>
          <text:p text:style-name="P32"><text:span text:style-name="T25"><text:s text:c="8"/></text:span><text:span text:style-name="T25">Out.Ln</text:span></text:p>
          <text:p text:style-name="P32"><text:span text:style-name="T25"><text:s text:c="4"/></text:span><text:span text:style-name="T25">END</text:span></text:p>
          <text:p text:style-name="P32"><text:span text:style-name="T25">END mt9x9.</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9" draw:layer="layout" svg:width="11.2cm" svg:height="11.4cm" svg:x="13.151cm" svg:y="6.8cm">
          <text:p text:style-name="P34"><text:span text:style-name="T16">(* m2c -all mt9x9.mod -o mt9x9 &amp;&amp; ./mt9x9 *)</text:span></text:p>
          <text:p text:style-name="P34"><text:span text:style-name="T24"/></text:p>
          <text:p text:style-name="P34"><text:span text:style-name="T25">MODULE mt9x9;</text:span></text:p>
          <text:p text:style-name="P34"><text:span text:style-name="T25">IMPORT InOut;</text:span></text:p>
          <text:p text:style-name="P34"><text:span text:style-name="T25">VAR</text:span></text:p>
          <text:p text:style-name="P34"><text:span text:style-name="T25"><text:s text:c="2"/></text:span><text:span text:style-name="T25">i, j, k: CARDINAL;</text:span></text:p>
          <text:p text:style-name="P34"><text:span text:style-name="T25">BEGIN</text:span></text:p>
          <text:p text:style-name="P34"><text:span text:style-name="T25"><text:s text:c="4"/></text:span><text:span text:style-name="T25">FOR i:=1 TO 9 BY 3 DO</text:span></text:p>
          <text:p text:style-name="P34"><text:span text:style-name="T25"><text:s text:c="8"/></text:span><text:span text:style-name="T25">FOR j:=1 TO 9 DO</text:span></text:p>
          <text:p text:style-name="P34"><text:span text:style-name="T25"><text:s text:c="12"/></text:span><text:span text:style-name="T25">FOR k:=i TO i+2 DO</text:span></text:p>
          <text:p text:style-name="P34"><text:span text:style-name="T25"><text:s text:c="16"/></text:span><text:span text:style-name="T25">InOut.WriteInt(k, 1);</text:span></text:p>
          <text:p text:style-name="P34"><text:span text:style-name="T25"><text:s text:c="16"/></text:span><text:span text:style-name="T25">InOut.Write('x');</text:span></text:p>
          <text:p text:style-name="P34"><text:span text:style-name="T25"><text:s text:c="16"/></text:span><text:span text:style-name="T25">InOut.WriteInt(j, 1);</text:span></text:p>
          <text:p text:style-name="P34"><text:span text:style-name="T25"><text:s text:c="16"/></text:span><text:span text:style-name="T25">InOut.Write('=');</text:span></text:p>
          <text:p text:style-name="P34"><text:span text:style-name="T25"><text:s text:c="16"/></text:span><text:span text:style-name="T25">InOut.WriteInt(k*j, 2);</text:span></text:p>
          <text:p text:style-name="P34"><text:span text:style-name="T25"><text:s text:c="16"/></text:span><text:span text:style-name="T25">InOut.Write(11C);</text:span></text:p>
          <text:p text:style-name="P34"><text:span text:style-name="T25"><text:s text:c="12"/></text:span><text:span text:style-name="T25">END;</text:span></text:p>
          <text:p text:style-name="P34"><text:span text:style-name="T25"><text:s text:c="12"/></text:span><text:span text:style-name="T25">InOut.Write(12C);</text:span></text:p>
          <text:p text:style-name="P34"><text:span text:style-name="T25"><text:s text:c="8"/></text:span><text:span text:style-name="T25">END;</text:span></text:p>
          <text:p text:style-name="P34"><text:span text:style-name="T25"><text:s text:c="8"/></text:span><text:span text:style-name="T25">InOut.WriteLn;</text:span></text:p>
          <text:p text:style-name="P34"><text:span text:style-name="T25"><text:s text:c="4"/></text:span><text:span text:style-name="T25">END;</text:span></text:p>
          <text:p text:style-name="P34"><text:span text:style-name="T25">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4cm" svg:height="1.759cm" svg:x="15.9cm" svg:y="4.8cm">
          <draw:text-box>
            <text:p><text:span text:style-name="T19">Modula-2</text:span></text:p>
          </draw:text-box>
        </draw:frame>
        <draw:frame draw:style-name="gr7" draw:text-style-name="P20" draw:layer="layout" svg:width="5.1cm" svg:height="1.759cm" svg:x="4.7cm" svg:y="4.801cm">
          <draw:text-box>
            <text:p><text:span text:style-name="T19">Oberon</text:span></text:p>
          </draw:text-box>
        </draw:frame>
        <presentation:notes draw:style-name="dp2">
          <draw:page-thumbnail draw:style-name="gr4" draw:layer="layout" svg:width="12.696cm" svg:height="9.522cm" svg:x="3.175cm" svg:y="1.904cm" draw:page-number="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36" draw:layer="layout" svg:width="11.2cm" svg:height="11.4cm" svg:x="1.2cm" svg:y="6.8cm">
          <text:p text:style-name="P35"><text:span text:style-name="T16">-- gnat make mt9x9.adb &amp;&amp; ./mt9x9</text:span></text:p>
          <text:p text:style-name="P35"><text:span text:style-name="T26"/></text:p>
          <text:p text:style-name="P35"><text:span text:style-name="T17">with Ada.Text_IO; use Ada.Text_IO;</text:span></text:p>
          <text:p text:style-name="P35"><text:span text:style-name="T17">procedure mt9x9 is</text:span></text:p>
          <text:p text:style-name="P35"><text:span text:style-name="T17"><text:s text:c="4"/></text:span><text:span text:style-name="T17">package IO is new Integer_IO (Integer); use IO;</text:span></text:p>
          <text:p text:style-name="P35"><text:span text:style-name="T17"><text:s text:c="4"/></text:span><text:span text:style-name="T17">V : array (1..3) of Integer := (1, 4, 7);</text:span></text:p>
          <text:p text:style-name="P35"><text:span text:style-name="T17">begin</text:span></text:p>
          <text:p text:style-name="P35"><text:span text:style-name="T17"><text:s text:c="4"/></text:span><text:span text:style-name="T17">for i of V loop</text:span></text:p>
          <text:p text:style-name="P35"><text:span text:style-name="T17"><text:s text:c="8"/></text:span><text:span text:style-name="T17">for j in 1..9 loop</text:span></text:p>
          <text:p text:style-name="P35"><text:span text:style-name="T17"><text:s text:c="12"/></text:span><text:span text:style-name="T17">for k in i..i+2 loop</text:span></text:p>
          <text:p text:style-name="P35"><text:span text:style-name="T17"><text:s text:c="16"/></text:span><text:span text:style-name="T17">Put (k, Width =&gt; 1); Put ("x"); Put (j, Width =&gt; 1);</text:span></text:p>
          <text:p text:style-name="P35"><text:span text:style-name="T17"><text:s text:c="16"/></text:span><text:span text:style-name="T17">Put ("="); Put (k*j, Width =&gt; 2); Put (ASCII.HT);</text:span></text:p>
          <text:p text:style-name="P35"><text:span text:style-name="T17"><text:s text:c="12"/></text:span><text:span text:style-name="T17">end loop;</text:span></text:p>
          <text:p text:style-name="P35"><text:span text:style-name="T17"><text:s text:c="12"/></text:span><text:span text:style-name="T17">Put_Line ("");</text:span></text:p>
          <text:p text:style-name="P35"><text:span text:style-name="T17"><text:s text:c="8"/></text:span><text:span text:style-name="T17">end loop;</text:span></text:p>
          <text:p text:style-name="P35"><text:span text:style-name="T17"><text:s text:c="8"/></text:span><text:span text:style-name="T17">New_Line;</text:span></text:p>
          <text:p text:style-name="P35"><text:span text:style-name="T17"><text:s text:c="4"/></text:span><text:span text:style-name="T17">end loop;</text:span></text:p>
          <text:p text:style-name="P35"><text:span text:style-name="T17">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8" draw:layer="layout" svg:width="11.2cm" svg:height="11.4cm" svg:x="13.151cm" svg:y="6.8cm">
          <text:p text:style-name="P37"><text:span text:style-name="T16">{ fpc mt9x9.pas &amp;&amp; ./mt9x9 }</text:span></text:p>
          <text:p text:style-name="P37"><text:span text:style-name="T26"/></text:p>
          <text:p text:style-name="P37"><text:span text:style-name="T17">program mt9x9;</text:span></text:p>
          <text:p text:style-name="P37"><text:span text:style-name="T17">uses SysUtils;</text:span></text:p>
          <text:p text:style-name="P37"><text:span text:style-name="T17">var</text:span></text:p>
          <text:p text:style-name="P37"><text:span text:style-name="T17"><text:s text:c="4"/></text:span><text:span text:style-name="T17">i, j, k : Integer;</text:span></text:p>
          <text:p text:style-name="P37"><text:span text:style-name="T17">begin</text:span></text:p>
          <text:p text:style-name="P37"><text:span text:style-name="T17"><text:s text:c="4"/></text:span><text:span text:style-name="T17">for i in [1, 4, 7] do</text:span></text:p>
          <text:p text:style-name="P37"><text:span text:style-name="T17"><text:s text:c="4"/></text:span><text:span text:style-name="T17">begin</text:span></text:p>
          <text:p text:style-name="P37"><text:span text:style-name="T17"><text:s text:c="8"/></text:span><text:span text:style-name="T17">for j := 1 to 9 do</text:span></text:p>
          <text:p text:style-name="P37"><text:span text:style-name="T17"><text:s text:c="8"/></text:span><text:span text:style-name="T17">begin</text:span></text:p>
          <text:p text:style-name="P37"><text:span text:style-name="T17"><text:s text:c="12"/></text:span><text:span text:style-name="T17">for k := i to i+2 do</text:span></text:p>
          <text:p text:style-name="P37"><text:span text:style-name="T17"><text:s text:c="12"/></text:span><text:span text:style-name="T17">begin</text:span></text:p>
          <text:p text:style-name="P37"><text:span text:style-name="T17"><text:s text:c="16"/></text:span><text:span text:style-name="T17">Write(Format('%dx%d=%2d'#9, [k, j, k*j]));</text:span></text:p>
          <text:p text:style-name="P37"><text:span text:style-name="T17"><text:s text:c="12"/></text:span><text:span text:style-name="T17">end;</text:span></text:p>
          <text:p text:style-name="P37"><text:span text:style-name="T17"><text:s text:c="12"/></text:span><text:span text:style-name="T17">Write(#10);</text:span></text:p>
          <text:p text:style-name="P37"><text:span text:style-name="T17"><text:s text:c="8"/></text:span><text:span text:style-name="T17">end;</text:span></text:p>
          <text:p text:style-name="P37"><text:span text:style-name="T17"><text:s text:c="8"/></text:span><text:span text:style-name="T17">Writeln;</text:span></text:p>
          <text:p text:style-name="P37"><text:span text:style-name="T17"><text:s text:c="4"/></text:span><text:span text:style-name="T17">end;</text:span></text:p>
          <text:p text:style-name="P37"><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8cm" svg:height="1.759cm" svg:x="16.6cm" svg:y="4.8cm">
          <draw:text-box>
            <text:p><text:span text:style-name="T19">Pascal</text:span></text:p>
          </draw:text-box>
        </draw:frame>
        <draw:frame draw:style-name="gr7" draw:text-style-name="P20" draw:layer="layout" svg:width="3cm" svg:height="1.759cm" svg:x="5.5cm" svg:y="4.801cm">
          <draw:text-box>
            <text:p><text:span text:style-name="T19">Ada</text:span></text:p>
          </draw:text-box>
        </draw:frame>
        <presentation:notes draw:style-name="dp2">
          <draw:page-thumbnail draw:style-name="gr4" draw:layer="layout" svg:width="12.696cm" svg:height="9.522cm" svg:x="3.175cm" svg:y="1.904cm" draw:page-number="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40" draw:layer="layout" svg:width="11.2cm" svg:height="11.4cm" svg:x="1.2cm" svg:y="6.8cm">
          <text:p text:style-name="P39"><text:span text:style-name="T20">#!/usr/bin/mumps</text:span></text:p>
          <text:p text:style-name="P39"><text:span text:style-name="T20">; ./mt9x9.mps || mumps mt9x9.mps</text:span></text:p>
          <text:p text:style-name="P39"><text:span text:style-name="T22"/></text:p>
          <text:p text:style-name="P39"><text:span text:style-name="T25">mt9x9</text:span></text:p>
          <text:p text:style-name="P39"><text:span text:style-name="T25"><text:s/></text:span><text:span text:style-name="T25">for i=1:3:9 do</text:span></text:p>
          <text:p text:style-name="P39"><text:span text:style-name="T25"><text:s/></text:span><text:span text:style-name="T25">. for j=1:1:9 do</text:span></text:p>
          <text:p text:style-name="P39"><text:span text:style-name="T25"><text:s/></text:span><text:span text:style-name="T25">.. for k=i,i+1,i+2 do</text:span></text:p>
          <text:p text:style-name="P39"><text:span text:style-name="T25"><text:s/></text:span><text:span text:style-name="T25">... write k,"x",j,"=",$justify(k*j,2),$char(9)</text:span></text:p>
          <text:p text:style-name="P39"><text:span text:style-name="T25"><text:s/></text:span><text:span text:style-name="T25">.. write $char(10)</text:span></text:p>
          <text:p text:style-name="P39"><text:span text:style-name="T25"><text:s/></text:span><text:span text:style-name="T25">. write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gfortran mt9x9.f90 -o mt9x9 &amp;&amp; ./mt9x9</text:span></text:p>
          <text:p text:style-name="P18"><text:span text:style-name="T26"/></text:p>
          <text:p text:style-name="P18"><text:span text:style-name="T17">program mt9x9</text:span></text:p>
          <text:p text:style-name="P18"><text:span text:style-name="T17"><text:s text:c="4"/></text:span><text:span text:style-name="T17">implicit none</text:span></text:p>
          <text:p text:style-name="P18"><text:span text:style-name="T17"><text:s text:c="4"/></text:span><text:span text:style-name="T17">integer :: i, j, k</text:span></text:p>
          <text:p text:style-name="P18"><text:span text:style-name="T17"><text:s text:c="4"/></text:span><text:span text:style-name="T17">character(len=24) :: format</text:span></text:p>
          <text:p text:style-name="P18"><text:span text:style-name="T17"><text:s text:c="4"/></text:span><text:span text:style-name="T17">do i = 1, 9, 3</text:span></text:p>
          <text:p text:style-name="P18"><text:span text:style-name="T17"><text:s text:c="4"/></text:span><text:span text:style-name="T17">format = "(3(i1, a, i1, a, i2, a))"</text:span></text:p>
          <text:p text:style-name="P18"><text:span text:style-name="T17"><text:s text:c="4"/></text:span><text:span text:style-name="T17">write(*,format) ((k, 'x', j, '=', k*j, char(9), k = i, i+2), j = 1, 9)</text:span></text:p>
          <text:p text:style-name="P18"><text:span text:style-name="T17"><text:s text:c="4"/></text:span><text:span text:style-name="T17">write(*,*) </text:span></text:p>
          <text:p text:style-name="P18"><text:span text:style-name="T17"><text:s text:c="4"/></text:span><text:span text:style-name="T17">end do</text:span></text:p>
          <text:p text:style-name="P18"><text:span text:style-name="T17">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4cm" svg:height="1.759cm" svg:x="16.4cm" svg:y="4.8cm">
          <draw:text-box>
            <text:p><text:span text:style-name="T19">Fortran</text:span></text:p>
          </draw:text-box>
        </draw:frame>
        <draw:frame draw:style-name="gr7" draw:text-style-name="P20" draw:layer="layout" svg:width="5.6cm" svg:height="1.759cm" svg:x="4.5cm" svg:y="4.801cm">
          <draw:text-box>
            <text:p><text:span text:style-name="T19">MUMPS</text:span></text:p>
          </draw:text-box>
        </draw:frame>
        <presentation:notes draw:style-name="dp2">
          <draw:page-thumbnail draw:style-name="gr4" draw:layer="layout" svg:width="12.696cm" svg:height="9.522cm" svg:x="3.175cm" svg:y="1.904cm" draw:page-number="1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42" draw:layer="layout" svg:width="11.2cm" svg:height="11.4cm" svg:x="1.2cm" svg:y="6.8cm">
          <text:p text:style-name="P41"><text:span text:style-name="T16">#!/usr/bin/ocaml</text:span></text:p>
          <text:p text:style-name="P41"><text:span text:style-name="T16">(* ./mt9x9.ml || ocaml mt9x9.ml *)</text:span></text:p>
          <text:p text:style-name="P41"><text:span text:style-name="T24"/></text:p>
          <text:p text:style-name="P41"><text:span text:style-name="T25">for i = 1 to 3 do</text:span></text:p>
          <text:p text:style-name="P41"><text:span text:style-name="T25"><text:s text:c="4"/></text:span><text:span text:style-name="T25">for j = 1 to 9 do</text:span></text:p>
          <text:p text:style-name="P41"><text:span text:style-name="T25"><text:s text:c="8"/></text:span><text:span text:style-name="T25">for k = i*3-2 to i*3 do</text:span></text:p>
          <text:p text:style-name="P41"><text:span text:style-name="T27"><text:s text:c="12"/></text:span><text:span text:style-name="T25">Printf.printf "%dx%d=%2d\t" k j (k*j)</text:span></text:p>
          <text:p text:style-name="P41"><text:span text:style-name="T25"><text:s text:c="8"/></text:span><text:span text:style-name="T25">done;</text:span></text:p>
          <text:p text:style-name="P41"><text:span text:style-name="T25"><text:s text:c="8"/></text:span><text:span text:style-name="T25">print_string "\n"</text:span></text:p>
          <text:p text:style-name="P41"><text:span text:style-name="T25"><text:s text:c="4"/></text:span><text:span text:style-name="T25">done;</text:span></text:p>
          <text:p text:style-name="P41"><text:span text:style-name="T25"><text:s text:c="4"/></text:span><text:span text:style-name="T25">print_newline()</text:span></text:p>
          <text:p text:style-name="P41"><text:span text:style-name="T25">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4" draw:layer="layout" svg:width="11.2cm" svg:height="11.4cm" svg:x="13.151cm" svg:y="6.8cm">
          <text:p text:style-name="P21"><text:span text:style-name="T16">(* mlton mt9x9.sml &amp;&amp; ./mt9x9 *)</text:span></text:p>
          <text:p text:style-name="P43"><text:span text:style-name="T26"/></text:p>
          <text:p text:style-name="P43"><text:span text:style-name="T17">val i = ref 1;</text:span></text:p>
          <text:p text:style-name="P43"><text:span text:style-name="T17">val j = ref 1;</text:span></text:p>
          <text:p text:style-name="P43"><text:span text:style-name="T17">val k = ref 1;</text:span></text:p>
          <text:p text:style-name="P43"><text:span text:style-name="T17">while (!i &lt;= 7) do (</text:span></text:p>
          <text:p text:style-name="P43"><text:span text:style-name="T17"><text:s text:c="4"/></text:span><text:span text:style-name="T17">j := 1;</text:span></text:p>
          <text:p text:style-name="P43"><text:span text:style-name="T17"><text:s text:c="4"/></text:span><text:span text:style-name="T17">while (!j &lt;= 9) do (</text:span></text:p>
          <text:p text:style-name="P43"><text:span text:style-name="T17"><text:s text:c="8"/></text:span><text:span text:style-name="T17">k := !i;</text:span></text:p>
          <text:p text:style-name="P43"><text:span text:style-name="T17"><text:s text:c="8"/></text:span><text:span text:style-name="T17">while (!k &lt;= (!i + 2)) do (</text:span></text:p>
          <text:p text:style-name="P43"><text:span text:style-name="T17"><text:s text:c="12"/></text:span><text:span text:style-name="T17">print (Int.toString (!k) ^ "x" ^ Int.toString (!j) ^ "=");</text:span></text:p>
          <text:p text:style-name="P43"><text:span text:style-name="T17"><text:s text:c="12"/></text:span><text:span text:style-name="T17">print (if (!k * !j) &lt; 10 then " " else "");</text:span></text:p>
          <text:p text:style-name="P43"><text:span text:style-name="T17"><text:s text:c="12"/></text:span><text:span text:style-name="T17">print (Int.toString (!k * !j) ^ "\t");</text:span></text:p>
          <text:p text:style-name="P43"><text:span text:style-name="T17"><text:s text:c="12"/></text:span><text:span text:style-name="T17">k := !k + 1</text:span></text:p>
          <text:p text:style-name="P43"><text:span text:style-name="T17"><text:s text:c="8"/></text:span><text:span text:style-name="T17">);</text:span></text:p>
          <text:p text:style-name="P43"><text:span text:style-name="T17"><text:s text:c="8"/></text:span><text:span text:style-name="T17">print "\n";</text:span></text:p>
          <text:p text:style-name="P43"><text:span text:style-name="T17"><text:s text:c="8"/></text:span><text:span text:style-name="T17">j := !j + 1</text:span></text:p>
          <text:p text:style-name="P43"><text:span text:style-name="T17"><text:s text:c="4"/></text:span><text:span text:style-name="T17">);</text:span></text:p>
          <text:p text:style-name="P43"><text:span text:style-name="T17"><text:s text:c="4"/></text:span><text:span text:style-name="T17">print "\n";</text:span></text:p>
          <text:p text:style-name="P43"><text:span text:style-name="T17"><text:s text:c="4"/></text:span><text:span text:style-name="T17">i := !i + 3</text:span></text:p>
          <text:p text:style-name="P43"><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2cm" svg:height="1.759cm" svg:x="17.3cm" svg:y="4.8cm">
          <draw:text-box>
            <text:p><text:span text:style-name="T19">SML</text:span></text:p>
          </draw:text-box>
        </draw:frame>
        <draw:frame draw:style-name="gr7" draw:text-style-name="P20" draw:layer="layout" svg:width="3.9cm" svg:height="1.759cm" svg:x="5cm" svg:y="4.801cm">
          <draw:text-box>
            <text:p><text:span text:style-name="T19">Caml</text:span></text:p>
          </draw:text-box>
        </draw:frame>
        <presentation:notes draw:style-name="dp2">
          <draw:page-thumbnail draw:style-name="gr4" draw:layer="layout" svg:width="12.696cm" svg:height="9.522cm" svg:x="3.175cm" svg:y="1.904cm" draw:page-number="1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logo</text:span></text:p>
          <text:p text:style-name="P18"><text:span text:style-name="T16">; ./mt9x9.logo || logo mt9x9.logo</text:span></text:p>
          <text:p text:style-name="P18"><text:span text:style-name="T26"/></text:p>
          <text:p text:style-name="P18"><text:span text:style-name="T17">for [i 1 9 3] [</text:span></text:p>
          <text:p text:style-name="P18"><text:span text:style-name="T17"><text:s text:c="4"/></text:span><text:span text:style-name="T17">for [j 1 9] [</text:span></text:p>
          <text:p text:style-name="P18"><text:span text:style-name="T17"><text:s text:c="8"/></text:span><text:span text:style-name="T17">for [k :i :i+2] [</text:span></text:p>
          <text:p text:style-name="P18"><text:span text:style-name="T17"><text:s text:c="12"/></text:span><text:span text:style-name="T17">(type :k "x :j "= form :k*:j 2 0 char 9)</text:span></text:p>
          <text:p text:style-name="P18"><text:span text:style-name="T17"><text:s text:c="8"/></text:span><text:span text:style-name="T17">]</text:span></text:p>
          <text:p text:style-name="P18"><text:span text:style-name="T17"><text:s text:c="8"/></text:span><text:span text:style-name="T17">(type char 10)</text:span></text:p>
          <text:p text:style-name="P18"><text:span text:style-name="T17"><text:s text:c="4"/></text:span><text:span text:style-name="T17">]</text:span></text:p>
          <text:p text:style-name="P18"><text:span text:style-name="T17"><text:s text:c="4"/></text:span><text:span text:style-name="T17">(print)</text:span></text:p>
          <text:p text:style-name="P18"><text:span text:style-name="T17">]</text:span></text:p>
          <text:p text:style-name="P18"><text:span text:style-name="T17">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0" draw:layer="layout" svg:width="11.2cm" svg:height="11.4cm" svg:x="13.151cm" svg:y="6.8cm">
          <text:p text:style-name="P39"><text:span text:style-name="T20">#!/usr/bin/rebol -q</text:span></text:p>
          <text:p text:style-name="P39"><text:span text:style-name="T20">; ./mt9x9.r || rebol -q mt9x9.r</text:span></text:p>
          <text:p text:style-name="P39"><text:span text:style-name="T22"/></text:p>
          <text:p text:style-name="P39"><text:span text:style-name="T23">rebol []</text:span></text:p>
          <text:p text:style-name="P39"><text:span text:style-name="T23">foreach i [1 4 7] [</text:span></text:p>
          <text:p text:style-name="P39"><text:span text:style-name="T23"><text:s text:c="4"/></text:span><text:span text:style-name="T23">repeat j 9 [</text:span></text:p>
          <text:p text:style-name="P39"><text:span text:style-name="T23"><text:s text:c="8"/></text:span><text:span text:style-name="T23">for k i (i + 2) 1 [</text:span></text:p>
          <text:p text:style-name="P39"><text:span text:style-name="T23"><text:s text:c="12"/></text:span><text:span text:style-name="T23">prin rejoin [k "x" j "=" either k * j &lt; 10 [" "] [""] k * j tab]</text:span></text:p>
          <text:p text:style-name="P39"><text:span text:style-name="T23"><text:s text:c="8"/></text:span><text:span text:style-name="T23">]</text:span></text:p>
          <text:p text:style-name="P39"><text:span text:style-name="T23"><text:s text:c="8"/></text:span><text:span text:style-name="T23">prin crlf</text:span></text:p>
          <text:p text:style-name="P39"><text:span text:style-name="T23"><text:s text:c="4"/></text:span><text:span text:style-name="T23">]</text:span></text:p>
          <text:p text:style-name="P39"><text:span text:style-name="T23"><text:s text:c="4"/></text:span><text:span text:style-name="T23">print ""</text:span></text:p>
          <text:p text:style-name="P39"><text:span text:style-name="T23">]</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8cm" svg:height="1.759cm" svg:x="16.6cm" svg:y="4.8cm">
          <draw:text-box>
            <text:p><text:span text:style-name="T19">REBOL</text:span></text:p>
          </draw:text-box>
        </draw:frame>
        <draw:frame draw:style-name="gr7" draw:text-style-name="P20" draw:layer="layout" svg:width="3.7cm" svg:height="1.759cm" svg:x="5.4cm" svg:y="4.801cm">
          <draw:text-box>
            <text:p><text:span text:style-name="T19">Logo</text:span></text:p>
          </draw:text-box>
        </draw:frame>
        <presentation:notes draw:style-name="dp2">
          <draw:page-thumbnail draw:style-name="gr4" draw:layer="layout" svg:width="12.696cm" svg:height="9.522cm" svg:x="3.175cm" svg:y="1.904cm" draw:page-number="1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dao</text:span></text:p>
          <text:p text:style-name="P18"><text:span text:style-name="T16"># ./mt9x9.dao || dao mt9x9.dao</text:span></text:p>
          <text:p text:style-name="P18"><text:span text:style-name="T26"/></text:p>
          <text:p text:style-name="P18"><text:span text:style-name="T17">for(var i = 1:3:10) {</text:span></text:p>
          <text:p text:style-name="P18"><text:span text:style-name="T17"><text:s text:c="4"/></text:span><text:span text:style-name="T17">for(var j = 1:10) {</text:span></text:p>
          <text:p text:style-name="P18"><text:span text:style-name="T17"><text:s text:c="8"/></text:span><text:span text:style-name="T17">for(var k in {i, i+1, i+2})</text:span></text:p>
          <text:p text:style-name="P18"><text:span text:style-name="T17"><text:s text:c="12"/></text:span><text:span text:style-name="T17">io.writef("%dx%d=%2d\t", k, j, k*j)</text:span></text:p>
          <text:p text:style-name="P18"><text:span text:style-name="T17"><text:s text:c="8"/></text:span><text:span text:style-name="T17">io.write("\n")</text:span></text:p>
          <text:p text:style-name="P18"><text:span text:style-name="T17"><text:s text:c="4"/></text:span><text:span text:style-name="T17">}</text:span></text:p>
          <text:p text:style-name="P18"><text:span text:style-name="T17"><text:s text:c="4"/></text:span><text:span text:style-name="T17">io.writeln()</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boron</text:span></text:p>
          <text:p text:style-name="P18"><text:span text:style-name="T16">; ./mt9x9.b || boron mt9x9.b</text:span></text:p>
          <text:p text:style-name="P18"><text:span text:style-name="T26"/></text:p>
          <text:p text:style-name="P18"><text:span text:style-name="T17">foreach i [1 4 7] [</text:span></text:p>
          <text:p text:style-name="P18"><text:span text:style-name="T17"><text:s text:c="4"/></text:span><text:span text:style-name="T17">foreach j [1 2 3 4 5 6 7 8 9] [</text:span></text:p>
          <text:p text:style-name="P18"><text:span text:style-name="T17"><text:s text:c="8"/></text:span><text:span text:style-name="T17">foreach K [0 1 2] [</text:span></text:p>
          <text:p text:style-name="P18"><text:span text:style-name="T17"><text:s text:c="12"/></text:span><text:span text:style-name="T17">k: add i K</text:span></text:p>
          <text:p text:style-name="P18"><text:span text:style-name="T17"><text:s text:c="12"/></text:span><text:span text:style-name="T17">prin rejoin [k 'x' j '=' format [-2] mul k j '^-']</text:span></text:p>
          <text:p text:style-name="P18"><text:span text:style-name="T17"><text:s text:c="8"/></text:span><text:span text:style-name="T17">]</text:span></text:p>
          <text:p text:style-name="P18"><text:span text:style-name="T17"><text:s text:c="8"/></text:span><text:span text:style-name="T17">prin '^/'</text:span></text:p>
          <text:p text:style-name="P18"><text:span text:style-name="T17"><text:s text:c="4"/></text:span><text:span text:style-name="T17">]</text:span></text:p>
          <text:p text:style-name="P18"><text:span text:style-name="T17"><text:s text:c="4"/></text:span><text:span text:style-name="T17">print ""</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7cm" svg:height="1.759cm" svg:x="16.6cm" svg:y="4.8cm">
          <draw:text-box>
            <text:p><text:span text:style-name="T19">Boron</text:span></text:p>
          </draw:text-box>
        </draw:frame>
        <draw:frame draw:style-name="gr7" draw:text-style-name="P20" draw:layer="layout" svg:width="3.8cm" svg:height="1.759cm" svg:x="5.2cm" svg:y="4.801cm">
          <draw:text-box>
            <text:p><text:span text:style-name="T19">Dao</text:span></text:p>
          </draw:text-box>
        </draw:frame>
        <presentation:notes draw:style-name="dp2">
          <draw:page-thumbnail draw:style-name="gr4" draw:layer="layout" svg:width="12.696cm" svg:height="9.522cm" svg:x="3.175cm" svg:y="1.904cm" draw:page-number="1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gcc mt9x9.c -o mt9x9 &amp;&amp; ./mt9x9</text:span></text:p>
          <text:p text:style-name="P18"><text:span text:style-name="T26"/></text:p>
          <text:p text:style-name="P18"><text:span text:style-name="T17">#include &lt;stdio.h&gt;</text:span></text:p>
          <text:p text:style-name="P18"><text:span text:style-name="T17">int main(int argc, char *argv[]) {</text:span></text:p>
          <text:p text:style-name="P18"><text:span text:style-name="T17"><text:s text:c="4"/></text:span><text:span text:style-name="T17">int i, j, k;</text:span></text:p>
          <text:p text:style-name="P18"><text:span text:style-name="T17"><text:s text:c="4"/></text:span><text:span text:style-name="T17">for(i = 1; i &lt;= 9; i += 3) {</text:span></text:p>
          <text:p text:style-name="P18"><text:span text:style-name="T17"><text:s text:c="8"/></text:span><text:span text:style-name="T17">for(j = 1; j &lt;= 9; j++) {</text:span></text:p>
          <text:p text:style-name="P18"><text:span text:style-name="T17"><text:s text:c="12"/></text:span><text:span text:style-name="T17">for(k = i; k &lt;= i+2; k++)</text:span></text:p>
          <text:p text:style-name="P18"><text:span text:style-name="T17"><text:s text:c="16"/></text:span><text:span text:style-name="T17">printf("%dx%d=%2d\t", k, j, k*j);</text:span></text:p>
          <text:p text:style-name="P18"><text:span text:style-name="T17"><text:s text:c="12"/></text:span><text:span text:style-name="T17">putchar(10);</text:span></text:p>
          <text:p text:style-name="P18"><text:span text:style-name="T17"><text:s text:c="8"/></text:span><text:span text:style-name="T17">}</text:span></text:p>
          <text:p text:style-name="P18"><text:span text:style-name="T17"><text:s text:c="8"/></text:span><text:span text:style-name="T17">printf("\n");</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g++ mt9x9.cpp -o mt9x9 &amp;&amp; ./mt9x9</text:span></text:p>
          <text:p text:style-name="P18"><text:span text:style-name="T26"/></text:p>
          <text:p text:style-name="P18"><text:span text:style-name="T17">#include &lt;iostream&gt;</text:span></text:p>
          <text:p text:style-name="P18"><text:span text:style-name="T17">using namespace std;</text:span></text:p>
          <text:p text:style-name="P18"><text:span text:style-name="T17">int main() {</text:span></text:p>
          <text:p text:style-name="P18"><text:span text:style-name="T17"><text:s text:c="4"/></text:span><text:span text:style-name="T17">int i, j, k;</text:span></text:p>
          <text:p text:style-name="P18"><text:span text:style-name="T17"><text:s text:c="4"/></text:span><text:span text:style-name="T17">for(i = 1; i &lt;= 9; i += 3) {</text:span></text:p>
          <text:p text:style-name="P18"><text:span text:style-name="T17"><text:s text:c="8"/></text:span><text:span text:style-name="T17">for(j = 1; j &lt;= 9; j++) {</text:span></text:p>
          <text:p text:style-name="P18"><text:span text:style-name="T17"><text:s text:c="12"/></text:span><text:span text:style-name="T17">for(k = i; k &lt;= i+2; k++)</text:span></text:p>
          <text:p text:style-name="P18"><text:span text:style-name="T17"><text:s text:c="16"/></text:span><text:span text:style-name="T17">printf("%dx%d=%2d\t", k, j, k*j);</text:span></text:p>
          <text:p text:style-name="P18"><text:span text:style-name="T17"><text:s text:c="12"/></text:span><text:span text:style-name="T17">printf("\n");</text:span></text:p>
          <text:p text:style-name="P18"><text:span text:style-name="T17"><text:s text:c="8"/></text:span><text:span text:style-name="T17">}</text:span></text:p>
          <text:p text:style-name="P18"><text:span text:style-name="T17"><text:s text:c="8"/></text:span><text:span text:style-name="T17">cout &lt;&lt; endl;</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7cm" svg:y="4.8cm">
          <draw:text-box>
            <text:p><text:span text:style-name="T19">C++</text:span></text:p>
          </draw:text-box>
        </draw:frame>
        <draw:frame draw:style-name="gr7" draw:text-style-name="P20" draw:layer="layout" svg:width="4.6cm" svg:height="1.759cm" svg:x="6.2cm" svg:y="4.801cm">
          <draw:text-box>
            <text:p><text:span text:style-name="T19">C</text:span></text:p>
          </draw:text-box>
        </draw:frame>
        <presentation:notes draw:style-name="dp2">
          <draw:page-thumbnail draw:style-name="gr4" draw:layer="layout" svg:width="12.696cm" svg:height="9.522cm" svg:x="3.175cm" svg:y="1.904cm" draw:page-number="1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 mcs mt9x9.cs &amp;&amp; mono mt9x9.exe</text:span></text:p>
          <text:p text:style-name="P21"><text:span text:style-name="T16"/></text:p>
          <text:p text:style-name="P21"><text:span text:style-name="T17">using System;</text:span></text:p>
          <text:p text:style-name="P21"><text:span text:style-name="T17">class Program {</text:span></text:p>
          <text:p text:style-name="P21"><text:span text:style-name="T17"><text:s text:c="4"/></text:span><text:span text:style-name="T17">static void Main(string[] args) {</text:span></text:p>
          <text:p text:style-name="P21"><text:span text:style-name="T17"><text:s text:c="8"/></text:span><text:span text:style-name="T17">int i, j, k;</text:span></text:p>
          <text:p text:style-name="P21"><text:span text:style-name="T17"><text:s text:c="8"/></text:span><text:span text:style-name="T17">for (i = 1; i &lt;= 9; i += 3) {</text:span></text:p>
          <text:p text:style-name="P21"><text:span text:style-name="T17"><text:s text:c="12"/></text:span><text:span text:style-name="T17">for (j = 1; j &lt;= 9; j++) {</text:span></text:p>
          <text:p text:style-name="P21"><text:span text:style-name="T17"><text:s text:c="16"/></text:span><text:span text:style-name="T17">for (k = i; k &lt;= i+2; k++)</text:span></text:p>
          <text:p text:style-name="P21"><text:span text:style-name="T17"><text:s text:c="20"/></text:span><text:span text:style-name="T17">Console.Write("{0}x{1}={2}\t",</text:span></text:p>
          <text:p text:style-name="P21"><text:span text:style-name="T17"><text:s text:c="24"/></text:span><text:span text:style-name="T17">k, j, (k*j).ToString().PadLeft(2));</text:span></text:p>
          <text:p text:style-name="P21"><text:span text:style-name="T17"><text:s text:c="16"/></text:span><text:span text:style-name="T17">Console.Write("\n");</text:span></text:p>
          <text:p text:style-name="P21"><text:span text:style-name="T17"><text:s text:c="12"/></text:span><text:span text:style-name="T17">}</text:span></text:p>
          <text:p text:style-name="P21"><text:span text:style-name="T17"><text:s text:c="12"/></text:span><text:span text:style-name="T17">Console.WriteLine();</text:span></text:p>
          <text:p text:style-name="P21"><text:span text:style-name="T17"><text:s text:c="8"/></text:span><text:span text:style-name="T17">}</text:span></text:p>
          <text:p text:style-name="P21"><text:span text:style-name="T17"><text:s text:c="4"/></text:span><text:span text:style-name="T17">}</text:span></text:p>
          <text:p text:style-name="P21"><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ldc2 mt9x9.d &amp;&amp; ./mt9x9 || ldc2 -run mt9x9.d</text:span></text:p>
          <text:p text:style-name="P18"><text:span text:style-name="T26"/></text:p>
          <text:p text:style-name="P18"><text:span text:style-name="T17">import std.stdio;</text:span></text:p>
          <text:p text:style-name="P18"><text:span text:style-name="T17">void main() {</text:span></text:p>
          <text:p text:style-name="P18"><text:span text:style-name="T17"><text:s text:c="4"/></text:span><text:span text:style-name="T17">int i, j, k;</text:span></text:p>
          <text:p text:style-name="P18"><text:span text:style-name="T17"><text:s text:c="4"/></text:span><text:span text:style-name="T17">for(i = 1; i &lt;= 9; i += 3) {</text:span></text:p>
          <text:p text:style-name="P18"><text:span text:style-name="T17"><text:s text:c="8"/></text:span><text:span text:style-name="T17">for(j = 1; j &lt;= 9; j++) {</text:span></text:p>
          <text:p text:style-name="P18"><text:span text:style-name="T17"><text:s text:c="12"/></text:span><text:span text:style-name="T17">for(k = i; k &lt;= i+2; k++)</text:span></text:p>
          <text:p text:style-name="P18"><text:span text:style-name="T17"><text:s text:c="16"/></text:span><text:span text:style-name="T17">writef("%dx%d=%2d\t", k, j, k*j);</text:span></text:p>
          <text:p text:style-name="P18"><text:span text:style-name="T17"><text:s text:c="12"/></text:span><text:span text:style-name="T17">write(char(10));</text:span></text:p>
          <text:p text:style-name="P18"><text:span text:style-name="T17"><text:s text:c="8"/></text:span><text:span text:style-name="T17">}</text:span></text:p>
          <text:p text:style-name="P18"><text:span text:style-name="T17"><text:s text:c="8"/></text:span><text:span text:style-name="T17">writeln();</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cm" svg:height="1.759cm" svg:x="18.3cm" svg:y="4.8cm">
          <draw:text-box>
            <text:p><text:span text:style-name="T19">D</text:span></text:p>
          </draw:text-box>
        </draw:frame>
        <draw:frame draw:style-name="gr7" draw:text-style-name="P20" draw:layer="layout" svg:width="2.2cm" svg:height="1.759cm" svg:x="5.9cm" svg:y="4.801cm">
          <draw:text-box>
            <text:p><text:span text:style-name="T19">C#</text:span></text:p>
          </draw:text-box>
        </draw:frame>
        <presentation:notes draw:style-name="dp2">
          <draw:page-thumbnail draw:style-name="gr4" draw:layer="layout" svg:width="12.696cm" svg:height="9.522cm" svg:x="3.175cm" svg:y="1.904cm" draw:page-number="1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crystal</text:span></text:p>
          <text:p text:style-name="P18"><text:span text:style-name="T16"># crystal build mt9x9.cr &amp;&amp; ./mt9x9 || ./mt9x9.cr</text:span></text:p>
          <text:p text:style-name="P18"><text:span text:style-name="T16"># || crystal mt9x9.cr</text:span></text:p>
          <text:p text:style-name="P18"><text:span text:style-name="T26"/></text:p>
          <text:p text:style-name="P18"><text:span text:style-name="T17">1.step(to: 9, by: 3) do |i|</text:span></text:p>
          <text:p text:style-name="P18"><text:span text:style-name="T17"><text:s text:c="4"/></text:span><text:span text:style-name="T17">1.upto(9) do |j|</text:span></text:p>
          <text:p text:style-name="P18"><text:span text:style-name="T17"><text:s text:c="8"/></text:span><text:span text:style-name="T17">[i, i+1, i+2].each do |k|</text:span></text:p>
          <text:p text:style-name="P18"><text:span text:style-name="T17"><text:s text:c="12"/></text:span><text:span text:style-name="T17">print "#{k}x#{j}=#{k*j&lt;10 ? " " : ""}#{k*j}\t"</text:span></text:p>
          <text:p text:style-name="P18"><text:span text:style-name="T17"><text:s text:c="8"/></text:span><text:span text:style-name="T17">end</text:span></text:p>
          <text:p text:style-name="P18"><text:span text:style-name="T17"><text:s text:c="8"/></text:span><text:span text:style-name="T17">puts</text:span></text:p>
          <text:p text:style-name="P18"><text:span text:style-name="T17"><text:s text:c="4"/></text:span><text:span text:style-name="T17">end</text:span></text:p>
          <text:p text:style-name="P18"><text:span text:style-name="T17"><text:s text:c="4"/></text:span><text:span text:style-name="T17">puts</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gjs</text:span></text:p>
          <text:p text:style-name="P18"><text:span text:style-name="T16">// ./mt9x9.js || gjs mt9x9.js</text:span></text:p>
          <text:p text:style-name="P18"><text:span text:style-name="T26"/></text:p>
          <text:p text:style-name="P18"><text:span text:style-name="T17">for(var i = 1; i &lt;= 9; i += 3) {</text:span></text:p>
          <text:p text:style-name="P18"><text:span text:style-name="T17"><text:s text:c="4"/></text:span><text:span text:style-name="T17">for(var j = 1; j &lt;= 9; j++)</text:span></text:p>
          <text:p text:style-name="P18"><text:span text:style-name="T17"><text:s text:c="8"/></text:span><text:span text:style-name="T17">print(</text:span></text:p>
          <text:p text:style-name="P18"><text:span text:style-name="T17"><text:s text:c="12"/></text:span><text:span text:style-name="T17">[i, i+1, i+2].map(</text:span></text:p>
          <text:p text:style-name="P18"><text:span text:style-name="T17"><text:s text:c="16"/></text:span><text:span text:style-name="T17">k =&gt; k+'x'+j+'='+(' '+k*j).slice(-2)</text:span></text:p>
          <text:p text:style-name="P18"><text:span text:style-name="T17"><text:s text:c="12"/></text:span><text:span text:style-name="T17">).join('\t')</text:span></text:p>
          <text:p text:style-name="P18"><text:span text:style-name="T17"><text:s text:c="8"/></text:span><text:span text:style-name="T17">)</text:span></text:p>
          <text:p text:style-name="P18"><text:span text:style-name="T17"><text:s text:c="4"/></text:span><text:span text:style-name="T17">print()</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8cm" svg:height="1.759cm" svg:x="15.6cm" svg:y="4.8cm">
          <draw:text-box>
            <text:p><text:span text:style-name="T19">JavaScript</text:span></text:p>
          </draw:text-box>
        </draw:frame>
        <draw:frame draw:style-name="gr7" draw:text-style-name="P20" draw:layer="layout" svg:width="5cm" svg:height="1.759cm" svg:x="4.8cm" svg:y="4.801cm">
          <draw:text-box>
            <text:p><text:span text:style-name="T19">Crystal</text:span></text:p>
          </draw:text-box>
        </draw:frame>
        <presentation:notes draw:style-name="dp2">
          <draw:page-thumbnail draw:style-name="gr4" draw:layer="layout" svg:width="12.696cm" svg:height="9.522cm" svg:x="3.175cm" svg:y="1.904cm" draw:page-number="1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javac mt9x9.java &amp;&amp; java mt9x9</text:span></text:p>
          <text:p text:style-name="P18"><text:span text:style-name="T26"/></text:p>
          <text:p text:style-name="P18"><text:span text:style-name="T17">public class mt9x9 {</text:span></text:p>
          <text:p text:style-name="P18"><text:span text:style-name="T17"><text:s text:c="4"/></text:span><text:span text:style-name="T17">public static void main(String args[]) {</text:span></text:p>
          <text:p text:style-name="P18"><text:span text:style-name="T17"><text:s text:c="8"/></text:span><text:span text:style-name="T17">int i, j, k; </text:span></text:p>
          <text:p text:style-name="P18"><text:span text:style-name="T17"><text:s text:c="8"/></text:span><text:span text:style-name="T17">for(i = 1; i &lt;= 9; i += 3) {</text:span></text:p>
          <text:p text:style-name="P18"><text:span text:style-name="T17"><text:s text:c="12"/></text:span><text:span text:style-name="T17">for(j = 1; j &lt;= 9; j++) {</text:span></text:p>
          <text:p text:style-name="P18"><text:span text:style-name="T17"><text:s text:c="16"/></text:span><text:span text:style-name="T17">for(k = i; k &lt;= i+2; k++)</text:span></text:p>
          <text:p text:style-name="P18"><text:span text:style-name="T17"><text:s text:c="20"/></text:span><text:span text:style-name="T17">System.out.printf("%dx%d=%2d\t", k, j, k*j);</text:span></text:p>
          <text:p text:style-name="P18"><text:span text:style-name="T17"><text:s text:c="16"/></text:span><text:span text:style-name="T17">System.out.printf("\n");</text:span></text:p>
          <text:p text:style-name="P18"><text:span text:style-name="T17"><text:s text:c="12"/></text:span><text:span text:style-name="T17">}</text:span></text:p>
          <text:p text:style-name="P18"><text:span text:style-name="T17"><text:s text:c="12"/></text:span><text:span text:style-name="T17">System.out.println();</text:span></text:p>
          <text:p text:style-name="P18"><text:span text:style-name="T17"><text:s text:c="8"/></text:span><text:span text:style-name="T17">}</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1cm" svg:y="6.8cm">
          <text:p text:style-name="P21"><text:span text:style-name="T16">#!/usr/bin/fan</text:span></text:p>
          <text:p text:style-name="P21"><text:span text:style-name="T16">// ./mt9x9.fan || fan mt9x9.fan</text:span></text:p>
          <text:p text:style-name="P21"><text:span text:style-name="T26"/></text:p>
          <text:p text:style-name="P21"><text:span text:style-name="T17">class mt9x9 {</text:span></text:p>
          <text:p text:style-name="P21"><text:span text:style-name="T17"><text:s text:c="4"/></text:span><text:span text:style-name="T17">static Void main() {</text:span></text:p>
          <text:p text:style-name="P21"><text:span text:style-name="T17"><text:s text:c="8"/></text:span><text:span text:style-name="T17">for(i := 1; i &lt; 9; i += 3) {</text:span></text:p>
          <text:p text:style-name="P21"><text:span text:style-name="T17"><text:s text:c="12"/></text:span><text:span text:style-name="T17">for(j := 1; j &lt;= 9; j++) {</text:span></text:p>
          <text:p text:style-name="P21"><text:span text:style-name="T17"><text:s text:c="16"/></text:span><text:span text:style-name="T17">[i, i+1, i+2].each |Int k| {</text:span></text:p>
          <text:p text:style-name="P21"><text:span text:style-name="T17"><text:s text:c="20"/></text:span><text:span text:style-name="T17">Env.cur.out.print(k.toStr+"x"+j.toStr+"="+</text:span></text:p>
          <text:p text:style-name="P21"><text:span text:style-name="T17"><text:s text:c="24"/></text:span><text:span text:style-name="T17">(k*j).toStr.padl(2,' ')+"\t")</text:span></text:p>
          <text:p text:style-name="P21"><text:span text:style-name="T17"><text:s text:c="16"/></text:span><text:span text:style-name="T17">}</text:span></text:p>
          <text:p text:style-name="P21"><text:span text:style-name="T17"><text:s text:c="16"/></text:span><text:span text:style-name="T17">Env.cur.out.printLine()</text:span></text:p>
          <text:p text:style-name="P21"><text:span text:style-name="T17"><text:s text:c="12"/></text:span><text:span text:style-name="T17">}</text:span></text:p>
          <text:p text:style-name="P21"><text:span text:style-name="T17"><text:s text:c="12"/></text:span><text:span text:style-name="T17">echo()</text:span></text:p>
          <text:p text:style-name="P21"><text:span text:style-name="T17"><text:s text:c="8"/></text:span><text:span text:style-name="T17">}</text:span></text:p>
          <text:p text:style-name="P21"><text:span text:style-name="T17"><text:s text:c="4"/></text:span><text:span text:style-name="T17">}</text:span></text:p>
          <text:p text:style-name="P21"><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4cm" svg:height="1.759cm" svg:x="16.4cm" svg:y="4.8cm">
          <draw:text-box>
            <text:p><text:span text:style-name="T19">Fantom</text:span></text:p>
          </draw:text-box>
        </draw:frame>
        <draw:frame draw:style-name="gr8" draw:text-style-name="P20" draw:layer="layout" svg:width="4.6cm" svg:height="3.267cm" svg:x="5.6cm" svg:y="4.801cm">
          <draw:text-box>
            <text:p><text:span text:style-name="T19">Java</text:span></text:p>
          </draw:text-box>
        </draw:frame>
        <presentation:notes draw:style-name="dp2">
          <draw:page-thumbnail draw:style-name="gr4" draw:layer="layout" svg:width="12.696cm" svg:height="9.522cm" svg:x="3.175cm" svg:y="1.904cm" draw:page-number="1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scalac mt9x9.scala &amp;&amp; scala mt9x9</text:span></text:p>
          <text:p text:style-name="P18"><text:span text:style-name="T26"/></text:p>
          <text:p text:style-name="P18"><text:span text:style-name="T17">object mt9x9 {</text:span></text:p>
          <text:p text:style-name="P18"><text:span text:style-name="T17"><text:s text:c="4"/></text:span><text:span text:style-name="T17">def main(args: Array[String]) = {</text:span></text:p>
          <text:p text:style-name="P18"><text:span text:style-name="T17"><text:s text:c="8"/></text:span><text:span text:style-name="T17">for (i &lt;- 1 to 9 by 3) {</text:span></text:p>
          <text:p text:style-name="P18"><text:span text:style-name="T17"><text:s text:c="12"/></text:span><text:span text:style-name="T17">for (j &lt;- 1 to 9) {</text:span></text:p>
          <text:p text:style-name="P18"><text:span text:style-name="T17"><text:s text:c="16"/></text:span><text:span text:style-name="T17">List(i, i+1, i+2).foreach {</text:span></text:p>
          <text:p text:style-name="P18"><text:span text:style-name="T17"><text:s text:c="20"/></text:span><text:span text:style-name="T17">k =&gt; print(k+"x"+j+"="+f"${k*j}%2d"+"\t")</text:span></text:p>
          <text:p text:style-name="P18"><text:span text:style-name="T17"><text:s text:c="16"/></text:span><text:span text:style-name="T17">}</text:span></text:p>
          <text:p text:style-name="P18"><text:span text:style-name="T17"><text:s text:c="16"/></text:span><text:span text:style-name="T17">println()</text:span></text:p>
          <text:p text:style-name="P18"><text:span text:style-name="T17"><text:s text:c="12"/></text:span><text:span text:style-name="T17">}</text:span></text:p>
          <text:p text:style-name="P18"><text:span text:style-name="T17"><text:s text:c="12"/></text:span><text:span text:style-name="T17">println()</text:span></text:p>
          <text:p text:style-name="P18"><text:span text:style-name="T17"><text:s text:c="8"/></text:span><text:span text:style-name="T17">}</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1cm" svg:y="6.8cm">
          <text:p text:style-name="P21"><text:span text:style-name="T16">% ozc -c mt9x9.oz &amp;&amp; ozengine mt9x9.ozf</text:span></text:p>
          <text:p text:style-name="P21"><text:span text:style-name="T26"/></text:p>
          <text:p text:style-name="P21"><text:span text:style-name="T17">functor</text:span></text:p>
          <text:p text:style-name="P21"><text:span text:style-name="T17">import</text:span></text:p>
          <text:p text:style-name="P21"><text:span text:style-name="T17"><text:s text:c="4"/></text:span><text:span text:style-name="T17">System</text:span></text:p>
          <text:p text:style-name="P21"><text:span text:style-name="T17">define</text:span></text:p>
          <text:p text:style-name="P21"><text:span text:style-name="T17"><text:s text:c="4"/></text:span><text:span text:style-name="T17">for I in 1..9;3 do</text:span></text:p>
          <text:p text:style-name="P21"><text:span text:style-name="T17"><text:s text:c="8"/></text:span><text:span text:style-name="T17">for J in 1..9 do</text:span></text:p>
          <text:p text:style-name="P21"><text:span text:style-name="T17"><text:s text:c="12"/></text:span><text:span text:style-name="T17">for K in [I I+1 I+2] do</text:span></text:p>
          <text:p text:style-name="P21"><text:span text:style-name="T17"><text:s text:c="16"/></text:span><text:span text:style-name="T17">{System.printInfo K#"x"#J#"="}</text:span></text:p>
          <text:p text:style-name="P21"><text:span text:style-name="T17"><text:s text:c="16"/></text:span><text:span text:style-name="T17">if K*J &lt; 10 then {System.printInfo " "} end</text:span></text:p>
          <text:p text:style-name="P21"><text:span text:style-name="T17"><text:s text:c="16"/></text:span><text:span text:style-name="T17">{System.printInfo K*J#"\t"}</text:span></text:p>
          <text:p text:style-name="P21"><text:span text:style-name="T17"><text:s text:c="12"/></text:span><text:span text:style-name="T17">end</text:span></text:p>
          <text:p text:style-name="P21"><text:span text:style-name="T17"><text:s text:c="12"/></text:span><text:span text:style-name="T17">{System.printInfo "\n"}</text:span></text:p>
          <text:p text:style-name="P21"><text:span text:style-name="T17"><text:s text:c="8"/></text:span><text:span text:style-name="T17">end</text:span></text:p>
          <text:p text:style-name="P21"><text:span text:style-name="T17"><text:s text:c="8"/></text:span><text:span text:style-name="T17">{System.showInfo ""}</text:span></text:p>
          <text:p text:style-name="P21"><text:span text:style-name="T17"><text:s text:c="4"/></text:span><text:span text:style-name="T17">end</text:span></text:p>
          <text:p text:style-name="P21"><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3cm" svg:height="1.759cm" svg:x="17.6cm" svg:y="4.8cm">
          <draw:text-box>
            <text:p><text:span text:style-name="T19">Oz</text:span></text:p>
          </draw:text-box>
        </draw:frame>
        <draw:frame draw:style-name="gr7" draw:text-style-name="P20" draw:layer="layout" svg:width="3.8cm" svg:height="1.759cm" svg:x="5.1cm" svg:y="4.801cm">
          <draw:text-box>
            <text:p><text:span text:style-name="T19">Scala</text:span></text:p>
          </draw:text-box>
        </draw:frame>
        <presentation:notes draw:style-name="dp2">
          <draw:page-thumbnail draw:style-name="gr4" draw:layer="layout" svg:width="12.696cm" svg:height="9.522cm" svg:x="3.175cm" svg:y="1.904cm" draw:page-number="1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groovy</text:span></text:p>
          <text:p text:style-name="P18"><text:span text:style-name="T16">// ./mt9x9.groovy || groovy mt9x9.groovy</text:span></text:p>
          <text:p text:style-name="P18"><text:span text:style-name="T26"/></text:p>
          <text:p text:style-name="P18"><text:span text:style-name="T17">for(i in (1..9).step(3)) {</text:span></text:p>
          <text:p text:style-name="P18"><text:span text:style-name="T17"><text:s text:c="4"/></text:span><text:span text:style-name="T17">for(j in 1..9) {</text:span></text:p>
          <text:p text:style-name="P18"><text:span text:style-name="T17"><text:s text:c="8"/></text:span><text:span text:style-name="T17">for(k in [i, i+1, i+2]) {</text:span></text:p>
          <text:p text:style-name="P18"><text:span text:style-name="T17"><text:s text:c="12"/></text:span><text:span text:style-name="T17">printf("%dx%d=%2d\t", k, j, k*j)</text:span></text:p>
          <text:p text:style-name="P18"><text:span text:style-name="T17"><text:s text:c="8"/></text:span><text:span text:style-name="T17">}</text:span></text:p>
          <text:p text:style-name="P18"><text:span text:style-name="T17"><text:s text:c="8"/></text:span><text:span text:style-name="T17">println()</text:span></text:p>
          <text:p text:style-name="P18"><text:span text:style-name="T17"><text:s text:c="4"/></text:span><text:span text:style-name="T17">}</text:span></text:p>
          <text:p text:style-name="P18"><text:span text:style-name="T17"><text:s text:c="4"/></text:span><text:span text:style-name="T17">println ""</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4" draw:layer="layout" svg:width="11.2cm" svg:height="11.4cm" svg:x="13.151cm" svg:y="6.8cm">
          <text:p text:style-name="P23"><text:span text:style-name="T20">// ceylon compile --src . mt9x9.ceylon &amp;&amp; ceylon run default</text:span></text:p>
          <text:p text:style-name="P23"><text:span text:style-name="T20"/></text:p>
          <text:p text:style-name="P23"><text:span text:style-name="T21">shared void run() {</text:span></text:p>
          <text:p text:style-name="P23"><text:span text:style-name="T21"><text:s text:c="4"/></text:span><text:span text:style-name="T21">for(i in (1..9).by(3)) {</text:span></text:p>
          <text:p text:style-name="P23"><text:span text:style-name="T21"><text:s text:c="8"/></text:span><text:span text:style-name="T21">for(j in 1..9) {</text:span></text:p>
          <text:p text:style-name="P23"><text:span text:style-name="T21"><text:s text:c="12"/></text:span><text:span text:style-name="T21">for(k in [i, i+1, i+2]) {</text:span></text:p>
          <text:p text:style-name="P23"><text:span text:style-name="T21"><text:s text:c="16"/></text:span><text:span text:style-name="T21">process.write("``k``x``j``=");</text:span></text:p>
          <text:p text:style-name="P23"><text:span text:style-name="T21"><text:s text:c="16"/></text:span><text:span text:style-name="T21">process.write("``k*j&lt;10 then " " else ""````k*j``\t");</text:span></text:p>
          <text:p text:style-name="P23"><text:span text:style-name="T21"><text:s text:c="12"/></text:span><text:span text:style-name="T21">}</text:span></text:p>
          <text:p text:style-name="P23"><text:span text:style-name="T21"><text:s text:c="12"/></text:span><text:span text:style-name="T21">print("");</text:span></text:p>
          <text:p text:style-name="P23"><text:span text:style-name="T21"><text:s text:c="8"/></text:span><text:span text:style-name="T21">}</text:span></text:p>
          <text:p text:style-name="P23"><text:span text:style-name="T21"><text:s text:c="8"/></text:span><text:span text:style-name="T21">print("");</text:span></text:p>
          <text:p text:style-name="P23"><text:span text:style-name="T21"><text:s text:c="4"/></text:span><text:span text:style-name="T21">}</text:span></text:p>
          <text:p text:style-name="P23"><text:span text:style-name="T21">}</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2cm" svg:height="1.759cm" svg:x="16.5cm" svg:y="4.8cm">
          <draw:text-box>
            <text:p><text:span text:style-name="T19">Ceylon</text:span></text:p>
          </draw:text-box>
        </draw:frame>
        <draw:frame draw:style-name="gr7" draw:text-style-name="P20" draw:layer="layout" svg:width="5.1cm" svg:height="1.759cm" svg:x="4.8cm" svg:y="4.801cm">
          <draw:text-box>
            <text:p><text:span text:style-name="T19">Groovy</text:span></text:p>
          </draw:text-box>
        </draw:frame>
        <presentation:notes draw:style-name="dp2">
          <draw:page-thumbnail draw:style-name="gr4" draw:layer="layout" svg:width="12.696cm" svg:height="9.522cm" svg:x="3.175cm" svg:y="1.904cm" draw:page-number="1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45"><text:span text:style-name="T16">#!/usr/bin/perl</text:span></text:p>
          <text:p text:style-name="P45"><text:span text:style-name="T16"># ./mt9x9.pl || perl mt9x9.pl</text:span></text:p>
          <text:p text:style-name="P18"><text:span text:style-name="T26"/></text:p>
          <text:p text:style-name="P45"><text:span text:style-name="T17">for (my $i = 1; $i &lt;= 9; $i += 3) {</text:span></text:p>
          <text:p text:style-name="P45"><text:span text:style-name="T17"><text:s text:c="4"/></text:span><text:span text:style-name="T17">for (my $j = 1; $j &lt;= 9; $j++) {</text:span></text:p>
          <text:p text:style-name="P45"><text:span text:style-name="T17"><text:s text:c="8"/></text:span><text:span text:style-name="T17">foreach my $k ($i..$i+2) {</text:span></text:p>
          <text:p text:style-name="P45"><text:span text:style-name="T17"><text:s text:c="12"/></text:span><text:span text:style-name="T17">printf("%dx%d=%2d\t", $k, $j, $k*$j);</text:span></text:p>
          <text:p text:style-name="P45"><text:span text:style-name="T17"><text:s text:c="8"/></text:span><text:span text:style-name="T17">}</text:span></text:p>
          <text:p text:style-name="P45"><text:span text:style-name="T17"><text:s text:c="8"/></text:span><text:span text:style-name="T17">printf("\n");</text:span></text:p>
          <text:p text:style-name="P45"><text:span text:style-name="T17"><text:s text:c="4"/></text:span><text:span text:style-name="T17">}</text:span></text:p>
          <text:p text:style-name="P45"><text:span text:style-name="T17"><text:s text:c="4"/></text:span><text:span text:style-name="T17">print "\n";</text:span></text:p>
          <text:p text:style-name="P45"><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rakudo</text:span></text:p>
          <text:p text:style-name="P18"><text:span text:style-name="T16"># ./mt9x9.raku || rakudo mt9x9.raku</text:span></text:p>
          <text:p text:style-name="P18"><text:span text:style-name="T16"/></text:p>
          <text:p text:style-name="P18"><text:span text:style-name="T26">for 1,4,7 -&gt; $i {</text:span></text:p>
          <text:p text:style-name="P18"><text:span text:style-name="T26"><text:s text:c="4"/></text:span><text:span text:style-name="T26">for 1..9 -&gt; $j {</text:span></text:p>
          <text:p text:style-name="P18"><text:span text:style-name="T26"><text:s text:c="8"/></text:span><text:span text:style-name="T26">for $i, $i+1, $i+2 -&gt; $k {</text:span></text:p>
          <text:p text:style-name="P18"><text:span text:style-name="T26"><text:s text:c="12"/></text:span><text:span text:style-name="T26">printf "%dx%d=%2d\t", $k, $j, $k*$j;</text:span></text:p>
          <text:p text:style-name="P18"><text:span text:style-name="T26"><text:s text:c="8"/></text:span><text:span text:style-name="T26">}</text:span></text:p>
          <text:p text:style-name="P18"><text:span text:style-name="T26"><text:s text:c="8"/></text:span><text:span text:style-name="T26">print "\n";</text:span></text:p>
          <text:p text:style-name="P18"><text:span text:style-name="T26"><text:s text:c="4"/></text:span><text:span text:style-name="T26">}</text:span></text:p>
          <text:p text:style-name="P18"><text:span text:style-name="T26"><text:s text:c="4"/></text:span><text:span text:style-name="T26">say "";</text:span></text:p>
          <text:p text:style-name="P18"><text:span text:style-name="T2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cm" svg:height="1.759cm" svg:x="16.9cm" svg:y="4.8cm">
          <draw:text-box>
            <text:p><text:span text:style-name="T19">Raku</text:span></text:p>
          </draw:text-box>
        </draw:frame>
        <draw:frame draw:style-name="gr7" draw:text-style-name="P20" draw:layer="layout" svg:width="3.2cm" svg:height="1.759cm" svg:x="5.6cm" svg:y="4.801cm">
          <draw:text-box>
            <text:p><text:span text:style-name="T19">Perl</text:span></text:p>
          </draw:text-box>
        </draw:frame>
        <presentation:notes draw:style-name="dp2">
          <draw:page-thumbnail draw:style-name="gr4" draw:layer="layout" svg:width="12.696cm" svg:height="9.522cm" svg:x="3.175cm" svg:y="1.904cm" draw:page-number="2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php</text:span></text:p>
          <text:p text:style-name="P18"><text:span text:style-name="T17">&lt;?php</text:span></text:p>
          <text:p text:style-name="P18"><text:span text:style-name="T16">// ./mt9x9.php || php mt9x9.php</text:span></text:p>
          <text:p text:style-name="P18"><text:span text:style-name="T26"/></text:p>
          <text:p text:style-name="P18"><text:span text:style-name="T17"><text:s text:c="4"/></text:span><text:span text:style-name="T17">for($i = 1; $i &lt;= 9; $i += 3) {</text:span></text:p>
          <text:p text:style-name="P18"><text:span text:style-name="T17"><text:s text:c="8"/></text:span><text:span text:style-name="T17">for($j = 1; $j &lt;= 9; $j++) {</text:span></text:p>
          <text:p text:style-name="P18"><text:span text:style-name="T17"><text:s text:c="12"/></text:span><text:span text:style-name="T17">for($k = $i; $k &lt;= $i+2; $k++) {</text:span></text:p>
          <text:p text:style-name="P18"><text:span text:style-name="T17"><text:s text:c="16"/></text:span><text:span text:style-name="T17">printf("%dx%d=%2d\t", $k, $j, $k*$j);</text:span></text:p>
          <text:p text:style-name="P18"><text:span text:style-name="T17"><text:s text:c="12"/></text:span><text:span text:style-name="T17">}</text:span></text:p>
          <text:p text:style-name="P18"><text:span text:style-name="T17"><text:s text:c="12"/></text:span><text:span text:style-name="T17">printf("\n");</text:span></text:p>
          <text:p text:style-name="P18"><text:span text:style-name="T17"><text:s text:c="8"/></text:span><text:span text:style-name="T17">}</text:span></text:p>
          <text:p text:style-name="P18"><text:span text:style-name="T17"><text:s text:c="8"/></text:span><text:span text:style-name="T17">echo "\n";</text:span></text:p>
          <text:p text:style-name="P18"><text:span text:style-name="T17"><text:s text:c="4"/></text:span><text:span text:style-name="T17">}</text:span></text:p>
          <text:p text:style-name="P18"><text:span text:style-name="T17">?&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1cm" svg:y="6.8cm">
          <text:p text:style-name="P21"><text:span text:style-name="T16">#!/usr/bin/aime</text:span></text:p>
          <text:p text:style-name="P21"><text:span text:style-name="T16"># ./mt9x9.aime || aime mt9x9.aime</text:span></text:p>
          <text:p text:style-name="P21"><text:span text:style-name="T26"/></text:p>
          <text:p text:style-name="P21"><text:span text:style-name="T17">integer i, j, k;</text:span></text:p>
          <text:p text:style-name="P21"><text:span text:style-name="T17">for (,i in list(1, 4, 7)) {</text:span></text:p>
          <text:p text:style-name="P21"><text:span text:style-name="T17"><text:s text:c="4"/></text:span><text:span text:style-name="T17">j = 1;</text:span></text:p>
          <text:p text:style-name="P21"><text:span text:style-name="T17"><text:s text:c="4"/></text:span><text:span text:style-name="T17">while (j &lt; 10) {</text:span></text:p>
          <text:p text:style-name="P21"><text:span text:style-name="T17"><text:s text:c="8"/></text:span><text:span text:style-name="T17">for (,k in list(i, i+1, i+2)) {</text:span></text:p>
          <text:p text:style-name="P21"><text:span text:style-name="T17"><text:s text:c="12"/></text:span><text:span text:style-name="T17">o_(k, "x", j, "=");</text:span></text:p>
          <text:p text:style-name="P21"><text:span text:style-name="T17"><text:s text:c="12"/></text:span><text:span text:style-name="T17">o_winteger(2, k*j);</text:span></text:p>
          <text:p text:style-name="P21"><text:span text:style-name="T17"><text:s text:c="12"/></text:span><text:span text:style-name="T17">o_text("\t");</text:span></text:p>
          <text:p text:style-name="P21"><text:span text:style-name="T17"><text:s text:c="8"/></text:span><text:span text:style-name="T17">}</text:span></text:p>
          <text:p text:style-name="P21"><text:span text:style-name="T17"><text:s text:c="8"/></text:span><text:span text:style-name="T17">o_text("\n");</text:span></text:p>
          <text:p text:style-name="P21"><text:span text:style-name="T17"><text:s text:c="8"/></text:span><text:span text:style-name="T17">j += 1;</text:span></text:p>
          <text:p text:style-name="P21"><text:span text:style-name="T17"><text:s text:c="4"/></text:span><text:span text:style-name="T17">}</text:span></text:p>
          <text:p text:style-name="P21"><text:span text:style-name="T17"><text:s text:c="4"/></text:span><text:span text:style-name="T17">o_newline();</text:span></text:p>
          <text:p text:style-name="P21"><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6.9cm" svg:y="4.8cm">
          <draw:text-box>
            <text:p><text:span text:style-name="T19">Aime</text:span></text:p>
          </draw:text-box>
        </draw:frame>
        <draw:frame draw:style-name="gr7" draw:text-style-name="P20" draw:layer="layout" svg:width="4.6cm" svg:height="1.759cm" svg:x="5.6cm" svg:y="4.801cm">
          <draw:text-box>
            <text:p><text:span text:style-name="T19">PHP</text:span></text:p>
          </draw:text-box>
        </draw:frame>
        <presentation:notes draw:style-name="dp2">
          <draw:page-thumbnail draw:style-name="gr4" draw:layer="layout" svg:width="12.696cm" svg:height="9.522cm" svg:x="3.175cm" svg:y="1.904cm" draw:page-number="2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usr/bin/scsh -s</text:span></text:p>
          <text:p text:style-name="P21"><text:span text:style-name="T16">!#</text:span></text:p>
          <text:p text:style-name="P21"><text:span text:style-name="T16">; ./mt9x9.scsh || scsh -s mt9x9.scsh</text:span></text:p>
          <text:p text:style-name="P21"><text:span text:style-name="T18"/></text:p>
          <text:p text:style-name="P21"><text:span text:style-name="T17">(for-each</text:span></text:p>
          <text:p text:style-name="P21"><text:span text:style-name="T17"><text:s text:c="4"/></text:span><text:span text:style-name="T17">(lambda (i)</text:span></text:p>
          <text:p text:style-name="P21"><text:span text:style-name="T17"><text:s text:c="8"/></text:span><text:span text:style-name="T17">(for-each</text:span></text:p>
          <text:p text:style-name="P21"><text:span text:style-name="T17"><text:s text:c="12"/></text:span><text:span text:style-name="T17">(lambda (j)</text:span></text:p>
          <text:p text:style-name="P21"><text:span text:style-name="T17"><text:s text:c="16"/></text:span><text:span text:style-name="T17">(for-each</text:span></text:p>
          <text:p text:style-name="P21"><text:span text:style-name="T17"><text:s text:c="20"/></text:span><text:span text:style-name="T17">(lambda (k)</text:span></text:p>
          <text:p text:style-name="P21"><text:span text:style-name="T17"><text:s text:c="25"/></text:span><text:span text:style-name="T17">(format #t "~Dx~D=" k j)</text:span></text:p>
          <text:p text:style-name="P21"><text:span text:style-name="T17"><text:s text:c="25"/></text:span><text:span text:style-name="T17">(if (&lt; (* k j) 10) (format #t " "))</text:span></text:p>
          <text:p text:style-name="P21"><text:span text:style-name="T17"><text:s text:c="25"/></text:span><text:span text:style-name="T17">(format #t "~D~A" (* k j) #\tab))</text:span></text:p>
          <text:p text:style-name="P21"><text:span text:style-name="T17"><text:s text:c="20"/></text:span><text:span text:style-name="T17">(list i (+ i 1) (+ i 2)))</text:span></text:p>
          <text:p text:style-name="P21"><text:span text:style-name="T17"><text:s text:c="16"/></text:span><text:span text:style-name="T17">(display #\newline))</text:span></text:p>
          <text:p text:style-name="P21"><text:span text:style-name="T17"><text:s text:c="12"/></text:span><text:span text:style-name="T17">(map (lambda (x) (+ 1 x)) (iota 9)))</text:span></text:p>
          <text:p text:style-name="P21"><text:span text:style-name="T17"><text:s text:c="8"/></text:span><text:span text:style-name="T17">(newline))</text:span></text:p>
          <text:p text:style-name="P21"><text:span text:style-name="T17"><text:s text:c="4"/></text:span><text:span text:style-name="T17">'(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lua</text:span></text:p>
          <text:p text:style-name="P18"><text:span text:style-name="T16">-- ./mt9x9.lua || lua mt9x9.lua</text:span></text:p>
          <text:p text:style-name="P18"><text:span text:style-name="T16"/></text:p>
          <text:p text:style-name="P18"><text:span text:style-name="T17">for i = 1,9,3 do</text:span></text:p>
          <text:p text:style-name="P18"><text:span text:style-name="T17"><text:s text:c="4"/></text:span><text:span text:style-name="T17">for j = 1,9 do</text:span></text:p>
          <text:p text:style-name="P18"><text:span text:style-name="T17"><text:s text:c="8"/></text:span><text:span text:style-name="T17">for k = i,i+2 do</text:span></text:p>
          <text:p text:style-name="P18"><text:span text:style-name="T17"><text:s text:c="12"/></text:span><text:span text:style-name="T17">io.write(string.format('%dx%d=%2d\t', k, j, k*j))</text:span></text:p>
          <text:p text:style-name="P18"><text:span text:style-name="T17"><text:s text:c="8"/></text:span><text:span text:style-name="T17">end</text:span></text:p>
          <text:p text:style-name="P18"><text:span text:style-name="T17"><text:s text:c="8"/></text:span><text:span text:style-name="T17">io.write('\n')</text:span></text:p>
          <text:p text:style-name="P18"><text:span text:style-name="T17"><text:s text:c="4"/></text:span><text:span text:style-name="T17">end</text:span></text:p>
          <text:p text:style-name="P18"><text:span text:style-name="T17"><text:s text:c="4"/></text:span><text:span text:style-name="T17">print()</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4cm" svg:height="1.759cm" svg:x="17.4cm" svg:y="4.8cm">
          <draw:text-box>
            <text:p><text:span text:style-name="T19">Lua</text:span></text:p>
          </draw:text-box>
        </draw:frame>
        <draw:frame draw:style-name="gr7" draw:text-style-name="P20" draw:layer="layout" svg:width="4cm" svg:height="1.759cm" svg:x="5.1cm" svg:y="4.801cm">
          <draw:text-box>
            <text:p><text:span text:style-name="T19">SCSH</text:span></text:p>
          </draw:text-box>
        </draw:frame>
        <presentation:notes draw:style-name="dp2">
          <draw:page-thumbnail draw:style-name="gr4" draw:layer="layout" svg:width="12.696cm" svg:height="9.522cm" svg:x="3.175cm" svg:y="1.904cm" draw:page-number="2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tclsh</text:span></text:p>
          <text:p text:style-name="P18"><text:span text:style-name="T16"># ./mt9x9.tcl || tclsh mt9x9.tcl</text:span></text:p>
          <text:p text:style-name="P18"><text:span text:style-name="T26"/></text:p>
          <text:p text:style-name="P18"><text:span text:style-name="T17">for {set i 1} {$i &lt;= 9} {incr i 3} {</text:span></text:p>
          <text:p text:style-name="P18"><text:span text:style-name="T17"><text:s text:c="4"/></text:span><text:span text:style-name="T17">for {set j 1} {$j &lt;= 9} {incr j} {</text:span></text:p>
          <text:p text:style-name="P18"><text:span text:style-name="T17"><text:s text:c="8"/></text:span><text:span text:style-name="T17">for {set k $i} {$k &lt;= $i+2} {incr k} {</text:span></text:p>
          <text:p text:style-name="P18"><text:span text:style-name="T17"><text:s text:c="12"/></text:span><text:span text:style-name="T17">puts -nonewline [</text:span></text:p>
          <text:p text:style-name="P18"><text:span text:style-name="T17"><text:s text:c="16"/></text:span><text:span text:style-name="T17">format "%dx%d=%2d\t" $k $j [expr {$k*$j}]</text:span></text:p>
          <text:p text:style-name="P18"><text:span text:style-name="T17"><text:s text:c="12"/></text:span><text:span text:style-name="T17">]</text:span></text:p>
          <text:p text:style-name="P18"><text:span text:style-name="T17"><text:s text:c="8"/></text:span><text:span text:style-name="T17">}</text:span></text:p>
          <text:p text:style-name="P18"><text:span text:style-name="T17"><text:s text:c="8"/></text:span><text:span text:style-name="T17">puts -nonewline "\n"</text:span></text:p>
          <text:p text:style-name="P18"><text:span text:style-name="T17"><text:s text:c="4"/></text:span><text:span text:style-name="T17">}</text:span></text:p>
          <text:p text:style-name="P18"><text:span text:style-name="T17"><text:s text:c="4"/></text:span><text:span text:style-name="T17">puts ""</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slsh</text:span></text:p>
          <text:p text:style-name="P18"><text:span text:style-name="T16">% ./mt9x9.sl || slsh mt9x9.sl</text:span></text:p>
          <text:p text:style-name="P18"><text:span text:style-name="T26"/></text:p>
          <text:p text:style-name="P18"><text:span text:style-name="T17">variable i, j, k;</text:span></text:p>
          <text:p text:style-name="P18"><text:span text:style-name="T17">foreach i ([1:9:3]) {</text:span></text:p>
          <text:p text:style-name="P18"><text:span text:style-name="T17"><text:s text:c="4"/></text:span><text:span text:style-name="T17">foreach j ([1:9]) {</text:span></text:p>
          <text:p text:style-name="P18"><text:span text:style-name="T17"><text:s text:c="8"/></text:span><text:span text:style-name="T17">foreach k ([i, i+1, i+2]) {</text:span></text:p>
          <text:p text:style-name="P18"><text:span text:style-name="T17"><text:s text:c="12"/></text:span><text:span text:style-name="T17">printf("%dx%d=%2d\t", k, j, k*j);</text:span></text:p>
          <text:p text:style-name="P18"><text:span text:style-name="T17"><text:s text:c="8"/></text:span><text:span text:style-name="T17">}</text:span></text:p>
          <text:p text:style-name="P18"><text:span text:style-name="T17"><text:s text:c="8"/></text:span><text:span text:style-name="T17">fprintf(stdout, "\n");</text:span></text:p>
          <text:p text:style-name="P18"><text:span text:style-name="T17"><text:s text:c="4"/></text:span><text:span text:style-name="T17">}</text:span></text:p>
          <text:p text:style-name="P18"><text:span text:style-name="T17"><text:s text:c="4"/></text:span><text:span text:style-name="T17">fputs("\n", stdout);</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9cm" svg:height="1.759cm" svg:x="16.5cm" svg:y="4.8cm">
          <draw:text-box>
            <text:p><text:span text:style-name="T19">S-Lang</text:span></text:p>
          </draw:text-box>
        </draw:frame>
        <draw:frame draw:style-name="gr7" draw:text-style-name="P20" draw:layer="layout" svg:width="3.4cm" svg:height="1.759cm" svg:x="5.2cm" svg:y="4.8cm">
          <draw:text-box>
            <text:p><text:span text:style-name="T19">TCL</text:span></text:p>
          </draw:text-box>
        </draw:frame>
        <presentation:notes draw:style-name="dp2">
          <draw:page-thumbnail draw:style-name="gr4" draw:layer="layout" svg:width="12.696cm" svg:height="9.522cm" svg:x="3.175cm" svg:y="1.904cm" draw:page-number="2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bash</text:span></text:p>
          <text:p text:style-name="P18"><text:span text:style-name="T16"># ./mt9x9.sh || bash mt9x9.sh</text:span></text:p>
          <text:p text:style-name="P18"><text:span text:style-name="T26"/></text:p>
          <text:p text:style-name="P18"><text:span text:style-name="T17">for i in {1..9..3}; do</text:span></text:p>
          <text:p text:style-name="P18"><text:span text:style-name="T17"><text:s text:c="4"/></text:span><text:span text:style-name="T17">for j in {1..9}; do</text:span></text:p>
          <text:p text:style-name="P18"><text:span text:style-name="T17"><text:s text:c="8"/></text:span><text:span text:style-name="T17">for k in $i $((i+1)) $((i+2)); do</text:span></text:p>
          <text:p text:style-name="P18"><text:span text:style-name="T17"><text:s text:c="12"/></text:span><text:span text:style-name="T17">printf '%dx%d=%2d\t' $k $j $((k*j))</text:span></text:p>
          <text:p text:style-name="P18"><text:span text:style-name="T17"><text:s text:c="8"/></text:span><text:span text:style-name="T17">done</text:span></text:p>
          <text:p text:style-name="P18"><text:span text:style-name="T17"><text:s text:c="8"/></text:span><text:span text:style-name="T17">printf '\n'</text:span></text:p>
          <text:p text:style-name="P18"><text:span text:style-name="T17"><text:s text:c="4"/></text:span><text:span text:style-name="T17">done</text:span></text:p>
          <text:p text:style-name="P18"><text:span text:style-name="T17"><text:s text:c="4"/></text:span><text:span text:style-name="T17">echo</text:span></text:p>
          <text:p text:style-name="P18"><text:span text:style-name="T17">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1cm" svg:y="6.8cm">
          <text:p text:style-name="P21"><text:span text:style-name="T16">#!/usr/bin/tcsh -f</text:span></text:p>
          <text:p text:style-name="P21"><text:span text:style-name="T16"># ./mt9x9.csh || tcsh -f mt9x9.csh</text:span></text:p>
          <text:p text:style-name="P21"><text:span text:style-name="T26"/></text:p>
          <text:p text:style-name="P21"><text:span text:style-name="T17">foreach i (1 4 7)</text:span></text:p>
          <text:p text:style-name="P21"><text:span text:style-name="T17"><text:s text:c="4"/></text:span><text:span text:style-name="T17">foreach j (1 2 3 4 5 6 7 8 9)</text:span></text:p>
          <text:p text:style-name="P21"><text:span text:style-name="T17"><text:s text:c="8"/></text:span><text:span text:style-name="T17">foreach K (0 1 2)</text:span></text:p>
          <text:p text:style-name="P21"><text:span text:style-name="T17"><text:s text:c="12"/></text:span><text:span text:style-name="T17">@ k = $i + $K</text:span></text:p>
          <text:p text:style-name="P21"><text:span text:style-name="T17"><text:s text:c="12"/></text:span><text:span text:style-name="T17">echo -n "$k"x"$j"=</text:span></text:p>
          <text:p text:style-name="P21"><text:span text:style-name="T17"><text:s text:c="12"/></text:span><text:span text:style-name="T17">@ s = $k * $j</text:span></text:p>
          <text:p text:style-name="P21"><text:span text:style-name="T17"><text:s text:c="12"/></text:span><text:span text:style-name="T17">if ($s &lt; 10) echo -n " "</text:span></text:p>
          <text:p text:style-name="P21"><text:span text:style-name="T17"><text:s text:c="12"/></text:span><text:span text:style-name="T17">echo -n "$s\t"</text:span></text:p>
          <text:p text:style-name="P21"><text:span text:style-name="T17"><text:s text:c="8"/></text:span><text:span text:style-name="T17">end</text:span></text:p>
          <text:p text:style-name="P21"><text:span text:style-name="T17"><text:s text:c="8"/></text:span><text:span text:style-name="T17">echo -n "\n"</text:span></text:p>
          <text:p text:style-name="P21"><text:span text:style-name="T17"><text:s text:c="4"/></text:span><text:span text:style-name="T17">end</text:span></text:p>
          <text:p text:style-name="P21"><text:span text:style-name="T17"><text:s text:c="4"/></text:span><text:span text:style-name="T17">echo</text:span></text:p>
          <text:p text:style-name="P21"><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4cm" svg:height="1.759cm" svg:x="17.5cm" svg:y="4.8cm">
          <draw:text-box>
            <text:p><text:span text:style-name="T19">CSH</text:span></text:p>
          </draw:text-box>
        </draw:frame>
        <draw:frame draw:style-name="gr7" draw:text-style-name="P20" draw:layer="layout" svg:width="4.6cm" svg:height="1.759cm" svg:x="5.3cm" svg:y="4.8cm">
          <draw:text-box>
            <text:p><text:span text:style-name="T19">BASH</text:span></text:p>
          </draw:text-box>
        </draw:frame>
        <presentation:notes draw:style-name="dp2">
          <draw:page-thumbnail draw:style-name="gr4" draw:layer="layout" svg:width="12.696cm" svg:height="9.522cm" svg:x="3.175cm" svg:y="1.904cm" draw:page-number="2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47" draw:layer="layout" svg:width="11.2cm" svg:height="11.4cm" svg:x="1.2cm" svg:y="6.8cm">
          <text:p text:style-name="P46"><text:span text:style-name="T28">#!/usr/bin/pwsh</text:span></text:p>
          <text:p text:style-name="P46"><text:span text:style-name="T28"># ./mt9x9.ps1 || pwsh mt9x9.ps1</text:span></text:p>
          <text:p text:style-name="P46"><text:span text:style-name="T29"/></text:p>
          <text:p text:style-name="P46"><text:span text:style-name="T30">For ($i = 1; $i -lt 10; $i += 3) {</text:span></text:p>
          <text:p text:style-name="P46"><text:span text:style-name="T30"><text:s text:c="4"/></text:span><text:span text:style-name="T30">ForEach ($j in 1..9) {</text:span></text:p>
          <text:p text:style-name="P46"><text:span text:style-name="T30"><text:s text:c="8"/></text:span><text:span text:style-name="T30">ForEach ($k in $i, ($i+1), ($i+2)) {</text:span></text:p>
          <text:p text:style-name="P46"><text:span text:style-name="T30"><text:s text:c="12"/></text:span><text:span text:style-name="T30">Write-Host -NoNewline ("{0}x{1}={2,2}`t" -f $k, $j, ($k*$j))</text:span></text:p>
          <text:p text:style-name="P46"><text:span text:style-name="T30"><text:s text:c="8"/></text:span><text:span text:style-name="T30">}</text:span></text:p>
          <text:p text:style-name="P46"><text:span text:style-name="T30"><text:s text:c="8"/></text:span><text:span text:style-name="T30">Write-Host</text:span></text:p>
          <text:p text:style-name="P46"><text:span text:style-name="T30"><text:s text:c="4"/></text:span><text:span text:style-name="T30">}</text:span></text:p>
          <text:p text:style-name="P46"><text:span text:style-name="T30"><text:s text:c="4"/></text:span><text:span text:style-name="T30">""</text:span></text:p>
          <text:p text:style-name="P46"><text:span text:style-name="T3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1cm" svg:y="6.8cm">
          <text:p text:style-name="P21"><text:span text:style-name="T25">@echo off</text:span></text:p>
          <text:p text:style-name="P21"><text:span text:style-name="T16">rem wine cmd /c mt9x9.bat</text:span></text:p>
          <text:p text:style-name="P21"><text:span text:style-name="T18"/></text:p>
          <text:p text:style-name="P21"><text:span text:style-name="T17">setlocal enabledelayedexpansion</text:span></text:p>
          <text:p text:style-name="P21"><text:span text:style-name="T17">for /l %%i in (1,3,9) do (</text:span></text:p>
          <text:p text:style-name="P21"><text:span text:style-name="T17"><text:s text:c="4"/></text:span><text:span text:style-name="T17">for /l %%j in (1,1,9) do (</text:span></text:p>
          <text:p text:style-name="P21"><text:span text:style-name="T17"><text:s text:c="8"/></text:span><text:span text:style-name="T17">for /l %%K in (0,1,2) do (</text:span></text:p>
          <text:p text:style-name="P21"><text:span text:style-name="T17"><text:s text:c="12"/></text:span><text:span text:style-name="T17">set /a k=%%i+%%K</text:span></text:p>
          <text:p text:style-name="P21"><text:span text:style-name="T17"><text:s text:c="12"/></text:span><text:span text:style-name="T17">set /a s=!k!*%%j</text:span></text:p>
          <text:p text:style-name="P21"><text:span text:style-name="T17"><text:s text:c="12"/></text:span><text:span text:style-name="T17">&lt;nul set/p"=!k!x%%j="</text:span></text:p>
          <text:p text:style-name="P21"><text:span text:style-name="T17"><text:s text:c="12"/></text:span><text:span text:style-name="T17">if !s! lss 10 (&lt;nul set/p"= ")</text:span></text:p>
          <text:p text:style-name="P21"><text:span text:style-name="T17"><text:s text:c="12"/></text:span><text:span text:style-name="T17">&lt;nul set/p"=!s!</text:span><text:span text:style-name="T17"><text:tab/></text:span><text:span text:style-name="T17">"</text:span></text:p>
          <text:p text:style-name="P21"><text:span text:style-name="T17"><text:s text:c="8"/></text:span><text:span text:style-name="T17">)</text:span></text:p>
          <text:p text:style-name="P21"><text:span text:style-name="T17"><text:s text:c="8"/></text:span><text:span text:style-name="T17">echo.</text:span></text:p>
          <text:p text:style-name="P21"><text:span text:style-name="T17"><text:s text:c="4"/></text:span><text:span text:style-name="T17">)</text:span></text:p>
          <text:p text:style-name="P21"><text:span text:style-name="T17"><text:s text:c="4"/></text:span><text:span text:style-name="T17">echo.</text:span></text:p>
          <text:p text:style-name="P21"><text:span text:style-name="T17">)</text:span></text:p>
          <text:p text:style-name="P21"><text:span text:style-name="T17">endlocal</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1cm" svg:height="1.759cm" svg:x="16.9cm" svg:y="4.8cm">
          <draw:text-box>
            <text:p><text:span text:style-name="T19">Batch</text:span></text:p>
          </draw:text-box>
        </draw:frame>
        <draw:frame draw:style-name="gr7" draw:text-style-name="P20" draw:layer="layout" svg:width="7.9cm" svg:height="1.759cm" svg:x="3.4cm" svg:y="4.8cm">
          <draw:text-box>
            <text:p><text:span text:style-name="T19">PowerShell</text:span></text:p>
          </draw:text-box>
        </draw:frame>
        <presentation:notes draw:style-name="dp2">
          <draw:page-thumbnail draw:style-name="gr4" draw:layer="layout" svg:width="12.696cm" svg:height="9.522cm" svg:x="3.175cm" svg:y="1.904cm" draw:page-number="2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6" draw:style-name="dp1" draw:master-page-name="資訊未來大自由_5f_內頁" presentation:presentation-page-layout-name="AL3T19" presentation:use-date-time-name="dtd1">
        <office:forms form:automatic-focus="false" form:apply-design-mode="false"/>
        <draw:frame presentation:style-name="pr3" draw:text-style-name="P49" draw:layer="layout" svg:width="23.8cm" svg:height="1.677cm" svg:x="1cm" svg:y="1.458cm" presentation:class="title" presentation:user-transformed="true">
          <draw:text-box>
            <text:p text:style-name="P48"><text:span text:style-name="T15">Code to Code</text:span></text:p>
          </draw:text-box>
        </draw:frame>
        <draw:custom-shape draw:style-name="gr6" draw:text-style-name="P19" draw:layer="layout" svg:width="11.2cm" svg:height="11.4cm" svg:x="1.2cm" svg:y="6.8cm">
          <text:p text:style-name="P18"><text:span text:style-name="T16">#!/usr/bin/awk -f</text:span></text:p>
          <text:p text:style-name="P18"><text:span text:style-name="T16"># ./mt9x9.awk || awk -f mt9x9.awk</text:span></text:p>
          <text:p text:style-name="P18"><text:span text:style-name="T26"/></text:p>
          <text:p text:style-name="P18"><text:span text:style-name="T17">BEGIN {</text:span></text:p>
          <text:p text:style-name="P18"><text:span text:style-name="T17"><text:s text:c="4"/></text:span><text:span text:style-name="T17">for(i = 1; i &lt;= 9; i += 3) {</text:span></text:p>
          <text:p text:style-name="P18"><text:span text:style-name="T17"><text:s text:c="8"/></text:span><text:span text:style-name="T17">for(j = 1; j &lt;= 9; j++) {</text:span></text:p>
          <text:p text:style-name="P18"><text:span text:style-name="T17"><text:s text:c="12"/></text:span><text:span text:style-name="T17">for(k = i; k &lt;= i+2; k++)</text:span></text:p>
          <text:p text:style-name="P18"><text:span text:style-name="T17"><text:s text:c="16"/></text:span><text:span text:style-name="T17">printf("%dx%d=%2d\t", k, j, k*j)</text:span></text:p>
          <text:p text:style-name="P18"><text:span text:style-name="T17"><text:s text:c="12"/></text:span><text:span text:style-name="T17">printf "\n"</text:span></text:p>
          <text:p text:style-name="P18"><text:span text:style-name="T17"><text:s text:c="8"/></text:span><text:span text:style-name="T17">}</text:span></text:p>
          <text:p text:style-name="P18"><text:span text:style-name="T17"><text:s text:c="8"/></text:span><text:span text:style-name="T17">print</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5.4cm" svg:y="4.802cm">
          <draw:text-box>
            <text:p><text:span text:style-name="T19">AWK</text:span></text:p>
          </draw:text-box>
        </draw:frame>
        <draw:custom-shape draw:style-name="gr6" draw:text-style-name="P22" draw:layer="layout" svg:width="11.2cm" svg:height="11.4cm" svg:x="13.15cm" svg:y="6.8cm">
          <text:p text:style-name="P21"><text:span text:style-name="T16">#!/usr/bin/make -sf</text:span></text:p>
          <text:p text:style-name="P21"><text:span text:style-name="T16"># ./mt9x9.mk || make -sf mt9x9.mk</text:span></text:p>
          <text:p text:style-name="P21"><text:span text:style-name="T26"/></text:p>
          <text:p text:style-name="P21"><text:span text:style-name="T17">include gmsl</text:span></text:p>
          <text:p text:style-name="P21"><text:span text:style-name="T17">$(foreach i, 1 4 7, \</text:span></text:p>
          <text:p text:style-name="P21"><text:span text:style-name="T17"><text:s text:c="4"/></text:span><text:span text:style-name="T17">$(foreach j, $(call sequence,1,9), \</text:span></text:p>
          <text:p text:style-name="P21"><text:span text:style-name="T17"><text:s text:c="8"/></text:span><text:span text:style-name="T17">$(eval str=) \</text:span></text:p>
          <text:p text:style-name="P21"><text:span text:style-name="T17"><text:s text:c="8"/></text:span><text:span text:style-name="T17">$(foreach k, $i $(call plus,$i,1) $(call plus,$i,2), \</text:span></text:p>
          <text:p text:style-name="P21"><text:span text:style-name="T17"><text:s text:c="12"/></text:span><text:span text:style-name="T17">$(eval n=$(call multiply,$k,$j)) \</text:span></text:p>
          <text:p text:style-name="P21"><text:span text:style-name="T17"><text:s text:c="12"/></text:span><text:span text:style-name="T17">$(eval str=${str} <text:s/>$kx$j=$(if $(call lt,$n,10), ,)$n) \</text:span></text:p>
          <text:p text:style-name="P21"><text:span text:style-name="T17"><text:s text:c="8"/></text:span><text:span text:style-name="T17">) \</text:span></text:p>
          <text:p text:style-name="P21"><text:span text:style-name="T17"><text:s text:c="8"/></text:span><text:span text:style-name="T17">$(info ${str}) \</text:span></text:p>
          <text:p text:style-name="P21"><text:span text:style-name="T17"><text:s text:c="4"/></text:span><text:span text:style-name="T17">) \</text:span></text:p>
          <text:p text:style-name="P21"><text:span text:style-name="T17"><text:s text:c="4"/></text:span><text:span text:style-name="T17">$(info ) \</text:span></text:p>
          <text:p text:style-name="P21"><text:span text:style-name="T17">)</text:span></text:p>
          <text:p text:style-name="P21"><text:span text:style-name="T17">all:</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05cm" svg:y="4.8cm">
          <draw:text-box>
            <text:p><text:span text:style-name="T19">Make</text:span></text:p>
          </draw:text-box>
        </draw:frame>
        <presentation:notes draw:style-name="dp2">
          <draw:page-thumbnail draw:style-name="gr4" draw:layer="layout" svg:width="12.696cm" svg:height="9.522cm" svg:x="3.175cm" svg:y="1.904cm" draw:page-number="26" presentation:class="page"/>
          <draw:frame presentation:style-name="pr5" draw:text-style-name="P50" draw:layer="layout" svg:width="15.236cm" svg:height="11.427cm" svg:x="1.905cm" svg:y="12.065cm" presentation:class="notes" presentation:placeholder="true">
            <draw:text-box/>
          </draw:frame>
        </presentation:notes>
      </draw:page>
      <draw:page draw:name="page2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usr/bin/bc -q</text:span></text:p>
          <text:p text:style-name="P21"><text:span text:style-name="T16"># ./mt9x9.bc || bc -q mt9x9.bc</text:span></text:p>
          <text:p text:style-name="P21"><text:span text:style-name="T26"/></text:p>
          <text:p text:style-name="P21"><text:span text:style-name="T17">for (i = 1; i &lt;= 9; i += 3) {</text:span></text:p>
          <text:p text:style-name="P21"><text:span text:style-name="T17"><text:s text:c="4"/></text:span><text:span text:style-name="T17">for (j = 1; j &lt;= 9; j++) {</text:span></text:p>
          <text:p text:style-name="P21"><text:span text:style-name="T17"><text:s text:c="8"/></text:span><text:span text:style-name="T17">for (k = i; k &lt;= i+2; k++) {</text:span></text:p>
          <text:p text:style-name="P21"><text:span text:style-name="T17"><text:s text:c="12"/></text:span><text:span text:style-name="T17">print k, "x", j, "="</text:span></text:p>
          <text:p text:style-name="P21"><text:span text:style-name="T17"><text:s text:c="12"/></text:span><text:span text:style-name="T17">if (k*j &lt; 10) " "</text:span></text:p>
          <text:p text:style-name="P21"><text:span text:style-name="T17"><text:s text:c="12"/></text:span><text:span text:style-name="T17">print k*j, "\t"</text:span></text:p>
          <text:p text:style-name="P21"><text:span text:style-name="T17"><text:s text:c="8"/></text:span><text:span text:style-name="T17">}</text:span></text:p>
          <text:p text:style-name="P21"><text:span text:style-name="T17"><text:s text:c="8"/></text:span><text:span text:style-name="T17">print "\n"</text:span></text:p>
          <text:p text:style-name="P21"><text:span text:style-name="T17"><text:s text:c="4"/></text:span><text:span text:style-name="T17">}</text:span></text:p>
          <text:p text:style-name="P21"><text:span text:style-name="T17"><text:s text:c="4"/></text:span><text:span text:style-name="T17">"</text:span></text:p>
          <text:p text:style-name="P21"><text:span text:style-name="T17">"</text:span></text:p>
          <text:p text:style-name="P21"><text:span text:style-name="T17">}</text:span></text:p>
          <text:p text:style-name="P21"><text:span text:style-name="T17">qui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1" draw:layer="layout" svg:width="11.2cm" svg:height="11.4cm" svg:x="13.151cm" svg:y="6.8cm">
          <text:p text:style-name="P30"><text:span text:style-name="T16">#!/usr/bin/dc</text:span></text:p>
          <text:p text:style-name="P30"><text:span text:style-name="T16">[ ./mt9x9.dc || dc mt9x9.dc ]sz</text:span></text:p>
          <text:p text:style-name="P30"><text:span text:style-name="T26"/></text:p>
          <text:p text:style-name="P30"><text:span text:style-name="T17">[32 P]sS</text:span></text:p>
          <text:p text:style-name="P30"><text:span text:style-name="T17">[</text:span></text:p>
          <text:p text:style-name="P30"><text:span text:style-name="T17"><text:s/></text:span><text:span text:style-name="T17">lk n [x] P lj n [=] P lk lj * d 9 !&lt;S n 9 P</text:span></text:p>
          <text:p text:style-name="P30"><text:span text:style-name="T17"><text:s/></text:span><text:span text:style-name="T17">lk 1 + d sk li 2 + !&lt;K</text:span></text:p>
          <text:p text:style-name="P30"><text:span text:style-name="T17">]sK</text:span></text:p>
          <text:p text:style-name="P30"><text:span text:style-name="T17">[</text:span></text:p>
          <text:p text:style-name="P30"><text:span text:style-name="T17"><text:s/></text:span><text:span text:style-name="T17">li d sk lK x</text:span></text:p>
          <text:p text:style-name="P30"><text:span text:style-name="T17"><text:s/></text:span><text:span text:style-name="T17">10 P</text:span></text:p>
          <text:p text:style-name="P30"><text:span text:style-name="T17"><text:s/></text:span><text:span text:style-name="T17">lj 1 + d sj 9 !&lt;J</text:span></text:p>
          <text:p text:style-name="P30"><text:span text:style-name="T17">]sJ</text:span></text:p>
          <text:p text:style-name="P30"><text:span text:style-name="T17">[</text:span></text:p>
          <text:p text:style-name="P30"><text:span text:style-name="T17"><text:s/></text:span><text:span text:style-name="T17">1 d sj lJ x</text:span></text:p>
          <text:p text:style-name="P30"><text:span text:style-name="T17"><text:s/></text:span><text:span text:style-name="T17">10 P</text:span></text:p>
          <text:p text:style-name="P30"><text:span text:style-name="T17"><text:s/></text:span><text:span text:style-name="T17">li 3 + d si 9 !&lt;I</text:span></text:p>
          <text:p text:style-name="P30"><text:span text:style-name="T17">]sI</text:span></text:p>
          <text:p text:style-name="P30"><text:span text:style-name="T17">1 d si lI x</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6cm" svg:height="1.759cm" svg:x="17.5cm" svg:y="4.8cm">
          <draw:text-box>
            <text:p><text:span text:style-name="T19">DC</text:span></text:p>
          </draw:text-box>
        </draw:frame>
        <draw:frame draw:style-name="gr7" draw:text-style-name="P20" draw:layer="layout" svg:width="2.4cm" svg:height="1.759cm" svg:x="5.6cm" svg:y="4.801cm">
          <draw:text-box>
            <text:p><text:span text:style-name="T19">BC</text:span></text:p>
          </draw:text-box>
        </draw:frame>
        <presentation:notes draw:style-name="dp2">
          <draw:page-thumbnail draw:style-name="gr4" draw:layer="layout" svg:width="12.696cm" svg:height="9.522cm" svg:x="3.175cm" svg:y="1.904cm" draw:page-number="2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swiftc mt9x9.swift &amp;&amp; ./mt9x9 || swift mt9x9.swift</text:span></text:p>
          <text:p text:style-name="P18"><text:span text:style-name="T26"/></text:p>
          <text:p text:style-name="P18"><text:span text:style-name="T17">import Foundation</text:span></text:p>
          <text:p text:style-name="P18"><text:span text:style-name="T17">for i in stride(from: 1, to: 9, by: 3) {</text:span></text:p>
          <text:p text:style-name="P18"><text:span text:style-name="T17"><text:s text:c="4"/></text:span><text:span text:style-name="T17">for j in 1...9 {</text:span></text:p>
          <text:p text:style-name="P18"><text:span text:style-name="T17"><text:s text:c="8"/></text:span><text:span text:style-name="T17">for k in [i, i+1, i+2] {</text:span></text:p>
          <text:p text:style-name="P18"><text:span text:style-name="T17"><text:s text:c="12"/></text:span><text:span text:style-name="T17">print(String(format:"%dx%d=%2d", k, j, k*j),</text:span></text:p>
          <text:p text:style-name="P18"><text:span text:style-name="T17"><text:s text:c="31"/></text:span><text:span text:style-name="T17">terminator:"\t")</text:span></text:p>
          <text:p text:style-name="P18"><text:span text:style-name="T17"><text:s text:c="8"/></text:span><text:span text:style-name="T17">}</text:span></text:p>
          <text:p text:style-name="P18"><text:span text:style-name="T17"><text:s text:c="8"/></text:span><text:span text:style-name="T17">print()</text:span></text:p>
          <text:p text:style-name="P18"><text:span text:style-name="T17"><text:s text:c="4"/></text:span><text:span text:style-name="T17">}</text:span></text:p>
          <text:p text:style-name="P18"><text:span text:style-name="T17"><text:s text:c="4"/></text:span><text:span text:style-name="T17">print()</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go build mt9x9.go &amp;&amp; ./mt9x9 || go run mt9x9.go</text:span></text:p>
          <text:p text:style-name="P18"><text:span text:style-name="T26"/></text:p>
          <text:p text:style-name="P18"><text:span text:style-name="T17">package main</text:span></text:p>
          <text:p text:style-name="P18"><text:span text:style-name="T17">import "fmt"</text:span></text:p>
          <text:p text:style-name="P18"><text:span text:style-name="T17">func main() {</text:span></text:p>
          <text:p text:style-name="P18"><text:span text:style-name="T17"><text:s text:c="4"/></text:span><text:span text:style-name="T17">for i := 1; i &lt;= 9; i += 3 {</text:span></text:p>
          <text:p text:style-name="P18"><text:span text:style-name="T17"><text:s text:c="8"/></text:span><text:span text:style-name="T17">for j := 1; j &lt;= 9; j++ {</text:span></text:p>
          <text:p text:style-name="P18"><text:span text:style-name="T17"><text:s text:c="12"/></text:span><text:span text:style-name="T17">for _, k := range []int{i, i+1, i+2} {</text:span></text:p>
          <text:p text:style-name="P18"><text:span text:style-name="T17"><text:s text:c="16"/></text:span><text:span text:style-name="T17">fmt.Printf("%dx%d=%2d\t", k, j, k*j)</text:span></text:p>
          <text:p text:style-name="P18"><text:span text:style-name="T17"><text:s text:c="12"/></text:span><text:span text:style-name="T17">}</text:span></text:p>
          <text:p text:style-name="P18"><text:span text:style-name="T17"><text:s text:c="12"/></text:span><text:span text:style-name="T17">fmt.Printf("\n")</text:span></text:p>
          <text:p text:style-name="P18"><text:span text:style-name="T17"><text:s text:c="8"/></text:span><text:span text:style-name="T17">}</text:span></text:p>
          <text:p text:style-name="P18"><text:span text:style-name="T17"><text:s text:c="8"/></text:span><text:span text:style-name="T17">println()</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6cm" svg:height="1.759cm" svg:x="17.8cm" svg:y="4.8cm">
          <draw:text-box>
            <text:p><text:span text:style-name="T19">Go</text:span></text:p>
          </draw:text-box>
        </draw:frame>
        <draw:frame draw:style-name="gr7" draw:text-style-name="P20" draw:layer="layout" svg:width="4cm" svg:height="1.759cm" svg:x="5.4cm" svg:y="4.801cm">
          <draw:text-box>
            <text:p><text:span text:style-name="T19">Swift</text:span></text:p>
          </draw:text-box>
        </draw:frame>
        <presentation:notes draw:style-name="dp2">
          <draw:page-thumbnail draw:style-name="gr4" draw:layer="layout" svg:width="12.696cm" svg:height="9.522cm" svg:x="3.175cm" svg:y="1.904cm" draw:page-number="2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umka mt9x9.um</text:span></text:p>
          <text:p text:style-name="P18"><text:span text:style-name="T26"/></text:p>
          <text:p text:style-name="P18"><text:span text:style-name="T17">fn main() {</text:span></text:p>
          <text:p text:style-name="P18"><text:span text:style-name="T17"><text:s text:c="4"/></text:span><text:span text:style-name="T17">for i := 1; i &lt;= 9; i += 3 {</text:span></text:p>
          <text:p text:style-name="P18"><text:span text:style-name="T17"><text:s text:c="8"/></text:span><text:span text:style-name="T17">for j := 1; j &lt;= 9; j++ {</text:span></text:p>
          <text:p text:style-name="P18"><text:span text:style-name="T17"><text:s text:c="12"/></text:span><text:span text:style-name="T17">for k in [3]int{i, i+1, i+2} {</text:span></text:p>
          <text:p text:style-name="P18"><text:span text:style-name="T17"><text:s text:c="16"/></text:span><text:span text:style-name="T17">printf("%dx%d=%2d\t", k, j, k*j)</text:span></text:p>
          <text:p text:style-name="P18"><text:span text:style-name="T17"><text:s text:c="12"/></text:span><text:span text:style-name="T17">}</text:span></text:p>
          <text:p text:style-name="P18"><text:span text:style-name="T17"><text:s text:c="12"/></text:span><text:span text:style-name="T17">printf("\n")</text:span></text:p>
          <text:p text:style-name="P18"><text:span text:style-name="T17"><text:s text:c="8"/></text:span><text:span text:style-name="T17">}</text:span></text:p>
          <text:p text:style-name="P18"><text:span text:style-name="T17"><text:s text:c="8"/></text:span><text:span text:style-name="T17">printf("\n")</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phix</text:span></text:p>
          <text:p text:style-name="P18"><text:span text:style-name="T16">-- phix mt9x9.ex</text:span></text:p>
          <text:p text:style-name="P18"><text:span text:style-name="T26"/></text:p>
          <text:p text:style-name="P18"><text:span text:style-name="T17">for i = 1 to 9 by 3 do</text:span></text:p>
          <text:p text:style-name="P18"><text:span text:style-name="T17"><text:s text:c="4"/></text:span><text:span text:style-name="T17">for j = 1 to 9 do</text:span></text:p>
          <text:p text:style-name="P18"><text:span text:style-name="T17"><text:s text:c="8"/></text:span><text:span text:style-name="T17">for k = i to i+2 do</text:span></text:p>
          <text:p text:style-name="P18"><text:span text:style-name="T17"><text:s text:c="12"/></text:span><text:span text:style-name="T17">printf(1, "%dx%d=%2d\t", {k,j,k*j})</text:span></text:p>
          <text:p text:style-name="P18"><text:span text:style-name="T17"><text:s text:c="8"/></text:span><text:span text:style-name="T17">end for</text:span></text:p>
          <text:p text:style-name="P18"><text:span text:style-name="T17"><text:s text:c="8"/></text:span><text:span text:style-name="T17">puts(1, "\n")</text:span></text:p>
          <text:p text:style-name="P18"><text:span text:style-name="T17"><text:s text:c="4"/></text:span><text:span text:style-name="T17">end for</text:span></text:p>
          <text:p text:style-name="P18"><text:span text:style-name="T17"><text:s text:c="4"/></text:span><text:span text:style-name="T17">puts(1, "\n")</text:span></text:p>
          <text:p text:style-name="P18"><text:span text:style-name="T17">end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4cm" svg:height="1.759cm" svg:x="15.8cm" svg:y="4.8cm">
          <draw:text-box>
            <text:p><text:span text:style-name="T19">Euphoria</text:span></text:p>
          </draw:text-box>
        </draw:frame>
        <draw:frame draw:style-name="gr9" draw:text-style-name="P20" draw:layer="layout" svg:width="4.4cm" svg:height="1.759cm" svg:x="4.9cm" svg:y="4.801cm">
          <draw:text-box>
            <text:p><text:span text:style-name="T19">Umka</text:span></text:p>
          </draw:text-box>
        </draw:frame>
        <presentation:notes draw:style-name="dp3">
          <office:forms form:automatic-focus="false" form:apply-design-mode="false"/>
          <draw:page-thumbnail draw:style-name="gr4" draw:layer="layout" svg:width="12.696cm" svg:height="9.522cm" svg:x="3.175cm" svg:y="1.904cm" draw:page-number="2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haxe --main Mt9x9 --interp</text:span></text:p>
          <text:p text:style-name="P18"><text:span text:style-name="T26"/></text:p>
          <text:p text:style-name="P18"><text:span text:style-name="T17">class Mt9x9 {</text:span></text:p>
          <text:p text:style-name="P18"><text:span text:style-name="T17"><text:s text:c="4"/></text:span><text:span text:style-name="T17">static function main() {</text:span></text:p>
          <text:p text:style-name="P18"><text:span text:style-name="T17"><text:s text:c="8"/></text:span><text:span text:style-name="T17">for (i in [1, 4, 7]) {</text:span></text:p>
          <text:p text:style-name="P18"><text:span text:style-name="T17"><text:s text:c="12"/></text:span><text:span text:style-name="T17">for (j in 1...10) {</text:span></text:p>
          <text:p text:style-name="P18"><text:span text:style-name="T17"><text:s text:c="16"/></text:span><text:span text:style-name="T17">for (k in [i, i+1, i+2]) {</text:span></text:p>
          <text:p text:style-name="P18"><text:span text:style-name="T17"><text:s text:c="20"/></text:span><text:span text:style-name="T17">Sys.print(k+'x'+j+'='+(k*j&lt;10?' ':'')+k*j+'\t');</text:span></text:p>
          <text:p text:style-name="P18"><text:span text:style-name="T17"><text:s text:c="16"/></text:span><text:span text:style-name="T17">}</text:span></text:p>
          <text:p text:style-name="P18"><text:span text:style-name="T17"><text:s text:c="16"/></text:span><text:span text:style-name="T17">Sys.print('\n');</text:span></text:p>
          <text:p text:style-name="P18"><text:span text:style-name="T17"><text:s text:c="12"/></text:span><text:span text:style-name="T17">}</text:span></text:p>
          <text:p text:style-name="P18"><text:span text:style-name="T17"><text:s text:c="12"/></text:span><text:span text:style-name="T17">Sys.println('');</text:span></text:p>
          <text:p text:style-name="P18"><text:span text:style-name="T17"><text:s text:c="8"/></text:span><text:span text:style-name="T17">}</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1cm" svg:y="6.8cm">
          <text:p text:style-name="P21"><text:span text:style-name="T16">// nekoc mt9x9.neko &amp;&amp; neko mt9x9.n</text:span></text:p>
          <text:p text:style-name="P21"><text:span text:style-name="T31"/></text:p>
          <text:p text:style-name="P21"><text:span text:style-name="T17">var sprintf = $loader.loadprim("std@sprintf", 2);</text:span></text:p>
          <text:p text:style-name="P21"><text:span text:style-name="T17">var i = 1;</text:span></text:p>
          <text:p text:style-name="P21"><text:span text:style-name="T17">while i &lt;= 9 {</text:span></text:p>
          <text:p text:style-name="P21"><text:span text:style-name="T17"><text:s text:c="4"/></text:span><text:span text:style-name="T17">var j = 1;</text:span></text:p>
          <text:p text:style-name="P21"><text:span text:style-name="T17"><text:s text:c="4"/></text:span><text:span text:style-name="T17">while <text:s/>j &lt;= 9 {</text:span></text:p>
          <text:p text:style-name="P21"><text:span text:style-name="T17"><text:s text:c="8"/></text:span><text:span text:style-name="T17">var k = i;</text:span></text:p>
          <text:p text:style-name="P21"><text:span text:style-name="T17"><text:s text:c="8"/></text:span><text:span text:style-name="T17">while k &lt;= i+2 {</text:span></text:p>
          <text:p text:style-name="P21"><text:span text:style-name="T17"><text:s text:c="12"/></text:span><text:span text:style-name="T17">$print(k, "x", j, "=", sprintf("%2d", k*j), "\t");</text:span></text:p>
          <text:p text:style-name="P21"><text:span text:style-name="T17"><text:s text:c="12"/></text:span><text:span text:style-name="T17">k += 1;</text:span></text:p>
          <text:p text:style-name="P21"><text:span text:style-name="T17"><text:s text:c="8"/></text:span><text:span text:style-name="T17">}</text:span></text:p>
          <text:p text:style-name="P21"><text:span text:style-name="T17"><text:s text:c="8"/></text:span><text:span text:style-name="T17">$print("\n");</text:span></text:p>
          <text:p text:style-name="P21"><text:span text:style-name="T17"><text:s text:c="8"/></text:span><text:span text:style-name="T17">j += 1;</text:span></text:p>
          <text:p text:style-name="P21"><text:span text:style-name="T17"><text:s text:c="4"/></text:span><text:span text:style-name="T17">}</text:span></text:p>
          <text:p text:style-name="P21"><text:span text:style-name="T17"><text:s text:c="4"/></text:span><text:span text:style-name="T17">$print("\n");</text:span></text:p>
          <text:p text:style-name="P21"><text:span text:style-name="T17"><text:s text:c="4"/></text:span><text:span text:style-name="T17">i += 3;</text:span></text:p>
          <text:p text:style-name="P21"><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7cm" svg:height="1.759cm" svg:x="17.1cm" svg:y="4.8cm">
          <draw:text-box>
            <text:p><text:span text:style-name="T19">Neko</text:span></text:p>
          </draw:text-box>
        </draw:frame>
        <draw:frame draw:style-name="gr7" draw:text-style-name="P20" draw:layer="layout" svg:width="4cm" svg:height="1.759cm" svg:x="5.1cm" svg:y="4.801cm">
          <draw:text-box>
            <text:p><text:span text:style-name="T19">Haxe</text:span></text:p>
          </draw:text-box>
        </draw:frame>
        <presentation:notes draw:style-name="dp2">
          <draw:page-thumbnail draw:style-name="gr4" draw:layer="layout" svg:width="12.696cm" svg:height="9.522cm" svg:x="3.175cm" svg:y="1.904cm" draw:page-number="3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 ponyc -b mt9x9 &amp;&amp; ./mt9x9</text:span></text:p>
          <text:p text:style-name="P21"><text:span text:style-name="T26"/></text:p>
          <text:p text:style-name="P21"><text:span text:style-name="T17">use "collections"</text:span></text:p>
          <text:p text:style-name="P21"><text:span text:style-name="T17">use "format"</text:span></text:p>
          <text:p text:style-name="P21"><text:span text:style-name="T17">actor Main</text:span></text:p>
          <text:p text:style-name="P21"><text:span text:style-name="T17"><text:s text:c="4"/></text:span><text:span text:style-name="T17">new create(env: Env) =&gt;</text:span></text:p>
          <text:p text:style-name="P21"><text:span text:style-name="T17"><text:s text:c="8"/></text:span><text:span text:style-name="T17">for i in Range[U8](1, 10, 3) do</text:span></text:p>
          <text:p text:style-name="P21"><text:span text:style-name="T17"><text:s text:c="12"/></text:span><text:span text:style-name="T17">for j in Range[U8](1, 10) do</text:span></text:p>
          <text:p text:style-name="P21"><text:span text:style-name="T17"><text:s text:c="16"/></text:span><text:span text:style-name="T17">for k in [i; i+1; i+2].values() do</text:span></text:p>
          <text:p text:style-name="P21"><text:span text:style-name="T17"><text:s text:c="20"/></text:span><text:span text:style-name="T17">env.out.write(k.string() + "x" + j.string() + "=" +</text:span></text:p>
          <text:p text:style-name="P21"><text:span text:style-name="T17"><text:s text:c="20"/></text:span><text:span text:style-name="T17">Format.int[U8](k*j where width=2) + "\t")</text:span></text:p>
          <text:p text:style-name="P21"><text:span text:style-name="T17"><text:s text:c="16"/></text:span><text:span text:style-name="T17">end</text:span></text:p>
          <text:p text:style-name="P21"><text:span text:style-name="T17"><text:s text:c="16"/></text:span><text:span text:style-name="T17">env.out.write("\n")</text:span></text:p>
          <text:p text:style-name="P21"><text:span text:style-name="T17"><text:s text:c="12"/></text:span><text:span text:style-name="T17">end</text:span></text:p>
          <text:p text:style-name="P21"><text:span text:style-name="T17"><text:s text:c="12"/></text:span><text:span text:style-name="T17">env.out.print("")</text:span></text:p>
          <text:p text:style-name="P21"><text:span text:style-name="T17"><text:s text:c="8"/></text:span><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7" draw:layer="layout" svg:width="11.2cm" svg:height="11.4cm" svg:x="13.151cm" svg:y="6.8cm">
          <text:p text:style-name="P46"><text:span text:style-name="T28"># objeckc -src mt9x9.obs -dest mt9x9.obe &amp;&amp; objeckr mt9x9.obe</text:span></text:p>
          <text:p text:style-name="P46"><text:span text:style-name="T29"/></text:p>
          <text:p text:style-name="P46"><text:span text:style-name="T30">class mt9x9 {</text:span></text:p>
          <text:p text:style-name="P46"><text:span text:style-name="T30"><text:s text:c="4"/></text:span><text:span text:style-name="T30">function : Main(args : String[]) ~ Nil {</text:span></text:p>
          <text:p text:style-name="P46"><text:span text:style-name="T30"><text:s text:c="8"/></text:span><text:span text:style-name="T30">for(i := 1; i &lt;= 9; i += 3;) {</text:span></text:p>
          <text:p text:style-name="P46"><text:span text:style-name="T30"><text:s text:c="12"/></text:span><text:span text:style-name="T30">for(j := 1; j &lt;= 9; j += 1;) {</text:span></text:p>
          <text:p text:style-name="P46"><text:span text:style-name="T30"><text:s text:c="16"/></text:span><text:span text:style-name="T30">for(k := i; k &lt;= i+2; k++;) {</text:span></text:p>
          <text:p text:style-name="P46"><text:span text:style-name="T30"><text:s text:c="20"/></text:span><text:span text:style-name="T30">IO.Console-&gt;Print(k)-&gt;Print('x')-&gt;Print(j)-&gt;Print('=');</text:span></text:p>
          <text:p text:style-name="P46"><text:span text:style-name="T30"><text:s text:c="20"/></text:span><text:span text:style-name="T30">if(k*j&lt;10) {IO.Console-&gt;Print(' ');};</text:span></text:p>
          <text:p text:style-name="P46"><text:span text:style-name="T30"><text:s text:c="20"/></text:span><text:span text:style-name="T30">IO.Console-&gt;Print(k*j)-&gt;Print('\t');</text:span></text:p>
          <text:p text:style-name="P46"><text:span text:style-name="T30"><text:s text:c="16"/></text:span><text:span text:style-name="T30">};</text:span></text:p>
          <text:p text:style-name="P46"><text:span text:style-name="T30"><text:s text:c="16"/></text:span><text:span text:style-name="T30">'\n'-&gt;Print();</text:span></text:p>
          <text:p text:style-name="P46"><text:span text:style-name="T30"><text:s text:c="12"/></text:span><text:span text:style-name="T30">};</text:span></text:p>
          <text:p text:style-name="P46"><text:span text:style-name="T30"><text:s text:c="12"/></text:span><text:span text:style-name="T30">""-&gt;PrintLine();</text:span></text:p>
          <text:p text:style-name="P46"><text:span text:style-name="T30"><text:s text:c="8"/></text:span><text:span text:style-name="T30">};</text:span></text:p>
          <text:p text:style-name="P46"><text:span text:style-name="T30"><text:s text:c="4"/></text:span><text:span text:style-name="T30">}</text:span></text:p>
          <text:p text:style-name="P46"><text:span text:style-name="T3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7cm" svg:height="1.759cm" svg:x="16.7cm" svg:y="4.8cm">
          <draw:text-box>
            <text:p><text:span text:style-name="T19">Objeck</text:span></text:p>
          </draw:text-box>
        </draw:frame>
        <draw:frame draw:style-name="gr7" draw:text-style-name="P20" draw:layer="layout" svg:width="4cm" svg:height="1.759cm" svg:x="5.3cm" svg:y="4.801cm">
          <draw:text-box>
            <text:p><text:span text:style-name="T19">Pony</text:span></text:p>
          </draw:text-box>
        </draw:frame>
        <presentation:notes draw:style-name="dp2">
          <draw:page-thumbnail draw:style-name="gr4" draw:layer="layout" svg:width="12.696cm" svg:height="9.522cm" svg:x="3.175cm" svg:y="1.904cm" draw:page-number="3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usr/bin/nit</text:span></text:p>
          <text:p text:style-name="P21"><text:span text:style-name="T16"># nitc mt9x9.nit &amp;&amp; ./mt9x9 || ./mt9x9.nit || nit mt9x9.nit</text:span></text:p>
          <text:p text:style-name="P21"><text:span text:style-name="T26"/></text:p>
          <text:p text:style-name="P21"><text:span text:style-name="T17">for i in [1..10[.step(3) do</text:span></text:p>
          <text:p text:style-name="P21"><text:span text:style-name="T17"><text:s text:c="4"/></text:span><text:span text:style-name="T17">for j in [1..9] do</text:span></text:p>
          <text:p text:style-name="P21"><text:span text:style-name="T17"><text:s text:c="8"/></text:span><text:span text:style-name="T17">for k in [i, i+1, i+2] do</text:span></text:p>
          <text:p text:style-name="P51"><text:span text:style-name="T17"><text:s text:c="12"/></text:span><text:span text:style-name="T17">printn "{k}x{j}="</text:span></text:p>
          <text:p text:style-name="P21"><text:span text:style-name="T17"><text:s text:c="12"/></text:span><text:span text:style-name="T17">if k*j &lt; 10 then</text:span></text:p>
          <text:p text:style-name="P21"><text:span text:style-name="T17"><text:s text:c="16"/></text:span><text:span text:style-name="T17">printn " "</text:span></text:p>
          <text:p text:style-name="P21"><text:span text:style-name="T17"><text:s text:c="12"/></text:span><text:span text:style-name="T17">end</text:span></text:p>
          <text:p text:style-name="P21"><text:span text:style-name="T17"><text:s text:c="12"/></text:span><text:span text:style-name="T17">printn "{k*j}\t"</text:span></text:p>
          <text:p text:style-name="P21"><text:span text:style-name="T17"><text:s text:c="8"/></text:span><text:span text:style-name="T17">end</text:span></text:p>
          <text:p text:style-name="P21"><text:span text:style-name="T17"><text:s text:c="8"/></text:span><text:span text:style-name="T17">printn "\n"</text:span></text:p>
          <text:p text:style-name="P21"><text:span text:style-name="T17"><text:s text:c="4"/></text:span><text:span text:style-name="T17">end</text:span></text:p>
          <text:p text:style-name="P21"><text:span text:style-name="T17"><text:s text:c="4"/></text:span><text:span text:style-name="T17">print ""</text:span></text:p>
          <text:p text:style-name="P21"><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nim compile mt9x9.nim &amp;&amp; ./mt9x9</text:span></text:p>
          <text:p text:style-name="P18"><text:span text:style-name="T26"/></text:p>
          <text:p text:style-name="P18"><text:span text:style-name="T17">import strformat</text:span></text:p>
          <text:p text:style-name="P18"><text:span text:style-name="T17">for i in countup(1, 9, 3):</text:span></text:p>
          <text:p text:style-name="P18"><text:span text:style-name="T17"><text:s text:c="4"/></text:span><text:span text:style-name="T17">for j in 1..9:</text:span></text:p>
          <text:p text:style-name="P18"><text:span text:style-name="T17"><text:s text:c="8"/></text:span><text:span text:style-name="T17">for k in [i, i+1, i+2]:</text:span></text:p>
          <text:p text:style-name="P18"><text:span text:style-name="T17"><text:s text:c="12"/></text:span><text:span text:style-name="T17">write(stdout, k, 'x', j, '=', &amp;"{k*j:2d}", '\t')</text:span></text:p>
          <text:p text:style-name="P18"><text:span text:style-name="T17"><text:s text:c="8"/></text:span><text:span text:style-name="T17">writeLine(stdout, "")</text:span></text:p>
          <text:p text:style-name="P18"><text:span text:style-name="T17"><text:s text:c="4"/></text:span><text:span text:style-name="T17">echo()</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cm" svg:height="1.759cm" svg:x="17.5cm" svg:y="4.8cm">
          <draw:text-box>
            <text:p><text:span text:style-name="T19">Nim</text:span></text:p>
          </draw:text-box>
        </draw:frame>
        <draw:frame draw:style-name="gr7" draw:text-style-name="P20" draw:layer="layout" svg:width="2.4cm" svg:height="1.759cm" svg:x="6cm" svg:y="4.801cm">
          <draw:text-box>
            <text:p><text:span text:style-name="T19">Nit</text:span></text:p>
          </draw:text-box>
        </draw:frame>
        <presentation:notes draw:style-name="dp2">
          <draw:page-thumbnail draw:style-name="gr4" draw:layer="layout" svg:width="12.696cm" svg:height="9.522cm" svg:x="3.175cm" svg:y="1.904cm" draw:page-number="3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ruby</text:span></text:p>
          <text:p text:style-name="P18"><text:span text:style-name="T16"># ./mt9x9.rb || ruby mt9x9.rb</text:span></text:p>
          <text:p text:style-name="P18"><text:span text:style-name="T18"/></text:p>
          <text:p text:style-name="P18"><text:span text:style-name="T17">for i in (1..9).step(3)</text:span></text:p>
          <text:p text:style-name="P18"><text:span text:style-name="T17"><text:s text:c="4"/></text:span><text:span text:style-name="T17">for j in (1..9)</text:span></text:p>
          <text:p text:style-name="P18"><text:span text:style-name="T17"><text:s text:c="8"/></text:span><text:span text:style-name="T17">[i, i+1, i+2].each{|k|</text:span></text:p>
          <text:p text:style-name="P18"><text:span text:style-name="T17"><text:s text:c="12"/></text:span><text:span text:style-name="T17">print "%dx%d=%2d\t" % [k, j, k*j]</text:span></text:p>
          <text:p text:style-name="P18"><text:span text:style-name="T17"><text:s text:c="8"/></text:span><text:span text:style-name="T17">}</text:span></text:p>
          <text:p text:style-name="P18"><text:span text:style-name="T17"><text:s text:c="8"/></text:span><text:span text:style-name="T17">print "\n"</text:span></text:p>
          <text:p text:style-name="P18"><text:span text:style-name="T17"><text:s text:c="4"/></text:span><text:span text:style-name="T17">end</text:span></text:p>
          <text:p text:style-name="P18"><text:span text:style-name="T17"><text:s text:c="4"/></text:span><text:span text:style-name="T17">puts</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rustc mt9x9.rs &amp;&amp; ./mt9x9</text:span></text:p>
          <text:p text:style-name="P18"><text:span text:style-name="T26"/></text:p>
          <text:p text:style-name="P18"><text:span text:style-name="T17">fn main() {</text:span></text:p>
          <text:p text:style-name="P18"><text:span text:style-name="T17"><text:s text:c="4"/></text:span><text:span text:style-name="T17">for i in (1..10).step_by(3) {</text:span></text:p>
          <text:p text:style-name="P18"><text:span text:style-name="T17"><text:s text:c="8"/></text:span><text:span text:style-name="T17">for j in 1..10 {</text:span></text:p>
          <text:p text:style-name="P18"><text:span text:style-name="T17"><text:s text:c="12"/></text:span><text:span text:style-name="T17">for k in &amp;[i, i+1, i+2] {</text:span></text:p>
          <text:p text:style-name="P18"><text:span text:style-name="T17"><text:s text:c="16"/></text:span><text:span text:style-name="T17">print!("{}x{}={:2}\t", k, j, k*j);</text:span></text:p>
          <text:p text:style-name="P18"><text:span text:style-name="T17"><text:s text:c="12"/></text:span><text:span text:style-name="T17">}</text:span></text:p>
          <text:p text:style-name="P18"><text:span text:style-name="T17"><text:s text:c="12"/></text:span><text:span text:style-name="T17">print!("\n");</text:span></text:p>
          <text:p text:style-name="P18"><text:span text:style-name="T17"><text:s text:c="8"/></text:span><text:span text:style-name="T17">}</text:span></text:p>
          <text:p text:style-name="P18"><text:span text:style-name="T17"><text:s text:c="8"/></text:span><text:span text:style-name="T17">println!();</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6cm" svg:height="1.759cm" svg:x="17.2cm" svg:y="4.8cm">
          <draw:text-box>
            <text:p><text:span text:style-name="T19">Rust</text:span></text:p>
          </draw:text-box>
        </draw:frame>
        <draw:frame draw:style-name="gr7" draw:text-style-name="P20" draw:layer="layout" svg:width="4.6cm" svg:height="1.759cm" svg:x="5.3cm" svg:y="4.801cm">
          <draw:text-box>
            <text:p><text:span text:style-name="T19">Ruby</text:span></text:p>
          </draw:text-box>
        </draw:frame>
        <presentation:notes draw:style-name="dp2">
          <draw:page-thumbnail draw:style-name="gr4" draw:layer="layout" svg:width="12.696cm" svg:height="9.522cm" svg:x="3.175cm" svg:y="1.904cm" draw:page-number="3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usr/bin/thune</text:span></text:p>
          <text:p text:style-name="P21"><text:span text:style-name="T16">; ./mt9x9.t || thune mt9x9.t</text:span></text:p>
          <text:p text:style-name="P21"><text:span text:style-name="T18"/></text:p>
          <text:p text:style-name="P21"><text:span text:style-name="T17">1 :i [</text:span></text:p>
          <text:p text:style-name="P21"><text:span text:style-name="T17"><text:s text:c="4"/></text:span><text:span text:style-name="T17">1 :j [</text:span></text:p>
          <text:p text:style-name="P21"><text:span text:style-name="T17"><text:s text:c="8"/></text:span><text:span text:style-name="T17">i :k [</text:span></text:p>
          <text:p text:style-name="P21"><text:span text:style-name="T17"><text:s text:c="12"/></text:span><text:span text:style-name="T17">k prin 'x' prin j prin '=' prin</text:span></text:p>
          <text:p text:style-name="P21"><text:span text:style-name="T17"><text:s text:c="12"/></text:span><text:span text:style-name="T17">10 k j mul gt? ift (' ' prin)</text:span></text:p>
          <text:p text:style-name="P21"><text:span text:style-name="T17"><text:s text:c="12"/></text:span><text:span text:style-name="T17">k j mul prin '^-' prin</text:span></text:p>
          <text:p text:style-name="P21"><text:span text:style-name="T17"><text:s text:c="12"/></text:span><text:span text:style-name="T17">k inc :k</text:span></text:p>
          <text:p text:style-name="P21"><text:span text:style-name="T17"><text:s text:c="8"/></text:span><text:span text:style-name="T17">] 3 loop</text:span></text:p>
          <text:p text:style-name="P21"><text:span text:style-name="T17"><text:s text:c="8"/></text:span><text:span text:style-name="T17">'^/' prin</text:span></text:p>
          <text:p text:style-name="P21"><text:span text:style-name="T17"><text:s text:c="8"/></text:span><text:span text:style-name="T17">j inc :j</text:span></text:p>
          <text:p text:style-name="P21"><text:span text:style-name="T17"><text:s text:c="4"/></text:span><text:span text:style-name="T17">] 9 loop</text:span></text:p>
          <text:p text:style-name="P21"><text:span text:style-name="T17"><text:s text:c="4"/></text:span><text:span text:style-name="T17">'^/' prin</text:span></text:p>
          <text:p text:style-name="P21"><text:span text:style-name="T17"><text:s text:c="4"/></text:span><text:span text:style-name="T17">3 i add :i</text:span></text:p>
          <text:p text:style-name="P21"><text:span text:style-name="T17">] 3 loop</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4cm" svg:y="6.8cm">
          <text:p text:style-name="P21"><text:span text:style-name="T16">#!/usr/bin/gst</text:span></text:p>
          <text:p text:style-name="P21"><text:span text:style-name="T16">" ./mt9x9.st || gst mt9x9.st "</text:span></text:p>
          <text:p text:style-name="P21"><text:span text:style-name="T26"/></text:p>
          <text:p text:style-name="P21"><text:span text:style-name="T17">1 to: 9 by: 3 do: [ :i |</text:span></text:p>
          <text:p text:style-name="P21"><text:span text:style-name="T17"><text:s text:c="4"/></text:span><text:span text:style-name="T17">1 to: 9 do: [ :j |</text:span></text:p>
          <text:p text:style-name="P21"><text:span text:style-name="T17"><text:s text:c="8"/></text:span><text:span text:style-name="T17">i to: i+2 do: [ :k |</text:span></text:p>
          <text:p text:style-name="P21"><text:span text:style-name="T17"><text:s text:c="12"/></text:span><text:span text:style-name="T17">Transcript show: k printString, 'x', j printString, '='.</text:span></text:p>
          <text:p text:style-name="P21"><text:span text:style-name="T17"><text:s text:c="12"/></text:span><text:span text:style-name="T17">k*j &lt; 10 ifTrue: [Transcript show: ' '].</text:span></text:p>
          <text:p text:style-name="P21"><text:span text:style-name="T17"><text:s text:c="12"/></text:span><text:span text:style-name="T17">Transcript show: (k*j) printString.</text:span></text:p>
          <text:p text:style-name="P21"><text:span text:style-name="T17"><text:s text:c="12"/></text:span><text:span text:style-name="T17">Character tab display</text:span></text:p>
          <text:p text:style-name="P21"><text:span text:style-name="T17"><text:s text:c="8"/></text:span><text:span text:style-name="T17">].</text:span></text:p>
          <text:p text:style-name="P21"><text:span text:style-name="T17"><text:s text:c="8"/></text:span><text:span text:style-name="T17">Character nl display</text:span></text:p>
          <text:p text:style-name="P21"><text:span text:style-name="T17"><text:s text:c="4"/></text:span><text:span text:style-name="T17">].</text:span></text:p>
          <text:p text:style-name="P21"><text:span text:style-name="T17"><text:s text:c="4"/></text:span><text:span text:style-name="T17">Transcript cr</text:span></text:p>
          <text:p text:style-name="P21"><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6cm" svg:height="1.759cm" svg:x="15.9cm" svg:y="4.8cm">
          <draw:text-box>
            <text:p><text:span text:style-name="T19">Smalltalk</text:span></text:p>
          </draw:text-box>
        </draw:frame>
        <draw:frame draw:style-name="gr7" draw:text-style-name="P20" draw:layer="layout" svg:width="4.6cm" svg:height="1.759cm" svg:x="4.5cm" svg:y="4.801cm">
          <draw:text-box>
            <text:p><text:span text:style-name="T19">Thune</text:span></text:p>
          </draw:text-box>
        </draw:frame>
        <presentation:notes draw:style-name="dp2">
          <draw:page-thumbnail draw:style-name="gr4" draw:layer="layout" svg:width="12.696cm" svg:height="9.522cm" svg:x="3.175cm" svg:y="1.904cm" draw:page-number="3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usr/bin/guile -s</text:span></text:p>
          <text:p text:style-name="P21"><text:span text:style-name="T16">!#</text:span></text:p>
          <text:p text:style-name="P21"><text:span text:style-name="T16">; ./mt9x9.scm || guile mt9x9.scm</text:span></text:p>
          <text:p text:style-name="P21"><text:span text:style-name="T26"/></text:p>
          <text:p text:style-name="P21"><text:span text:style-name="T17">(use-modules (ice-9 format))</text:span></text:p>
          <text:p text:style-name="P21"><text:span text:style-name="T17">(for-each</text:span></text:p>
          <text:p text:style-name="P21"><text:span text:style-name="T17"><text:s text:c="4"/></text:span><text:span text:style-name="T17">(lambda (i)</text:span></text:p>
          <text:p text:style-name="P21"><text:span text:style-name="T17"><text:s text:c="8"/></text:span><text:span text:style-name="T17">(for-each</text:span></text:p>
          <text:p text:style-name="P21"><text:span text:style-name="T17"><text:s text:c="12"/></text:span><text:span text:style-name="T17">(lambda (j)</text:span></text:p>
          <text:p text:style-name="P21"><text:span text:style-name="T17"><text:s text:c="16"/></text:span><text:span text:style-name="T17">(for-each</text:span></text:p>
          <text:p text:style-name="P21"><text:span text:style-name="T17"><text:s text:c="20"/></text:span><text:span text:style-name="T17">(lambda (k)</text:span></text:p>
          <text:p text:style-name="P21"><text:span text:style-name="T17"><text:s text:c="25"/></text:span><text:span text:style-name="T17">(format #t "~dx~d=~2d~c" k j (* k j) #\tab))</text:span></text:p>
          <text:p text:style-name="P21"><text:span text:style-name="T17"><text:s text:c="20"/></text:span><text:span text:style-name="T17">(list i (+ i 1) (+ i 2)))</text:span></text:p>
          <text:p text:style-name="P21"><text:span text:style-name="T17"><text:s text:c="16"/></text:span><text:span text:style-name="T17">(display #\newline))</text:span></text:p>
          <text:p text:style-name="P21"><text:span text:style-name="T17"><text:s text:c="12"/></text:span><text:span text:style-name="T17">(map 1+ (iota 9)))</text:span></text:p>
          <text:p text:style-name="P21"><text:span text:style-name="T17"><text:s text:c="8"/></text:span><text:span text:style-name="T17">(newline))</text:span></text:p>
          <text:p text:style-name="P21"><text:span text:style-name="T17"><text:s text:c="4"/></text:span><text:span text:style-name="T17">'(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4cm" svg:y="6.8cm">
          <text:p text:style-name="P18"><text:span text:style-name="T16">#!/usr/bin/gcl -f</text:span></text:p>
          <text:p text:style-name="P18"><text:span text:style-name="T16">; ./mt9x9.lisp || gcl -f mt9x9.lisp</text:span></text:p>
          <text:p text:style-name="P18"><text:span text:style-name="T26"/></text:p>
          <text:p text:style-name="P18"><text:span text:style-name="T17">(dolist (i '(1 4 7))</text:span></text:p>
          <text:p text:style-name="P18"><text:span text:style-name="T17"><text:s text:c="4"/></text:span><text:span text:style-name="T17">(dolist (j '(1 2 3 4 5 6 7 8 9))</text:span></text:p>
          <text:p text:style-name="P18"><text:span text:style-name="T17"><text:s text:c="8"/></text:span><text:span text:style-name="T17">(dolist (k (list i (+ i 1) (+ i 2)))</text:span></text:p>
          <text:p text:style-name="P18"><text:span text:style-name="T17"><text:s text:c="12"/></text:span><text:span text:style-name="T17">(format t "~Dx~D=~2D ~@T" k j (* k j))</text:span></text:p>
          <text:p text:style-name="P18"><text:span text:style-name="T17"><text:s text:c="8"/></text:span><text:span text:style-name="T17">)</text:span></text:p>
          <text:p text:style-name="P18"><text:span text:style-name="T17"><text:s text:c="8"/></text:span><text:span text:style-name="T17">(format t "~%")</text:span></text:p>
          <text:p text:style-name="P18"><text:span text:style-name="T17"><text:s text:c="4"/></text:span><text:span text:style-name="T17">)</text:span></text:p>
          <text:p text:style-name="P18"><text:span text:style-name="T17"><text:s text:c="4"/></text:span><text:span text:style-name="T17">(terpri)</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8.8cm" svg:height="1.759cm" svg:x="14.6cm" svg:y="4.8cm">
          <draw:text-box>
            <text:p><text:span text:style-name="T19">CommonLisp</text:span></text:p>
          </draw:text-box>
        </draw:frame>
        <draw:frame draw:style-name="gr7" draw:text-style-name="P20" draw:layer="layout" svg:width="5.4cm" svg:height="1.759cm" svg:x="4.6cm" svg:y="4.801cm">
          <draw:text-box>
            <text:p><text:span text:style-name="T19">Scheme</text:span></text:p>
          </draw:text-box>
        </draw:frame>
        <presentation:notes draw:style-name="dp2">
          <draw:page-thumbnail draw:style-name="gr4" draw:layer="layout" svg:width="12.696cm" svg:height="9.522cm" svg:x="3.175cm" svg:y="1.904cm" draw:page-number="3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janet</text:span></text:p>
          <text:p text:style-name="P18"><text:span text:style-name="T16"># ./mt9x9.janet || janet mt9x9.janet</text:span></text:p>
          <text:p text:style-name="P18"><text:span text:style-name="T26"/></text:p>
          <text:p text:style-name="P18"><text:span text:style-name="T17">(loop [i :range [1 9] :when (zero? (% (- i 1) 3))]</text:span></text:p>
          <text:p text:style-name="P18"><text:span text:style-name="T17"><text:s text:c="4"/></text:span><text:span text:style-name="T17">(for j 1 10</text:span></text:p>
          <text:p text:style-name="P18"><text:span text:style-name="T17"><text:s text:c="8"/></text:span><text:span text:style-name="T17">(each k [i (+ i 1) (+ i 2)]</text:span></text:p>
          <text:p text:style-name="P18"><text:span text:style-name="T17"><text:s text:c="12"/></text:span><text:span text:style-name="T17">(prin k "x" j "=" (string/format "%2d" (* k j)) "\t")</text:span></text:p>
          <text:p text:style-name="P18"><text:span text:style-name="T17"><text:s text:c="8"/></text:span><text:span text:style-name="T17">)</text:span></text:p>
          <text:p text:style-name="P18"><text:span text:style-name="T17"><text:s text:c="8"/></text:span><text:span text:style-name="T17">(print)</text:span></text:p>
          <text:p text:style-name="P18"><text:span text:style-name="T17"><text:s text:c="4"/></text:span><text:span text:style-name="T17">)</text:span></text:p>
          <text:p text:style-name="P18"><text:span text:style-name="T17"><text:s text:c="4"/></text:span><text:span text:style-name="T17">(print)</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clojure</text:span></text:p>
          <text:p text:style-name="P18"><text:span text:style-name="T16">;; ./mt9x9.clj || clojure mt9x9.clj</text:span></text:p>
          <text:p text:style-name="P18"><text:span text:style-name="T26"/></text:p>
          <text:p text:style-name="P18"><text:span text:style-name="T17">(doseq [i (range 1 10 3) j (range 1 10) k [i (+ i 1) (+ i 2)]]</text:span></text:p>
          <text:p text:style-name="P18"><text:span text:style-name="T17"><text:s text:c="4"/></text:span><text:span text:style-name="T17">(printf "%dx%d=%2d" k j (* k j))</text:span></text:p>
          <text:p text:style-name="P18"><text:span text:style-name="T17"><text:s text:c="4"/></text:span><text:span text:style-name="T17">(print (if (not= k (+ i 2)) "\t" (if (= j 9) "\n\n" "\n")))</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2cm" svg:height="1.759cm" svg:x="16.5cm" svg:y="4.8cm">
          <draw:text-box>
            <text:p><text:span text:style-name="T19">Clojure</text:span></text:p>
          </draw:text-box>
        </draw:frame>
        <draw:frame draw:style-name="gr7" draw:text-style-name="P20" draw:layer="layout" svg:width="3.8cm" svg:height="1.759cm" svg:x="5.1cm" svg:y="4.801cm">
          <draw:text-box>
            <text:p><text:span text:style-name="T19">Janet</text:span></text:p>
          </draw:text-box>
        </draw:frame>
        <presentation:notes draw:style-name="dp2">
          <draw:page-thumbnail draw:style-name="gr4" draw:layer="layout" svg:width="12.696cm" svg:height="9.522cm" svg:x="3.175cm" svg:y="1.904cm" draw:page-number="3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racket</text:span></text:p>
          <text:p text:style-name="P18"><text:span text:style-name="T16">; ./mt9x9.rkt || racket mt9x9.rkt</text:span></text:p>
          <text:p text:style-name="P18"><text:span text:style-name="T26"/></text:p>
          <text:p text:style-name="P18"><text:span text:style-name="T17">#lang racket</text:span></text:p>
          <text:p text:style-name="P18"><text:span text:style-name="T17">(for ([i (in-range 1 10 3)])</text:span></text:p>
          <text:p text:style-name="P18"><text:span text:style-name="T17"><text:s text:c="4"/></text:span><text:span text:style-name="T17">(for ([j (in-range 1 10)])</text:span></text:p>
          <text:p text:style-name="P18"><text:span text:style-name="T17"><text:s text:c="8"/></text:span><text:span text:style-name="T17">(for ([k (list i (+ i 1) (+ i 2))])</text:span></text:p>
          <text:p text:style-name="P18"><text:span text:style-name="T17"><text:s text:c="12"/></text:span><text:span text:style-name="T17">(printf "~ax~a=" k j)</text:span></text:p>
          <text:p text:style-name="P18"><text:span text:style-name="T17"><text:s text:c="12"/></text:span><text:span text:style-name="T17">(display (~a (* k j) #:width 2 #:align 'right))</text:span></text:p>
          <text:p text:style-name="P18"><text:span text:style-name="T17"><text:s text:c="12"/></text:span><text:span text:style-name="T17">(printf "\t")</text:span></text:p>
          <text:p text:style-name="P18"><text:span text:style-name="T17"><text:s text:c="8"/></text:span><text:span text:style-name="T17">)</text:span></text:p>
          <text:p text:style-name="P18"><text:span text:style-name="T17"><text:s text:c="8"/></text:span><text:span text:style-name="T17">(displayln "")</text:span></text:p>
          <text:p text:style-name="P18"><text:span text:style-name="T17"><text:s text:c="4"/></text:span><text:span text:style-name="T17">)</text:span></text:p>
          <text:p text:style-name="P18"><text:span text:style-name="T17"><text:s text:c="4"/></text:span><text:span text:style-name="T17">(newline)</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es</text:span></text:p>
          <text:p text:style-name="P18"><text:span text:style-name="T16">;; ./mt9x9.esl || es mt9x9.esl</text:span></text:p>
          <text:p text:style-name="P18"><text:span text:style-name="T26"/></text:p>
          <text:p text:style-name="P18"><text:span text:style-name="T17">(for i in (1 10 3)</text:span></text:p>
          <text:p text:style-name="P18"><text:span text:style-name="T17"><text:s text:c="4"/></text:span><text:span text:style-name="T17">(for j in (1 10)</text:span></text:p>
          <text:p text:style-name="P18"><text:span text:style-name="T17"><text:s text:c="8"/></text:span><text:span text:style-name="T17">(for k in (@ i (i + 1) (+ i 2))</text:span></text:p>
          <text:p text:style-name="P18"><text:span text:style-name="T17"><text:s text:c="12"/></text:span><text:span text:style-name="T17">(printf '$(k)x$(j)=')</text:span></text:p>
          <text:p text:style-name="P18"><text:span text:style-name="T17"><text:s text:c="12"/></text:span><text:span text:style-name="T17">(if ((k * j) &lt; 10) (printf " "))</text:span></text:p>
          <text:p text:style-name="P18"><text:span text:style-name="T17"><text:s text:c="12"/></text:span><text:span text:style-name="T17">(printf '$(k * j)\t')</text:span></text:p>
          <text:p text:style-name="P18"><text:span text:style-name="T17"><text:s text:c="8"/></text:span><text:span text:style-name="T17">)</text:span></text:p>
          <text:p text:style-name="P18"><text:span text:style-name="T17"><text:s text:c="8"/></text:span><text:span text:style-name="T17">(printf "\n")</text:span></text:p>
          <text:p text:style-name="P18"><text:span text:style-name="T17"><text:s text:c="4"/></text:span><text:span text:style-name="T17">)</text:span></text:p>
          <text:p text:style-name="P18"><text:span text:style-name="T17"><text:s text:c="4"/></text:span><text:span text:style-name="T17">(print)</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2cm" svg:height="1.759cm" svg:x="16.5cm" svg:y="4.8cm">
          <draw:text-box>
            <text:p><text:span text:style-name="T19">ESlang</text:span></text:p>
          </draw:text-box>
        </draw:frame>
        <draw:frame draw:style-name="gr7" draw:text-style-name="P20" draw:layer="layout" svg:width="5cm" svg:height="1.759cm" svg:x="4.4cm" svg:y="4.801cm">
          <draw:text-box>
            <text:p><text:span text:style-name="T19">Racket</text:span></text:p>
          </draw:text-box>
        </draw:frame>
        <presentation:notes draw:style-name="dp2">
          <draw:page-thumbnail draw:style-name="gr4" draw:layer="layout" svg:width="12.696cm" svg:height="9.522cm" svg:x="3.175cm" svg:y="1.904cm" draw:page-number="3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 /usr/bin/gforth</text:span></text:p>
          <text:p text:style-name="P21"><text:span text:style-name="T16">\ ./mt9x9.fth || gforth mt9x9.fth</text:span></text:p>
          <text:p text:style-name="P21"><text:span text:style-name="T26"/></text:p>
          <text:p text:style-name="P21"><text:span text:style-name="T17">: mt9x9</text:span></text:p>
          <text:p text:style-name="P21"><text:span text:style-name="T17"><text:s text:c="4"/></text:span><text:span text:style-name="T17">10 1 do</text:span></text:p>
          <text:p text:style-name="P21"><text:span text:style-name="T17"><text:s text:c="8"/></text:span><text:span text:style-name="T17">10 1 do</text:span></text:p>
          <text:p text:style-name="P21"><text:span text:style-name="T17"><text:s text:c="12"/></text:span><text:span text:style-name="T17">3 0 do</text:span></text:p>
          <text:p text:style-name="P21"><text:span text:style-name="T17"><text:s text:c="16"/></text:span><text:span text:style-name="T17">i k + 1 u.r 120 emit</text:span></text:p>
          <text:p text:style-name="P21"><text:span text:style-name="T17"><text:s text:c="16"/></text:span><text:span text:style-name="T17">j 1 u.r 61 emit</text:span></text:p>
          <text:p text:style-name="P21"><text:span text:style-name="T17"><text:s text:c="16"/></text:span><text:span text:style-name="T17">i k + j * 2 u.r 9 emit</text:span></text:p>
          <text:p text:style-name="P21"><text:span text:style-name="T17"><text:s text:c="12"/></text:span><text:span text:style-name="T17">loop</text:span></text:p>
          <text:p text:style-name="P21"><text:span text:style-name="T17"><text:s text:c="12"/></text:span><text:span text:style-name="T17">10 emit</text:span></text:p>
          <text:p text:style-name="P21"><text:span text:style-name="T17"><text:s text:c="8"/></text:span><text:span text:style-name="T17">loop</text:span></text:p>
          <text:p text:style-name="P21"><text:span text:style-name="T17"><text:s text:c="8"/></text:span><text:span text:style-name="T17">cr</text:span></text:p>
          <text:p text:style-name="P21"><text:span text:style-name="T17"><text:s text:c="4"/></text:span><text:span text:style-name="T17">3 +loop ;</text:span></text:p>
          <text:p text:style-name="P21"><text:span text:style-name="T17">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1cm" svg:y="6.8cm">
          <text:p text:style-name="P21"><text:span text:style-name="T16">% gs -q -dNODISPLAY -dBATCH mt9x9.ps</text:span></text:p>
          <text:p text:style-name="P21"><text:span text:style-name="T26"/></text:p>
          <text:p text:style-name="P21"><text:span text:style-name="T17">1 3 9 {</text:span></text:p>
          <text:p text:style-name="P21"><text:span text:style-name="T17"><text:s text:c="4"/></text:span><text:span text:style-name="T17">/i exch def</text:span></text:p>
          <text:p text:style-name="P21"><text:span text:style-name="T17"><text:s text:c="4"/></text:span><text:span text:style-name="T17">1 1 9 {</text:span></text:p>
          <text:p text:style-name="P21"><text:span text:style-name="T17"><text:s text:c="8"/></text:span><text:span text:style-name="T17">/j exch def</text:span></text:p>
          <text:p text:style-name="P21"><text:span text:style-name="T17"><text:s text:c="8"/></text:span><text:span text:style-name="T17">i 1 i 2 add {</text:span></text:p>
          <text:p text:style-name="P21"><text:span text:style-name="T17"><text:s text:c="12"/></text:span><text:span text:style-name="T17">/k exch def</text:span></text:p>
          <text:p text:style-name="P21"><text:span text:style-name="T17"><text:s text:c="12"/></text:span><text:span text:style-name="T17">k 1 string cvs print (x) print</text:span></text:p>
          <text:p text:style-name="P21"><text:span text:style-name="T17"><text:s text:c="12"/></text:span><text:span text:style-name="T17">j 1 string cvs print (=) print</text:span></text:p>
          <text:p text:style-name="P21"><text:span text:style-name="T17"><text:s text:c="12"/></text:span><text:span text:style-name="T17">k j mul dup 10 lt {</text:span></text:p>
          <text:p text:style-name="P21"><text:span text:style-name="T17"><text:s text:c="16"/></text:span><text:span text:style-name="T17">( ) print</text:span></text:p>
          <text:p text:style-name="P21"><text:span text:style-name="T17"><text:s text:c="12"/></text:span><text:span text:style-name="T17">} if 2 string cvs print (\t) print</text:span></text:p>
          <text:p text:style-name="P21"><text:span text:style-name="T17"><text:s text:c="8"/></text:span><text:span text:style-name="T17">} for (\n) print</text:span></text:p>
          <text:p text:style-name="P21"><text:span text:style-name="T17"><text:s text:c="4"/></text:span><text:span text:style-name="T17">} for () =</text:span></text:p>
          <text:p text:style-name="P21"><text:span text:style-name="T17">}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7cm" svg:height="1.759cm" svg:x="15.6cm" svg:y="4.8cm">
          <draw:text-box>
            <text:p><text:span text:style-name="T19">PostScript</text:span></text:p>
          </draw:text-box>
        </draw:frame>
        <draw:frame draw:style-name="gr7" draw:text-style-name="P20" draw:layer="layout" svg:width="4cm" svg:height="1.759cm" svg:x="5.1cm" svg:y="4.801cm">
          <draw:text-box>
            <text:p><text:span text:style-name="T19">Forth</text:span></text:p>
          </draw:text-box>
        </draw:frame>
        <presentation:notes draw:style-name="dp2">
          <draw:page-thumbnail draw:style-name="gr4" draw:layer="layout" svg:width="12.696cm" svg:height="9.522cm" svg:x="3.175cm" svg:y="1.904cm" draw:page-number="3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10" draw:text-style-name="P19" draw:layer="layout" svg:width="11.2cm" svg:height="11.4cm" svg:x="1.2cm" svg:y="6.8cm">
          <text:p text:style-name="P18"><text:span text:style-name="T16">-- ghc mt9x9.hs &amp;&amp; ./mt9x9 || runghc mt9x9.hs</text:span></text:p>
          <text:p text:style-name="P18"><text:span text:style-name="T18"/></text:p>
          <text:p text:style-name="P18"><text:span text:style-name="T17">import Control.Monad</text:span></text:p>
          <text:p text:style-name="P18"><text:span text:style-name="T17">main = do</text:span></text:p>
          <text:p text:style-name="P18"><text:span text:style-name="T17"><text:s text:c="4"/></text:span><text:span text:style-name="T17">forM_ [1,4..9] $ \i -&gt; do</text:span></text:p>
          <text:p text:style-name="P18"><text:span text:style-name="T17"><text:s text:c="8"/></text:span><text:span text:style-name="T17">forM_ [1..9] $ \j -&gt; do</text:span></text:p>
          <text:p text:style-name="P18"><text:span text:style-name="T17"><text:s text:c="12"/></text:span><text:span text:style-name="T17">forM_ [i, i+1, i+2] $ \k -&gt; do</text:span></text:p>
          <text:p text:style-name="P18"><text:span text:style-name="T17"><text:s text:c="16"/></text:span><text:span text:style-name="T17">putStr (show k ++ "x" ++ show j ++ "=" ++</text:span></text:p>
          <text:p text:style-name="P18"><text:span text:style-name="T17"><text:s text:c="20"/></text:span><text:span text:style-name="T17">(if (k*j) &lt; 10 then " " else "") ++</text:span></text:p>
          <text:p text:style-name="P18"><text:span text:style-name="T17"><text:s text:c="20"/></text:span><text:span text:style-name="T17">show (k*j) ++ "\t")</text:span></text:p>
          <text:p text:style-name="P18"><text:span text:style-name="T17"><text:s text:c="12"/></text:span><text:span text:style-name="T17">putStrLn ""</text:span></text:p>
          <text:p text:style-name="P18"><text:span text:style-name="T17"><text:s text:c="8"/></text:span><text:span text:style-name="T17">putChar '\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9" draw:layer="layout" svg:width="11.2cm" svg:height="11.4cm" svg:x="13.154cm" svg:y="6.8cm">
          <text:p text:style-name="P18"><text:span text:style-name="T16">#!/usr/bin/elixir</text:span></text:p>
          <text:p text:style-name="P18"><text:span text:style-name="T16"># ./mt9x9.exs || elixir mt9x9.exs</text:span></text:p>
          <text:p text:style-name="P18"><text:span text:style-name="T26"/></text:p>
          <text:p text:style-name="P18"><text:span text:style-name="T17">Enum.each(Stream.take_every(1..9, 3), fn i -&gt;</text:span></text:p>
          <text:p text:style-name="P18"><text:span text:style-name="T17"><text:s text:c="4"/></text:span><text:span text:style-name="T17">Enum.each(Enum.sort(1..9), fn j -&gt;</text:span></text:p>
          <text:p text:style-name="P18"><text:span text:style-name="T17"><text:s text:c="8"/></text:span><text:span text:style-name="T17">Enum.each([i, i+1, i+2], fn k -&gt;</text:span></text:p>
          <text:p text:style-name="P18"><text:span text:style-name="T17"><text:s text:c="12"/></text:span><text:span text:style-name="T17">IO.write "#{k}x#{j}=”</text:span></text:p>
          <text:p text:style-name="P18"><text:span text:style-name="T17"><text:s text:c="12"/></text:span><text:span text:style-name="T17">IO.write ‘#{String.pad_leading(to_string(k*j),2)}\t"</text:span></text:p>
          <text:p text:style-name="P18"><text:span text:style-name="T17"><text:s text:c="8"/></text:span><text:span text:style-name="T17">end)</text:span></text:p>
          <text:p text:style-name="P18"><text:span text:style-name="T17"><text:s text:c="8"/></text:span><text:span text:style-name="T17">IO.write "\n"</text:span></text:p>
          <text:p text:style-name="P18"><text:span text:style-name="T17"><text:s text:c="4"/></text:span><text:span text:style-name="T17">end)</text:span></text:p>
          <text:p text:style-name="P18"><text:span text:style-name="T17"><text:s text:c="4"/></text:span><text:span text:style-name="T17">IO.puts ""</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1" draw:text-style-name="P20" draw:layer="layout" svg:width="4.3cm" svg:height="1.759cm" svg:x="16.9cm" svg:y="4.8cm">
          <draw:text-box>
            <text:p><text:span text:style-name="T19">Elixir</text:span></text:p>
          </draw:text-box>
        </draw:frame>
        <draw:frame draw:style-name="gr11" draw:text-style-name="P20" draw:layer="layout" svg:width="5.4cm" svg:height="1.759cm" svg:x="4.5cm" svg:y="4.801cm">
          <draw:text-box>
            <text:p><text:span text:style-name="T19">Haskell</text:span></text:p>
          </draw:text-box>
        </draw:frame>
        <presentation:notes draw:style-name="dp2">
          <draw:page-thumbnail draw:style-name="gr4" draw:layer="layout" svg:width="12.696cm" svg:height="9.522cm" svg:x="3.175cm" svg:y="1.904cm" draw:page-number="3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12" draw:text-style-name="P52" draw:layer="layout" svg:width="11.2cm" svg:height="11.4cm" svg:x="1.2cm" svg:y="6.8cm">
          <text:p text:style-name="P45"><text:span text:style-name="T20">% erlc mt9x9.erl &amp;&amp; erl -noshell -s mt9x9 start -s init stop</text:span></text:p>
          <text:p text:style-name="P45"><text:span text:style-name="T32"/></text:p>
          <text:p text:style-name="P45"><text:span text:style-name="T33">-module(mt9x9).</text:span></text:p>
          <text:p text:style-name="P45"><text:span text:style-name="T33">-export([start/0]).</text:span></text:p>
          <text:p text:style-name="P45"><text:span text:style-name="T33">start() -&gt;</text:span></text:p>
          <text:p text:style-name="P45"><text:span text:style-name="T33"><text:s text:c="4"/></text:span><text:span text:style-name="T33">[block(I) || I &lt;- lists:seq(1, 9, 3)].</text:span></text:p>
          <text:p text:style-name="P45"><text:span text:style-name="T33">block(I) -&gt;</text:span></text:p>
          <text:p text:style-name="P45"><text:span text:style-name="T33"><text:s text:c="4"/></text:span><text:span text:style-name="T33">[line(I, J) || J &lt;- lists:seq(1, 9)],</text:span></text:p>
          <text:p text:style-name="P45"><text:span text:style-name="T33"><text:s text:c="4"/></text:span><text:span text:style-name="T33">io:fwrite("~n").</text:span></text:p>
          <text:p text:style-name="P45"><text:span text:style-name="T33">line(I, J) -&gt;</text:span></text:p>
          <text:p text:style-name="P45"><text:span text:style-name="T33"><text:s text:c="4"/></text:span><text:span text:style-name="T33">[io:format("~Bx~B=~2B\t", [K, J, K*J]) || K &lt;- lists:seq(I, I+2)],</text:span></text:p>
          <text:p text:style-name="P45"><text:span text:style-name="T33"><text:s text:c="4"/></text:span><text:span text:style-name="T33">io:nl().</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24" draw:layer="layout" svg:width="11.2cm" svg:height="11.4cm" svg:x="13.154cm" svg:y="6.8cm">
          <text:p text:style-name="P23"><text:span text:style-name="T20">#!/usr/bin/escript</text:span></text:p>
          <text:p text:style-name="P23"><text:span text:style-name="T20">% ./mt9x9.es || escript mt9x9.es</text:span></text:p>
          <text:p text:style-name="P23"><text:span text:style-name="T34"/></text:p>
          <text:p text:style-name="P23"><text:span text:style-name="T21">main(_) -&gt;</text:span></text:p>
          <text:p text:style-name="P23"><text:span text:style-name="T21"><text:s text:c="4"/></text:span><text:span text:style-name="T21">[block(I) || I &lt;- lists:seq(1, 9, 3)].</text:span></text:p>
          <text:p text:style-name="P23"><text:span text:style-name="T21">block(I) -&gt;</text:span></text:p>
          <text:p text:style-name="P23"><text:span text:style-name="T21"><text:s text:c="4"/></text:span><text:span text:style-name="T21">[line(I, J) || J &lt;- lists:seq(1, 9)],</text:span></text:p>
          <text:p text:style-name="P23"><text:span text:style-name="T21"><text:s text:c="4"/></text:span><text:span text:style-name="T21">io:fwrite("~n").</text:span></text:p>
          <text:p text:style-name="P23"><text:span text:style-name="T21">line(I, J) -&gt;</text:span></text:p>
          <text:p text:style-name="P23"><text:span text:style-name="T21"><text:s text:c="4"/></text:span><text:span text:style-name="T21">[io:format("~Bx~B=~2B\t", [K, J, K*J]) || K &lt;- lists:seq(I, I+2)],</text:span></text:p>
          <text:p text:style-name="P23"><text:span text:style-name="T21"><text:s text:c="4"/></text:span><text:span text:style-name="T21">io:nl().</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1" draw:text-style-name="P20" draw:layer="layout" svg:width="5.1cm" svg:height="1.759cm" svg:x="16.5cm" svg:y="4.8cm">
          <draw:text-box>
            <text:p><text:span text:style-name="T19">EScript</text:span></text:p>
          </draw:text-box>
        </draw:frame>
        <draw:frame draw:style-name="gr11" draw:text-style-name="P20" draw:layer="layout" svg:width="5.4cm" svg:height="1.759cm" svg:x="4.9cm" svg:y="4.801cm">
          <draw:text-box>
            <text:p><text:span text:style-name="T19">Erlang</text:span></text:p>
          </draw:text-box>
        </draw:frame>
        <presentation:notes draw:style-name="dp2">
          <draw:page-thumbnail draw:style-name="gr4" draw:layer="layout" svg:width="12.696cm" svg:height="9.522cm" svg:x="3.175cm" svg:y="1.904cm" draw:page-number="4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13" draw:text-style-name="P54" draw:layer="layout" svg:width="11.2cm" svg:height="11.4cm" svg:x="1.2cm" svg:y="6.8cm">
          <text:p text:style-name="P53"><text:span text:style-name="T16">// patscc mt9x9.dats -o mt9x9 &amp;&amp; ./mt9x9</text:span></text:p>
          <text:p text:style-name="P53"><text:span text:style-name="T18"/></text:p>
          <text:p text:style-name="P53"><text:span text:style-name="T35">#include "share/atspre_staload.hats"</text:span></text:p>
          <text:p text:style-name="P53"><text:span text:style-name="T35">implement main0() = block(1) where {</text:span></text:p>
          <text:p text:style-name="P53"><text:span text:style-name="T35"><text:s text:c="4"/></text:span><text:span text:style-name="T35">fun item(i: int, j: int, k: int): void =</text:span></text:p>
          <text:p text:style-name="P53"><text:span text:style-name="T35"><text:s text:c="8"/></text:span><text:span text:style-name="T35">if k &lt; i+3 then (</text:span></text:p>
          <text:p text:style-name="P53"><text:span text:style-name="T35"><text:s text:c="12"/></text:span><text:span text:style-name="T35">print!(k, "x", j, "=",</text:span></text:p>
          <text:p text:style-name="P53"><text:span text:style-name="T35"><text:s text:c="16"/></text:span><text:span text:style-name="T35">(if k*j &lt; 10 then " " else ""): string, k*j, "\t");</text:span></text:p>
          <text:p text:style-name="P53"><text:span text:style-name="T35"><text:s text:c="12"/></text:span><text:span text:style-name="T35">item(i, j, k+1)</text:span></text:p>
          <text:p text:style-name="P53"><text:span text:style-name="T35"><text:s text:c="8"/></text:span><text:span text:style-name="T35">)</text:span></text:p>
          <text:p text:style-name="P53"><text:span text:style-name="T35"><text:s text:c="4"/></text:span><text:span text:style-name="T35">fun line(i: int, j: int): void =</text:span></text:p>
          <text:p text:style-name="P53"><text:span text:style-name="T35"><text:s text:c="8"/></text:span><text:span text:style-name="T35">if j &lt; 10 then (</text:span></text:p>
          <text:p text:style-name="P53"><text:span text:style-name="T35"><text:s text:c="12"/></text:span><text:span text:style-name="T35">item(i, j, i);</text:span></text:p>
          <text:p text:style-name="P53"><text:span text:style-name="T35"><text:s text:c="12"/></text:span><text:span text:style-name="T35">print("\n");</text:span></text:p>
          <text:p text:style-name="P53"><text:span text:style-name="T35"><text:s text:c="12"/></text:span><text:span text:style-name="T35">line(i, j+1)</text:span></text:p>
          <text:p text:style-name="P53"><text:span text:style-name="T35"><text:s text:c="8"/></text:span><text:span text:style-name="T35">)</text:span></text:p>
          <text:p text:style-name="P53"><text:span text:style-name="T35"><text:s text:c="4"/></text:span><text:span text:style-name="T35">fun block(i: int): void =</text:span></text:p>
          <text:p text:style-name="P53"><text:span text:style-name="T35"><text:s text:c="8"/></text:span><text:span text:style-name="T35">if i &lt; 10 then (</text:span></text:p>
          <text:p text:style-name="P53"><text:span text:style-name="T35"><text:s text:c="12"/></text:span><text:span text:style-name="T35">line(i, 1);</text:span></text:p>
          <text:p text:style-name="P53"><text:span text:style-name="T35"><text:s text:c="12"/></text:span><text:span text:style-name="T35">print_newline();</text:span></text:p>
          <text:p text:style-name="P53"><text:span text:style-name="T35"><text:s text:c="12"/></text:span><text:span text:style-name="T35">block(i+3)</text:span></text:p>
          <text:p text:style-name="P53"><text:span text:style-name="T35"><text:s text:c="8"/></text:span><text:span text:style-name="T35">)</text:span></text:p>
          <text:p text:style-name="P53"><text:span text:style-name="T3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9" draw:layer="layout" svg:width="11.2cm" svg:height="11.4cm" svg:x="13.154cm" svg:y="6.8cm">
          <text:p text:style-name="P18"><text:span text:style-name="T16">#!/usr/bin/miranda -exec</text:span></text:p>
          <text:p text:style-name="P18"><text:span text:style-name="T16">|| miranda -exec mt9x9.mira</text:span></text:p>
          <text:p text:style-name="P18"><text:span text:style-name="T26"/></text:p>
          <text:p text:style-name="P18"><text:span text:style-name="T17">main =</text:span></text:p>
          <text:p text:style-name="P18"><text:span text:style-name="T17"><text:s text:c="4"/></text:span><text:span text:style-name="T17">concat (map block [1, 4, 7])</text:span></text:p>
          <text:p text:style-name="P18"><text:span text:style-name="T17"><text:s text:c="4"/></text:span><text:span text:style-name="T17">where</text:span></text:p>
          <text:p text:style-name="P18"><text:span text:style-name="T17"><text:s text:c="4"/></text:span><text:span text:style-name="T17">block i =</text:span></text:p>
          <text:p text:style-name="P18"><text:span text:style-name="T17"><text:s text:c="8"/></text:span><text:span text:style-name="T17">concat (map line [1..9]) ++ "\n"</text:span></text:p>
          <text:p text:style-name="P18"><text:span text:style-name="T17"><text:s text:c="8"/></text:span><text:span text:style-name="T17">where</text:span></text:p>
          <text:p text:style-name="P18"><text:span text:style-name="T17"><text:s text:c="8"/></text:span><text:span text:style-name="T17">line j =</text:span></text:p>
          <text:p text:style-name="P18"><text:span text:style-name="T17"><text:s text:c="12"/></text:span><text:span text:style-name="T17">concat (map item [i..i+2]) ++ "\n"</text:span></text:p>
          <text:p text:style-name="P18"><text:span text:style-name="T17"><text:s text:c="12"/></text:span><text:span text:style-name="T17">where</text:span></text:p>
          <text:p text:style-name="P18"><text:span text:style-name="T17"><text:s text:c="12"/></text:span><text:span text:style-name="T17">item k =</text:span></text:p>
          <text:p text:style-name="P18"><text:span text:style-name="T17"><text:s text:c="16"/></text:span><text:span text:style-name="T17">shownum k ++ "x" ++ shownum j ++ "=" ++</text:span></text:p>
          <text:p text:style-name="P18"><text:span text:style-name="T17"><text:s text:c="20"/></text:span><text:span text:style-name="T17">rjustify 2 (shownum (k*j)) ++ "\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4" draw:text-style-name="P20" draw:layer="layout" svg:width="5.7cm" svg:height="1.759cm" svg:x="16.1cm" svg:y="4.8cm">
          <draw:text-box>
            <text:p><text:span text:style-name="T19">Miranda</text:span></text:p>
          </draw:text-box>
        </draw:frame>
        <draw:frame draw:style-name="gr11" draw:text-style-name="P20" draw:layer="layout" svg:width="3.1cm" svg:height="1.759cm" svg:x="5.3cm" svg:y="4.801cm">
          <draw:text-box>
            <text:p><text:span text:style-name="T19">ATS</text:span></text:p>
          </draw:text-box>
        </draw:frame>
        <presentation:notes draw:style-name="dp3">
          <office:forms form:automatic-focus="false" form:apply-design-mode="false"/>
          <draw:page-thumbnail draw:style-name="gr4" draw:layer="layout" svg:width="12.696cm" svg:height="9.522cm" svg:x="3.175cm" svg:y="1.904cm" draw:page-number="4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10" draw:text-style-name="P19" draw:layer="layout" svg:width="11.2cm" svg:height="11.4cm" svg:x="1.2cm" svg:y="6.8cm">
          <text:p text:style-name="P18"><text:span text:style-name="T16">#!/usr/bin/io</text:span></text:p>
          <text:p text:style-name="P18"><text:span text:style-name="T16">// ./mt9x9.io || io mt9x9.io</text:span></text:p>
          <text:p text:style-name="P18"><text:span text:style-name="T18"/></text:p>
          <text:p text:style-name="P18"><text:span text:style-name="T17">for(i, 1, 9, 3,</text:span></text:p>
          <text:p text:style-name="P18"><text:span text:style-name="T17"><text:s text:c="4"/></text:span><text:span text:style-name="T17">for(j, 1, 9,</text:span></text:p>
          <text:p text:style-name="P18"><text:span text:style-name="T17"><text:s text:c="8"/></text:span><text:span text:style-name="T17">list(i, i+1, i+2) foreach(k,</text:span></text:p>
          <text:p text:style-name="P18"><text:span text:style-name="T17"><text:s text:c="12"/></text:span><text:span text:style-name="T17">write(k, "x", j, "=", if(k*j&lt;10," ",""), k*j, "\t")</text:span></text:p>
          <text:p text:style-name="P18"><text:span text:style-name="T17"><text:s text:c="8"/></text:span><text:span text:style-name="T17">)</text:span></text:p>
          <text:p text:style-name="P18"><text:span text:style-name="T17"><text:s text:c="8"/></text:span><text:span text:style-name="T17">"" println</text:span></text:p>
          <text:p text:style-name="P18"><text:span text:style-name="T17"><text:s text:c="4"/></text:span><text:span text:style-name="T17">)</text:span></text:p>
          <text:p text:style-name="P18"><text:span text:style-name="T17"><text:s text:c="4"/></text:span><text:span text:style-name="T17">writeln</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9" draw:layer="layout" svg:width="11.2cm" svg:height="11.4cm" svg:x="13.154cm" svg:y="6.8cm">
          <text:p text:style-name="P18"><text:span text:style-name="T16">#!/usr/bin/icon</text:span></text:p>
          <text:p text:style-name="P18"><text:span text:style-name="T16"># ./mt9x9.icn || icon mt9x9.icn</text:span></text:p>
          <text:p text:style-name="P18"><text:span text:style-name="T26"/></text:p>
          <text:p text:style-name="P18"><text:span text:style-name="T17">procedure main()</text:span></text:p>
          <text:p text:style-name="P18"><text:span text:style-name="T17"><text:s text:c="4"/></text:span><text:span text:style-name="T17">local i, j, k</text:span></text:p>
          <text:p text:style-name="P18"><text:span text:style-name="T17"><text:s text:c="4"/></text:span><text:span text:style-name="T17">every i := 1 to 9 by 3 do {</text:span></text:p>
          <text:p text:style-name="P18"><text:span text:style-name="T17"><text:s text:c="8"/></text:span><text:span text:style-name="T17">every j := 1 to 9 do {</text:span></text:p>
          <text:p text:style-name="P18"><text:span text:style-name="T17"><text:s text:c="12"/></text:span><text:span text:style-name="T17">every k := ![i, i+1, i+2] do</text:span></text:p>
          <text:p text:style-name="P18"><text:span text:style-name="T17"><text:s text:c="16"/></text:span><text:span text:style-name="T17">writes(k, "x", j, "=", right(k*j,2), "\t")</text:span></text:p>
          <text:p text:style-name="P18"><text:span text:style-name="T17"><text:s text:c="12"/></text:span><text:span text:style-name="T17">writes("\n")</text:span></text:p>
          <text:p text:style-name="P18"><text:span text:style-name="T17"><text:s text:c="8"/></text:span><text:span text:style-name="T17">}</text:span></text:p>
          <text:p text:style-name="P18"><text:span text:style-name="T17"><text:s text:c="8"/></text:span><text:span text:style-name="T17">write()</text:span></text:p>
          <text:p text:style-name="P18"><text:span text:style-name="T17"><text:s text:c="4"/></text:span><text:span text:style-name="T17">}</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1" draw:text-style-name="P20" draw:layer="layout" svg:width="3.3cm" svg:height="1.759cm" svg:x="17.4cm" svg:y="4.8cm">
          <draw:text-box>
            <text:p><text:span text:style-name="T19">Icon</text:span></text:p>
          </draw:text-box>
        </draw:frame>
        <draw:frame draw:style-name="gr11" draw:text-style-name="P20" draw:layer="layout" svg:width="1.8cm" svg:height="1.759cm" svg:x="6.3cm" svg:y="4.801cm">
          <draw:text-box>
            <text:p><text:span text:style-name="T19">Io</text:span></text:p>
          </draw:text-box>
        </draw:frame>
        <presentation:notes draw:style-name="dp2">
          <draw:page-thumbnail draw:style-name="gr4" draw:layer="layout" svg:width="12.696cm" svg:height="9.522cm" svg:x="3.175cm" svg:y="1.904cm" draw:page-number="4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10" draw:text-style-name="P22" draw:layer="layout" svg:width="11.2cm" svg:height="11.4cm" svg:x="1.2cm" svg:y="6.8cm">
          <text:p text:style-name="P21"><text:span text:style-name="T16">// gravity mt9x9.gravity</text:span></text:p>
          <text:p text:style-name="P21"><text:span text:style-name="T18"/></text:p>
          <text:p text:style-name="P21"><text:span text:style-name="T17">func main() {</text:span></text:p>
          <text:p text:style-name="P21"><text:span text:style-name="T17"><text:s text:c="4"/></text:span><text:span text:style-name="T17">for (var i in [1, 4, 7]) {</text:span></text:p>
          <text:p text:style-name="P21"><text:span text:style-name="T17"><text:s text:c="8"/></text:span><text:span text:style-name="T17">for (var j in 1...9) {</text:span></text:p>
          <text:p text:style-name="P21"><text:span text:style-name="T17"><text:s text:c="12"/></text:span><text:span text:style-name="T17">for (var k in i...i+2) {</text:span></text:p>
          <text:p text:style-name="P21"><text:span text:style-name="T17"><text:s text:c="16"/></text:span><text:span text:style-name="T17">System.put(k, "x", j, "=")</text:span></text:p>
          <text:p text:style-name="P21"><text:span text:style-name="T17"><text:s text:c="16"/></text:span><text:span text:style-name="T17">if (k*j &lt; 10) System.put(" ")</text:span></text:p>
          <text:p text:style-name="P21"><text:span text:style-name="T17"><text:s text:c="16"/></text:span><text:span text:style-name="T17">System.put(k*j, "\t")</text:span></text:p>
          <text:p text:style-name="P21"><text:span text:style-name="T17"><text:s text:c="12"/></text:span><text:span text:style-name="T17">}</text:span></text:p>
          <text:p text:style-name="P21"><text:span text:style-name="T17"><text:s text:c="12"/></text:span><text:span text:style-name="T17">System.put("\n")</text:span></text:p>
          <text:p text:style-name="P21"><text:span text:style-name="T17"><text:s text:c="8"/></text:span><text:span text:style-name="T17">}</text:span></text:p>
          <text:p text:style-name="P21"><text:span text:style-name="T17"><text:s text:c="8"/></text:span><text:span text:style-name="T17">System.print()</text:span></text:p>
          <text:p text:style-name="P21"><text:span text:style-name="T17"><text:s text:c="4"/></text:span><text:span text:style-name="T17">}</text:span></text:p>
          <text:p text:style-name="P21"><text:span text:style-name="T17"><text:s text:c="4"/></text:span><text:span text:style-name="T17">System.exit(0)</text:span></text:p>
          <text:p text:style-name="P21"><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9" draw:layer="layout" svg:width="11.2cm" svg:height="11.4cm" svg:x="13.154cm" svg:y="6.8cm">
          <text:p text:style-name="P18"><text:span text:style-name="T16">#!/usr/bin/wren</text:span></text:p>
          <text:p text:style-name="P18"><text:span text:style-name="T16">// ./mt9x9.wren || wren mt9x9.wren</text:span></text:p>
          <text:p text:style-name="P18"><text:span text:style-name="T26"/></text:p>
          <text:p text:style-name="P18"><text:span text:style-name="T17">for (i in (1...10).where {|n| n % 3 == 1 }) {</text:span></text:p>
          <text:p text:style-name="P18"><text:span text:style-name="T17"><text:s text:c="4"/></text:span><text:span text:style-name="T17">for (j in 1..9) {</text:span></text:p>
          <text:p text:style-name="P18"><text:span text:style-name="T17"><text:s text:c="8"/></text:span><text:span text:style-name="T17">[i, i+1, i+2].each {|k|</text:span></text:p>
          <text:p text:style-name="P18"><text:span text:style-name="T17"><text:s text:c="12"/></text:span><text:span text:style-name="T17">System.write("%(k)x%(j)=%(k*j&lt;10?" ":"")%(k*j)\t")</text:span></text:p>
          <text:p text:style-name="P18"><text:span text:style-name="T17"><text:s text:c="8"/></text:span><text:span text:style-name="T17">}</text:span></text:p>
          <text:p text:style-name="P18"><text:span text:style-name="T17"><text:s text:c="8"/></text:span><text:span text:style-name="T17">System.write("\n")</text:span></text:p>
          <text:p text:style-name="P18"><text:span text:style-name="T17"><text:s text:c="4"/></text:span><text:span text:style-name="T17">}</text:span></text:p>
          <text:p text:style-name="P18"><text:span text:style-name="T17"><text:s text:c="4"/></text:span><text:span text:style-name="T17">System.print()</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1" draw:text-style-name="P20" draw:layer="layout" svg:width="4.2cm" svg:height="1.759cm" svg:x="16.8cm" svg:y="4.8cm">
          <draw:text-box>
            <text:p><text:span text:style-name="T19">Wren</text:span></text:p>
          </draw:text-box>
        </draw:frame>
        <draw:frame draw:style-name="gr11" draw:text-style-name="P20" draw:layer="layout" svg:width="5.3cm" svg:height="1.759cm" svg:x="4.2cm" svg:y="4.801cm">
          <draw:text-box>
            <text:p><text:span text:style-name="T19">Gravity</text:span></text:p>
          </draw:text-box>
        </draw:frame>
        <presentation:notes draw:style-name="dp2">
          <draw:page-thumbnail draw:style-name="gr4" draw:layer="layout" svg:width="12.696cm" svg:height="9.522cm" svg:x="3.175cm" svg:y="1.904cm" draw:page-number="4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10" draw:text-style-name="P19" draw:layer="layout" svg:width="11.2cm" svg:height="11.4cm" svg:x="1.2cm" svg:y="6.8cm">
          <text:p text:style-name="P18"><text:span text:style-name="T16">#!/usr/bin/falcon -M</text:span></text:p>
          <text:p text:style-name="P18"><text:span text:style-name="T16">// ./mt9x9.fal || falcon mt9x9.fal</text:span></text:p>
          <text:p text:style-name="P18"><text:span text:style-name="T18"/></text:p>
          <text:p text:style-name="P18"><text:span text:style-name="T17">for i in [1:9:3]</text:span></text:p>
          <text:p text:style-name="P18"><text:span text:style-name="T17"><text:s text:c="4"/></text:span><text:span text:style-name="T17">for j = 1 to 9</text:span></text:p>
          <text:p text:style-name="P18"><text:span text:style-name="T17"><text:s text:c="8"/></text:span><text:span text:style-name="T17">for k in [i, i+1, i+2]</text:span></text:p>
          <text:p text:style-name="P18"><text:span text:style-name="T17"><text:s text:c="12"/></text:span><text:span text:style-name="T17">s = k*j</text:span></text:p>
          <text:p text:style-name="P18"><text:span text:style-name="T17"><text:s text:c="12"/></text:span><text:span text:style-name="T17">&gt;&gt; @"$(k)x$(j)=$(s:2r)\t"</text:span></text:p>
          <text:p text:style-name="P18"><text:span text:style-name="T17"><text:s text:c="8"/></text:span><text:span text:style-name="T17">end</text:span></text:p>
          <text:p text:style-name="P18"><text:span text:style-name="T17"><text:s text:c="8"/></text:span><text:span text:style-name="T17">printl()</text:span></text:p>
          <text:p text:style-name="P18"><text:span text:style-name="T17"><text:s text:c="4"/></text:span><text:span text:style-name="T17">end</text:span></text:p>
          <text:p text:style-name="P18"><text:span text:style-name="T17"><text:s text:c="4"/></text:span><text:span text:style-name="T17">&gt;</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9" draw:layer="layout" svg:width="11.2cm" svg:height="11.4cm" svg:x="13.154cm" svg:y="6.8cm">
          <text:p text:style-name="P18"><text:span text:style-name="T16">// flaxc mt9x9.flx &amp;&amp; ./mt9x9 || flaxc -run mt9x9.flx</text:span></text:p>
          <text:p text:style-name="P18"><text:span text:style-name="T26"/></text:p>
          <text:p text:style-name="P18"><text:span text:style-name="T17">import libc as _</text:span></text:p>
          <text:p text:style-name="P18"><text:span text:style-name="T17">import std::io as _</text:span></text:p>
          <text:p text:style-name="P18"><text:span text:style-name="T17">@entry fn main() {</text:span></text:p>
          <text:p text:style-name="P18"><text:span text:style-name="T17"><text:s text:c="4"/></text:span><text:span text:style-name="T17">for i in [1, 4, 7] {</text:span></text:p>
          <text:p text:style-name="P18"><text:span text:style-name="T17"><text:s text:c="8"/></text:span><text:span text:style-name="T17">for j in 1...9 {</text:span></text:p>
          <text:p text:style-name="P18"><text:span text:style-name="T17"><text:s text:c="12"/></text:span><text:span text:style-name="T17">for k in i...i+2 step 1 =&gt;</text:span></text:p>
          <text:p text:style-name="P18"><text:span text:style-name="T17"><text:s text:c="16"/></text:span><text:span text:style-name="T17">printf("%dx%d=%2d\t", k, j, k*j)</text:span></text:p>
          <text:p text:style-name="P18"><text:span text:style-name="T17"><text:s text:c="12"/></text:span><text:span text:style-name="T17">printf("\n")</text:span></text:p>
          <text:p text:style-name="P18"><text:span text:style-name="T17"><text:s text:c="8"/></text:span><text:span text:style-name="T17">}</text:span></text:p>
          <text:p text:style-name="P18"><text:span text:style-name="T17"><text:s text:c="8"/></text:span><text:span text:style-name="T17">println()</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1" draw:text-style-name="P20" draw:layer="layout" svg:width="3.6cm" svg:height="1.759cm" svg:x="17.3cm" svg:y="4.8cm">
          <draw:text-box>
            <text:p><text:span text:style-name="T19">Flax</text:span></text:p>
          </draw:text-box>
        </draw:frame>
        <draw:frame draw:style-name="gr11" draw:text-style-name="P20" draw:layer="layout" svg:width="5.3cm" svg:height="1.759cm" svg:x="4.5cm" svg:y="4.801cm">
          <draw:text-box>
            <text:p><text:span text:style-name="T19">Falcon</text:span></text:p>
          </draw:text-box>
        </draw:frame>
        <presentation:notes draw:style-name="dp2">
          <draw:page-thumbnail draw:style-name="gr4" draw:layer="layout" svg:width="12.696cm" svg:height="9.522cm" svg:x="3.175cm" svg:y="1.904cm" draw:page-number="4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10" draw:text-style-name="P56" draw:layer="layout" svg:width="11.2cm" svg:height="11.4cm" svg:x="1.2cm" svg:y="6.8cm">
          <text:p text:style-name="P55"><text:span text:style-name="T28">-- sqlite3 &lt; mt9x9.sql</text:span></text:p>
          <text:p text:style-name="P55"><text:span text:style-name="T36"/></text:p>
          <text:p text:style-name="P55"><text:span text:style-name="T30">.mode tabs</text:span></text:p>
          <text:p text:style-name="P55"><text:span text:style-name="T30">CREATE TABLE t(j INT, i INT);</text:span></text:p>
          <text:p text:style-name="P55"><text:span text:style-name="T30">WITH RECURSIVE </text:span></text:p>
          <text:p text:style-name="P55"><text:span text:style-name="T30"><text:s text:c="2"/></text:span><text:span text:style-name="T30">for(j) AS (VALUES(1) UNION ALL SELECT j+1 FROM for WHERE j &lt; 9)</text:span></text:p>
          <text:p text:style-name="P55"><text:span text:style-name="T30">INSERT INTO t SELECT j, 1 FROM for;</text:span></text:p>
          <text:p text:style-name="P55"><text:span text:style-name="T30">SELECT i||'x'||j||'='||SUBSTR(' '||(i*j),-2,2),</text:span></text:p>
          <text:p text:style-name="P55"><text:span text:style-name="T30"><text:s text:c="7"/></text:span><text:span text:style-name="T30">(i+1)||'x'||j||'='||SUBSTR(' '||((i+1)*j),-2,2),</text:span></text:p>
          <text:p text:style-name="P55"><text:span text:style-name="T30"><text:s text:c="7"/></text:span><text:span text:style-name="T30">(i+2)||'x'||j||'='||SUBSTR(' '||((i+2)*j),-2,2) FROM t;</text:span></text:p>
          <text:p text:style-name="P55"><text:span text:style-name="T30">SELECT '';</text:span></text:p>
          <text:p text:style-name="P55"><text:span text:style-name="T30">UPDATE t SET i = i + 3;</text:span></text:p>
          <text:p text:style-name="P55"><text:span text:style-name="T30">SELECT i||'x'||j||'='||SUBSTR(' '||(i*j),-2,2),</text:span></text:p>
          <text:p text:style-name="P55"><text:span text:style-name="T30"><text:s text:c="7"/></text:span><text:span text:style-name="T30">(i+1)||'x'||j||'='||SUBSTR(' '||((i+1)*j),-2,2),</text:span></text:p>
          <text:p text:style-name="P55"><text:span text:style-name="T30"><text:s text:c="7"/></text:span><text:span text:style-name="T30">(i+2)||'x'||j||'='||SUBSTR(' '||((i+2)*j),-2,2) FROM t;</text:span></text:p>
          <text:p text:style-name="P55"><text:span text:style-name="T30">SELECT '';</text:span></text:p>
          <text:p text:style-name="P55"><text:span text:style-name="T30">UPDATE t SET i = i + 3;</text:span></text:p>
          <text:p text:style-name="P55"><text:span text:style-name="T30">SELECT i||'x'||j||'='||SUBSTR(' '||(i*j),-2,2),</text:span></text:p>
          <text:p text:style-name="P55"><text:span text:style-name="T30"><text:s text:c="7"/></text:span><text:span text:style-name="T30">(i+1)||'x'||j||'='||SUBSTR(' '||((i+1)*j),-2,2),</text:span></text:p>
          <text:p text:style-name="P55"><text:span text:style-name="T30"><text:s text:c="7"/></text:span><text:span text:style-name="T30">(i+2)||'x'||j||'='||SUBSTR(' '||((i+2)*j),-2,2) FROM t;</text:span></text:p>
          <text:p text:style-name="P55"><text:span text:style-name="T30">SELECT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9" draw:layer="layout" svg:width="11.2cm" svg:height="11.4cm" svg:x="13.154cm" svg:y="6.8cm">
          <text:p text:style-name="P18"><text:span text:style-name="T16">#!/usr/bin/hbrun</text:span></text:p>
          <text:p text:style-name="P18"><text:span text:style-name="T16">* ./mt9x9.prg || hbrun mt9x9.prg</text:span></text:p>
          <text:p text:style-name="P18"><text:span text:style-name="T26"/></text:p>
          <text:p text:style-name="P18"><text:span text:style-name="T17">local i, j, k</text:span></text:p>
          <text:p text:style-name="P18"><text:span text:style-name="T17">for i := 1 to 9 step 3</text:span></text:p>
          <text:p text:style-name="P18"><text:span text:style-name="T17"><text:s text:c="4"/></text:span><text:span text:style-name="T17">for j := 1 to 9</text:span></text:p>
          <text:p text:style-name="P18"><text:span text:style-name="T17"><text:s text:c="8"/></text:span><text:span text:style-name="T17">for each k in {i, i+1, i+2}</text:span></text:p>
          <text:p text:style-name="P18"><text:span text:style-name="T17"><text:s text:c="12"/></text:span><text:span text:style-name="T17">?? str(k, 1) + "x" + str(j, 1) + "=" + str(k*j, 2) + chr(9)</text:span></text:p>
          <text:p text:style-name="P18"><text:span text:style-name="T17"><text:s text:c="8"/></text:span><text:span text:style-name="T17">next</text:span></text:p>
          <text:p text:style-name="P18"><text:span text:style-name="T17"><text:s text:c="8"/></text:span><text:span text:style-name="T17">?? chr(10)</text:span></text:p>
          <text:p text:style-name="P18"><text:span text:style-name="T17"><text:s text:c="4"/></text:span><text:span text:style-name="T17">next</text:span></text:p>
          <text:p text:style-name="P18"><text:span text:style-name="T17"><text:s text:c="4"/></text:span><text:span text:style-name="T17">?</text:span></text:p>
          <text:p text:style-name="P18"><text:span text:style-name="T17">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1" draw:text-style-name="P20" draw:layer="layout" svg:width="4.5cm" svg:height="1.759cm" svg:x="16.7cm" svg:y="4.8cm">
          <draw:text-box>
            <text:p><text:span text:style-name="T19">xBASE</text:span></text:p>
          </draw:text-box>
        </draw:frame>
        <draw:frame draw:style-name="gr11" draw:text-style-name="P20" draw:layer="layout" svg:width="3.2cm" svg:height="1.759cm" svg:x="5.8cm" svg:y="4.801cm">
          <draw:text-box>
            <text:p><text:span text:style-name="T19">SQL</text:span></text:p>
          </draw:text-box>
        </draw:frame>
        <presentation:notes draw:style-name="dp2">
          <draw:page-thumbnail draw:style-name="gr4" draw:layer="layout" svg:width="12.696cm" svg:height="9.522cm" svg:x="3.175cm" svg:y="1.904cm" draw:page-number="4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10" draw:text-style-name="P19" draw:layer="layout" svg:width="11.2cm" svg:height="11.4cm" svg:x="1.2cm" svg:y="6.8cm">
          <text:p text:style-name="P18"><text:span text:style-name="T16">#!/usr/bin/Rscript</text:span></text:p>
          <text:p text:style-name="P18"><text:span text:style-name="T16"># ./mt9x9.R || Rscript mt9x9.R</text:span></text:p>
          <text:p text:style-name="P18"><text:span text:style-name="T18"/></text:p>
          <text:p text:style-name="P18"><text:span text:style-name="T17">for(i in seq(1, 9, 3)) {</text:span></text:p>
          <text:p text:style-name="P18"><text:span text:style-name="T17"><text:s text:c="4"/></text:span><text:span text:style-name="T17">for(j in 1:9) {</text:span></text:p>
          <text:p text:style-name="P18"><text:span text:style-name="T17"><text:s text:c="8"/></text:span><text:span text:style-name="T17">for(k in list(i, i+1, i+2)) {</text:span></text:p>
          <text:p text:style-name="P18"><text:span text:style-name="T17"><text:s text:c="12"/></text:span><text:span text:style-name="T17">cat(sprintf("%dx%d=%2d\t", k, j, k*j))</text:span></text:p>
          <text:p text:style-name="P18"><text:span text:style-name="T17"><text:s text:c="8"/></text:span><text:span text:style-name="T17">}</text:span></text:p>
          <text:p text:style-name="P18"><text:span text:style-name="T17"><text:s text:c="8"/></text:span><text:span text:style-name="T17">cat("\n")</text:span></text:p>
          <text:p text:style-name="P18"><text:span text:style-name="T17"><text:s text:c="4"/></text:span><text:span text:style-name="T17">}</text:span></text:p>
          <text:p text:style-name="P18"><text:span text:style-name="T17"><text:s text:c="4"/></text:span><text:span text:style-name="T17">cat("\n")</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9" draw:layer="layout" svg:width="11.2cm" svg:height="11.4cm" svg:x="13.154cm" svg:y="6.8cm">
          <text:p text:style-name="P18"><text:span text:style-name="T16">% octave mt9x9.m</text:span></text:p>
          <text:p text:style-name="P18"><text:span text:style-name="T26"/></text:p>
          <text:p text:style-name="P18"><text:span text:style-name="T17">for i = (1:3:9)</text:span></text:p>
          <text:p text:style-name="P18"><text:span text:style-name="T17"><text:s text:c="4"/></text:span><text:span text:style-name="T17">for j = (1:9)</text:span></text:p>
          <text:p text:style-name="P18"><text:span text:style-name="T17"><text:s text:c="8"/></text:span><text:span text:style-name="T17">for k = [i, i+1, i+2]</text:span></text:p>
          <text:p text:style-name="P18"><text:span text:style-name="T17"><text:s text:c="12"/></text:span><text:span text:style-name="T17">fprintf('%dx%d=%2d\t', k, j, k*j);</text:span></text:p>
          <text:p text:style-name="P18"><text:span text:style-name="T17"><text:s text:c="8"/></text:span><text:span text:style-name="T17">end</text:span></text:p>
          <text:p text:style-name="P18"><text:span text:style-name="T17"><text:s text:c="8"/></text:span><text:span text:style-name="T17">fprintf('\n');</text:span></text:p>
          <text:p text:style-name="P18"><text:span text:style-name="T17"><text:s text:c="4"/></text:span><text:span text:style-name="T17">end</text:span></text:p>
          <text:p text:style-name="P18"><text:span text:style-name="T17"><text:s text:c="4"/></text:span><text:span text:style-name="T17">disp('');</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1" draw:text-style-name="P20" draw:layer="layout" svg:width="6.1cm" svg:height="1.759cm" svg:x="16.1cm" svg:y="4.8cm">
          <draw:text-box>
            <text:p><text:span text:style-name="T19">MATLAB</text:span></text:p>
          </draw:text-box>
        </draw:frame>
        <draw:frame draw:style-name="gr11" draw:text-style-name="P20" draw:layer="layout" svg:width="1.8cm" svg:height="1.759cm" svg:x="6.4cm" svg:y="4.801cm">
          <draw:text-box>
            <text:p><text:span text:style-name="T19">R</text:span></text:p>
          </draw:text-box>
        </draw:frame>
        <presentation:notes draw:style-name="dp2">
          <draw:page-thumbnail draw:style-name="gr4" draw:layer="layout" svg:width="12.696cm" svg:height="9.522cm" svg:x="3.175cm" svg:y="1.904cm" draw:page-number="4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gnuplot</text:span></text:p>
          <text:p text:style-name="P18"><text:span text:style-name="T16"># ./mt9x9.plt || gnuplot mt9x9.plt</text:span></text:p>
          <text:p text:style-name="P18"><text:span text:style-name="T18"/></text:p>
          <text:p text:style-name="P18"><text:span text:style-name="T17">s = ""</text:span></text:p>
          <text:p text:style-name="P18"><text:span text:style-name="T17">do for [i = 1:9:3] for [j = 1:9] for [k = i:i+2] {</text:span></text:p>
          <text:p text:style-name="P18"><text:span text:style-name="T17"><text:s text:c="4"/></text:span><text:span text:style-name="T17">s = s.sprintf('%dx%d=%2d', k, j, k*j)</text:span></text:p>
          <text:p text:style-name="P18"><text:span text:style-name="T17"><text:s text:c="4"/></text:span><text:span text:style-name="T17">if (k != i+2) {s = s."\t"} else {</text:span></text:p>
          <text:p text:style-name="P18"><text:span text:style-name="T17"><text:s text:c="8"/></text:span><text:span text:style-name="T17">if (j == 9) {print s."\n"} else {print s}</text:span></text:p>
          <text:p text:style-name="P18"><text:span text:style-name="T17"><text:s text:c="8"/></text:span><text:span text:style-name="T17">s = ""</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4cm" svg:y="6.8cm">
          <text:p text:style-name="P18"><text:span text:style-name="T16">/* maxima --very-quiet &lt; mt9x9.mac */</text:span></text:p>
          <text:p text:style-name="P18"><text:span text:style-name="T16"/></text:p>
          <text:p text:style-name="P18"><text:span text:style-name="T26">ttyoff: true;</text:span></text:p>
          <text:p text:style-name="P18"><text:span text:style-name="T26">for i: 1 step 3 thru 9 do (</text:span></text:p>
          <text:p text:style-name="P18"><text:span text:style-name="T26"><text:s text:c="4"/></text:span><text:span text:style-name="T26">for j: 1 thru 9 do (</text:span></text:p>
          <text:p text:style-name="P18"><text:span text:style-name="T26"><text:s text:c="8"/></text:span><text:span text:style-name="T26">for k in [i, i+1, i+2] do (</text:span></text:p>
          <text:p text:style-name="P18"><text:span text:style-name="T26"><text:s text:c="12"/></text:span><text:span text:style-name="T26">printf(true, "~dx~d=~2d~a", k, j, k*j, tab)</text:span></text:p>
          <text:p text:style-name="P18"><text:span text:style-name="T26"><text:s text:c="8"/></text:span><text:span text:style-name="T26">),</text:span></text:p>
          <text:p text:style-name="P18"><text:span text:style-name="T26"><text:s text:c="8"/></text:span><text:span text:style-name="T26">printf(true, "~%")</text:span></text:p>
          <text:p text:style-name="P18"><text:span text:style-name="T26"><text:s text:c="4"/></text:span><text:span text:style-name="T26">),</text:span></text:p>
          <text:p text:style-name="P18"><text:span text:style-name="T26"><text:s text:c="4"/></text:span><text:span text:style-name="T26">newline()</text:span></text:p>
          <text:p text:style-name="P18"><text:span text:style-name="T2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5cm" svg:height="1.759cm" svg:x="16.3cm" svg:y="4.8cm">
          <draw:text-box>
            <text:p><text:span text:style-name="T19">Maxima</text:span></text:p>
          </draw:text-box>
        </draw:frame>
        <draw:frame draw:style-name="gr7" draw:text-style-name="P20" draw:layer="layout" svg:width="5.6cm" svg:height="1.759cm" svg:x="4cm" svg:y="4.801cm">
          <draw:text-box>
            <text:p><text:span text:style-name="T19">Gnuplot</text:span></text:p>
          </draw:text-box>
        </draw:frame>
        <presentation:notes draw:style-name="dp2">
          <draw:page-thumbnail draw:style-name="gr4" draw:layer="layout" svg:width="12.696cm" svg:height="9.522cm" svg:x="3.175cm" svg:y="1.904cm" draw:page-number="4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gdl -q -e mt9x9</text:span></text:p>
          <text:p text:style-name="P18"><text:span text:style-name="T18"/></text:p>
          <text:p text:style-name="P18"><text:span text:style-name="T17">pro mt9x9</text:span></text:p>
          <text:p text:style-name="P18"><text:span text:style-name="T17"><text:s text:c="4"/></text:span><text:span text:style-name="T17">for i = 1, 9, 3 do begin</text:span></text:p>
          <text:p text:style-name="P18"><text:span text:style-name="T17"><text:s text:c="8"/></text:span><text:span text:style-name="T17">for j = 1, 9 do begin</text:span></text:p>
          <text:p text:style-name="P18"><text:span text:style-name="T17"><text:s text:c="12"/></text:span><text:span text:style-name="T17">for k = i, i+2 do begin <text:s text:c="10"/></text:span></text:p>
          <text:p text:style-name="P18"><text:span text:style-name="T17"><text:s text:c="16"/></text:span><text:span text:style-name="T17">print, k,"x",j,"=",k*j,string(9b), $</text:span></text:p>
          <text:p text:style-name="P18"><text:span text:style-name="T17"><text:s text:c="20"/></text:span><text:span text:style-name="T17">format='($,I1,A,I1,A,I2,A)'</text:span></text:p>
          <text:p text:style-name="P18"><text:span text:style-name="T17"><text:s text:c="12"/></text:span><text:span text:style-name="T17">endfor</text:span></text:p>
          <text:p text:style-name="P18"><text:span text:style-name="T17"><text:s text:c="12"/></text:span><text:span text:style-name="T17">print, string(10b), format='($,A)'</text:span></text:p>
          <text:p text:style-name="P18"><text:span text:style-name="T17"><text:s text:c="8"/></text:span><text:span text:style-name="T17">endfor</text:span></text:p>
          <text:p text:style-name="P18"><text:span text:style-name="T17"><text:s text:c="8"/></text:span><text:span text:style-name="T17">print</text:span></text:p>
          <text:p text:style-name="P18"><text:span text:style-name="T17"><text:s text:c="4"/></text:span><text:span text:style-name="T17">endfor</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4cm" svg:y="6.8cm">
          <text:p text:style-name="P18"><text:span text:style-name="T16">#!/usr/bin/julia</text:span></text:p>
          <text:p text:style-name="P18"><text:span text:style-name="T16"># ./mt9x9.jl || julia mt9x9.jl</text:span></text:p>
          <text:p text:style-name="P18"><text:span text:style-name="T26"/></text:p>
          <text:p text:style-name="P18"><text:span text:style-name="T26">using Printf</text:span></text:p>
          <text:p text:style-name="P18"><text:span text:style-name="T17">for i in 1:3:9, j = 1:9, k = [i, i+1, i+2]</text:span></text:p>
          <text:p text:style-name="P18"><text:span text:style-name="T17"><text:s text:c="4"/></text:span><text:span text:style-name="T17">@printf("%dx%d=%2d", k, j, k*j)</text:span></text:p>
          <text:p text:style-name="P18"><text:span text:style-name="T17"><text:s text:c="4"/></text:span><text:span text:style-name="T17">print(k!=i+2 ? "\t" : j==9 ? "\n\n" : "\n")</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8cm" svg:height="1.759cm" svg:x="17.3cm" svg:y="4.8cm">
          <draw:text-box>
            <text:p><text:span text:style-name="T19">Julia</text:span></text:p>
          </draw:text-box>
        </draw:frame>
        <draw:frame draw:style-name="gr7" draw:text-style-name="P20" draw:layer="layout" svg:width="3cm" svg:height="1.759cm" svg:x="5.7cm" svg:y="4.801cm">
          <draw:text-box>
            <text:p><text:span text:style-name="T19">IDL</text:span></text:p>
          </draw:text-box>
        </draw:frame>
        <presentation:notes draw:style-name="dp2">
          <draw:page-thumbnail draw:style-name="gr4" draw:layer="layout" svg:width="12.696cm" svg:height="9.522cm" svg:x="3.175cm" svg:y="1.904cm" draw:page-number="4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 iverilog mt9x9.v -o mt9x9 &amp;&amp; ./mt9x9</text:span></text:p>
          <text:p text:style-name="P21"><text:span text:style-name="T18"/></text:p>
          <text:p text:style-name="P21"><text:span text:style-name="T17">module mt9x9;</text:span></text:p>
          <text:p text:style-name="P21"><text:span text:style-name="T17"><text:s text:c="4"/></text:span><text:span text:style-name="T17">integer i, j, k;</text:span></text:p>
          <text:p text:style-name="P21"><text:span text:style-name="T17"><text:s text:c="4"/></text:span><text:span text:style-name="T17">initial begin</text:span></text:p>
          <text:p text:style-name="P21"><text:span text:style-name="T17"><text:s text:c="8"/></text:span><text:span text:style-name="T17">for(i = 1; i &lt;= 9; i += 3) begin</text:span></text:p>
          <text:p text:style-name="P21"><text:span text:style-name="T17"><text:s text:c="12"/></text:span><text:span text:style-name="T17">for(j = 1; j &lt;= 9; j++) begin</text:span></text:p>
          <text:p text:style-name="P21"><text:span text:style-name="T17"><text:s text:c="16"/></text:span><text:span text:style-name="T17">for(k = i; k &lt;= i+2; k++) begin</text:span></text:p>
          <text:p text:style-name="P21"><text:span text:style-name="T17"><text:s text:c="20"/></text:span><text:span text:style-name="T17">$write("%0dx%0d=%2d\t", k, j, k*j);</text:span></text:p>
          <text:p text:style-name="P21"><text:span text:style-name="T17"><text:s text:c="16"/></text:span><text:span text:style-name="T17">end</text:span></text:p>
          <text:p text:style-name="P21"><text:span text:style-name="T17"><text:s text:c="16"/></text:span><text:span text:style-name="T17">$write("\n");</text:span></text:p>
          <text:p text:style-name="P21"><text:span text:style-name="T17"><text:s text:c="12"/></text:span><text:span text:style-name="T17">end</text:span></text:p>
          <text:p text:style-name="P21"><text:span text:style-name="T17"><text:s text:c="12"/></text:span><text:span text:style-name="T17">$display();</text:span></text:p>
          <text:p text:style-name="P21"><text:span text:style-name="T17"><text:s text:c="8"/></text:span><text:span text:style-name="T17">end</text:span></text:p>
          <text:p text:style-name="P21"><text:span text:style-name="T17"><text:s text:c="4"/></text:span><text:span text:style-name="T17">end</text:span></text:p>
          <text:p text:style-name="P21"><text:span text:style-name="T17">endmodule</text:span></text:p>
          <text:p text:style-name="P21"><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58" draw:layer="layout" svg:width="11.2cm" svg:height="11.4cm" svg:x="13.154cm" svg:y="6.8cm">
          <text:p text:style-name="P57"><text:span text:style-name="T16"/></text:p>
          <text:p text:style-name="P57"><text:span text:style-name="T16">-- ghdl -c mt9x9.vhd -e mt9x9 &amp;&amp; ./mt9x9</text:span></text:p>
          <text:p text:style-name="P57"><text:span text:style-name="T26"/></text:p>
          <text:p text:style-name="P57"><text:span text:style-name="T26">LIBRARY std;</text:span></text:p>
          <text:p text:style-name="P57"><text:span text:style-name="T26">USE std.TEXTIO.all;</text:span></text:p>
          <text:p text:style-name="P57"><text:span text:style-name="T26">entity mt9x9 is</text:span></text:p>
          <text:p text:style-name="P57"><text:span text:style-name="T26">end mt9x9;</text:span></text:p>
          <text:p text:style-name="P57"><text:span text:style-name="T26">architecture mt9x9 of mt9x9 is</text:span></text:p>
          <text:p text:style-name="P57"><text:span text:style-name="T26">begin</text:span></text:p>
          <text:p text:style-name="P57"><text:span text:style-name="T26"><text:s text:c="4"/></text:span><text:span text:style-name="T26">process</text:span></text:p>
          <text:p text:style-name="P57"><text:span text:style-name="T26"><text:s text:c="8"/></text:span><text:span text:style-name="T26">variable i, j, k: integer;</text:span></text:p>
          <text:p text:style-name="P57"><text:span text:style-name="T26"><text:s text:c="8"/></text:span><text:span text:style-name="T26">variable s: line;</text:span></text:p>
          <text:p text:style-name="P57"><text:span text:style-name="T26"><text:s text:c="4"/></text:span><text:span text:style-name="T26">begin</text:span></text:p>
          <text:p text:style-name="P57"><text:span text:style-name="T26"><text:s text:c="8"/></text:span><text:span text:style-name="T26">for i in 1 to 9 loop</text:span></text:p>
          <text:p text:style-name="P57"><text:span text:style-name="T26"><text:s text:c="12"/></text:span><text:span text:style-name="T26">next when i mod 3 /= 1;</text:span></text:p>
          <text:p text:style-name="P57"><text:span text:style-name="T26"><text:s text:c="12"/></text:span><text:span text:style-name="T26">for j in 1 to 9 loop</text:span></text:p>
          <text:p text:style-name="P57"><text:span text:style-name="T26"><text:s text:c="16"/></text:span><text:span text:style-name="T26">for k in i to i+2 loop</text:span></text:p>
          <text:p text:style-name="P57"><text:span text:style-name="T26"><text:s text:c="20"/></text:span><text:span text:style-name="T26">write(s, k);</text:span></text:p>
          <text:p text:style-name="P57"><text:span text:style-name="T26"><text:s text:c="20"/></text:span><text:span text:style-name="T26">write(s, 'x');</text:span></text:p>
          <text:p text:style-name="P57"><text:span text:style-name="T26"><text:s text:c="20"/></text:span><text:span text:style-name="T26">write(s, j);</text:span></text:p>
          <text:p text:style-name="P57"><text:span text:style-name="T26"><text:s text:c="20"/></text:span><text:span text:style-name="T26">write(s, '=');</text:span></text:p>
          <text:p text:style-name="P57"><text:span text:style-name="T26"><text:s text:c="20"/></text:span><text:span text:style-name="T26">write(s, k*j, right, 2);</text:span></text:p>
          <text:p text:style-name="P57"><text:span text:style-name="T26"><text:s text:c="20"/></text:span><text:span text:style-name="T26">write(s, character'val(9));</text:span></text:p>
          <text:p text:style-name="P57"><text:span text:style-name="T26"><text:s text:c="16"/></text:span><text:span text:style-name="T26">end loop;</text:span></text:p>
          <text:p text:style-name="P57"><text:span text:style-name="T26"><text:s text:c="16"/></text:span><text:span text:style-name="T26">writeline(OUTPUT, s);</text:span></text:p>
          <text:p text:style-name="P57"><text:span text:style-name="T26"><text:s text:c="12"/></text:span><text:span text:style-name="T26">end loop;</text:span></text:p>
          <text:p text:style-name="P57"><text:span text:style-name="T26"><text:s text:c="12"/></text:span><text:span text:style-name="T26">write(s, character'val(0));</text:span></text:p>
          <text:p text:style-name="P57"><text:span text:style-name="T26"><text:s text:c="12"/></text:span><text:span text:style-name="T26">writeline(OUTPUT, s);</text:span></text:p>
          <text:p text:style-name="P57"><text:span text:style-name="T26"><text:s text:c="8"/></text:span><text:span text:style-name="T26">end loop;</text:span></text:p>
          <text:p text:style-name="P57"><text:span text:style-name="T26"><text:s text:c="8"/></text:span><text:span text:style-name="T26">wait;</text:span></text:p>
          <text:p text:style-name="P57"><text:span text:style-name="T26"><text:s text:c="4"/></text:span><text:span text:style-name="T26">end process;</text:span></text:p>
          <text:p text:style-name="P57"><text:span text:style-name="T26">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3cm" svg:height="1.759cm" svg:x="16.9cm" svg:y="4.8cm">
          <draw:text-box>
            <text:p><text:span text:style-name="T19">VHDL</text:span></text:p>
          </draw:text-box>
        </draw:frame>
        <draw:frame draw:style-name="gr7" draw:text-style-name="P20" draw:layer="layout" svg:width="5cm" svg:height="1.759cm" svg:x="4.4cm" svg:y="4.801cm">
          <draw:text-box>
            <text:p><text:span text:style-name="T19">Verilog</text:span></text:p>
          </draw:text-box>
        </draw:frame>
        <presentation:notes draw:style-name="dp2">
          <draw:page-thumbnail draw:style-name="gr4" draw:layer="layout" svg:width="12.696cm" svg:height="9.522cm" svg:x="3.175cm" svg:y="1.904cm" draw:page-number="4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5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10" draw:text-style-name="P60" draw:layer="layout" svg:width="11.2cm" svg:height="11.4cm" svg:x="1.2cm" svg:y="6.8cm">
          <text:p text:style-name="P59"><text:span text:style-name="T20">#!/usr/bin/s7</text:span></text:p>
          <text:p text:style-name="P59"><text:span text:style-name="T20"># s7c mt9x9.sd7 &amp;&amp; ./mt9x9 || s7 mt9x9.sd7 || ./mt9x9.sd7</text:span></text:p>
          <text:p text:style-name="P59"><text:span text:style-name="T32"/></text:p>
          <text:p text:style-name="P59"><text:span text:style-name="T21">$ include "seed7_05.s7i";</text:span></text:p>
          <text:p text:style-name="P59"><text:span text:style-name="T21">const proc: main is func</text:span></text:p>
          <text:p text:style-name="P59"><text:span text:style-name="T21"><text:s text:c="4"/></text:span><text:span text:style-name="T21">local</text:span></text:p>
          <text:p text:style-name="P59"><text:span text:style-name="T21"><text:s text:c="8"/></text:span><text:span text:style-name="T21">var integer: i is 1;</text:span></text:p>
          <text:p text:style-name="P59"><text:span text:style-name="T21"><text:s text:c="8"/></text:span><text:span text:style-name="T21">var integer: j is 1;</text:span></text:p>
          <text:p text:style-name="P59"><text:span text:style-name="T21"><text:s text:c="8"/></text:span><text:span text:style-name="T21">var integer: k is 1;</text:span></text:p>
          <text:p text:style-name="P59"><text:span text:style-name="T21"><text:s text:c="4"/></text:span><text:span text:style-name="T21">begin</text:span></text:p>
          <text:p text:style-name="P59"><text:span text:style-name="T21"><text:s text:c="8"/></text:span><text:span text:style-name="T21">for i range 1 to 9 step 3 do</text:span></text:p>
          <text:p text:style-name="P59"><text:span text:style-name="T21"><text:s text:c="12"/></text:span><text:span text:style-name="T21">for j range 1 to 9 do</text:span></text:p>
          <text:p text:style-name="P59"><text:span text:style-name="T21"><text:s text:c="16"/></text:span><text:span text:style-name="T21">for k range [](i, i+1, i+2) do</text:span></text:p>
          <text:p text:style-name="P59"><text:span text:style-name="T21"><text:s text:c="20"/></text:span><text:span text:style-name="T21">write(k &lt;&amp; "x" &lt;&amp; j &lt;&amp; "=" &lt;&amp; k*j lpad 2 &lt;&amp; "\t");</text:span></text:p>
          <text:p text:style-name="P59"><text:span text:style-name="T21"><text:s text:c="16"/></text:span><text:span text:style-name="T21">end for;</text:span></text:p>
          <text:p text:style-name="P59"><text:span text:style-name="T21"><text:s text:c="16"/></text:span><text:span text:style-name="T21">write("\n");</text:span></text:p>
          <text:p text:style-name="P59"><text:span text:style-name="T21"><text:s text:c="12"/></text:span><text:span text:style-name="T21">end for;</text:span></text:p>
          <text:p text:style-name="P59"><text:span text:style-name="T21"><text:s text:c="12"/></text:span><text:span text:style-name="T21">writeln;</text:span></text:p>
          <text:p text:style-name="P59"><text:span text:style-name="T21"><text:s text:c="8"/></text:span><text:span text:style-name="T21">end for;</text:span></text:p>
          <text:p text:style-name="P59"><text:span text:style-name="T21"><text:s text:c="4"/></text:span><text:span text:style-name="T21">end func;</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62" draw:layer="layout" svg:width="11.2cm" svg:height="11.4cm" svg:x="13.154cm" svg:y="6.8cm">
          <text:p text:style-name="P61"><text:span text:style-name="T37">批曰。『</text:span><text:span text:style-name="T37">wenyan mt9x9.wy</text:span><text:span text:style-name="T37">』。</text:span></text:p>
          <text:p text:style-name="P61"><text:span text:style-name="T31"/></text:p>
          <text:p text:style-name="P61"><text:span text:style-name="T38">有數一名之曰「甲」。</text:span></text:p>
          <text:p text:style-name="P61"><text:span text:style-name="T38">恆為是。若「甲」不小於十者乃止也。</text:span></text:p>
          <text:p text:style-name="P61"><text:span text:style-name="T38"><text:s text:c="4"/></text:span><text:span text:style-name="T38">有數一名之曰「乙」。</text:span></text:p>
          <text:p text:style-name="P61"><text:span text:style-name="T38"><text:s text:c="4"/></text:span><text:span text:style-name="T38">恆為是。若「乙」不小於十者乃止也。</text:span></text:p>
          <text:p text:style-name="P61"><text:span text:style-name="T38"><text:s text:c="8"/></text:span><text:span text:style-name="T38">有數「甲」名之曰「丙」。</text:span></text:p>
          <text:p text:style-name="P61"><text:span text:style-name="T38"><text:s text:c="8"/></text:span><text:span text:style-name="T38">吾有一言。名之曰「列」。</text:span></text:p>
          <text:p text:style-name="P61"><text:span text:style-name="T38"><text:s text:c="8"/></text:span><text:span text:style-name="T38">恆為是。若「丙」不小於「甲」加三者乃止也。</text:span></text:p>
          <text:p text:style-name="P61"><text:span text:style-name="T38"><text:s text:c="12"/></text:span><text:span text:style-name="T38">乘「丙」以「乙」名之曰「果」。</text:span></text:p>
          <text:p text:style-name="P61"><text:span text:style-name="T38"><text:s text:c="12"/></text:span><text:span text:style-name="T38">加「列」以「丙」。昔之「列」者今其是矣。</text:span></text:p>
          <text:p text:style-name="P61"><text:span text:style-name="T38"><text:s text:c="12"/></text:span><text:span text:style-name="T38">加「列」以『</text:span><text:span text:style-name="T38">x</text:span><text:span text:style-name="T38">』。昔之「列」者今其是矣。</text:span></text:p>
          <text:p text:style-name="P61"><text:span text:style-name="T38"><text:s text:c="12"/></text:span><text:span text:style-name="T38">加「列」以「乙」。昔之「列」者今其是矣。</text:span></text:p>
          <text:p text:style-name="P61"><text:span text:style-name="T38"><text:s text:c="12"/></text:span><text:span text:style-name="T38">加「列」以『</text:span><text:span text:style-name="T38">=</text:span><text:span text:style-name="T38">』。昔之「列」者今其是矣。</text:span></text:p>
          <text:p text:style-name="P61"><text:span text:style-name="T38"><text:s text:c="12"/></text:span><text:span text:style-name="T38">若「果」小於十者</text:span></text:p>
          <text:p text:style-name="P61"><text:span text:style-name="T38"><text:s text:c="16"/></text:span><text:span text:style-name="T38">加「列」以『 』。昔之「列」者今其是矣也。</text:span></text:p>
          <text:p text:style-name="P61"><text:span text:style-name="T38"><text:s text:c="12"/></text:span><text:span text:style-name="T38">加「列」以「果」。昔之「列」者今其是矣。</text:span></text:p>
          <text:p text:style-name="P61"><text:span text:style-name="T38"><text:s text:c="12"/></text:span><text:span text:style-name="T38">加「列」以『</text:span><text:span text:style-name="T38">\t</text:span><text:span text:style-name="T38">』。昔之「列」者今其是矣。</text:span></text:p>
          <text:p text:style-name="P61"><text:span text:style-name="T38"><text:s text:c="12"/></text:span><text:span text:style-name="T38">加「丙」以一。昔之「丙」者今其是矣。</text:span></text:p>
          <text:p text:style-name="P61"><text:span text:style-name="T38"><text:s text:c="8"/></text:span><text:span text:style-name="T38">云云。</text:span></text:p>
          <text:p text:style-name="P61"><text:span text:style-name="T38"><text:s text:c="8"/></text:span><text:span text:style-name="T38">吾有一言。曰「列」。書之。</text:span></text:p>
          <text:p text:style-name="P61"><text:span text:style-name="T38"><text:s text:c="8"/></text:span><text:span text:style-name="T38">加「乙」以一。昔之「乙」者今其是矣。</text:span></text:p>
          <text:p text:style-name="P61"><text:span text:style-name="T38"><text:s text:c="4"/></text:span><text:span text:style-name="T38">云云。</text:span></text:p>
          <text:p text:style-name="P61"><text:span text:style-name="T38"><text:s text:c="4"/></text:span><text:span text:style-name="T38">書之。</text:span></text:p>
          <text:p text:style-name="P61"><text:span text:style-name="T38"><text:s text:c="4"/></text:span><text:span text:style-name="T38">加「甲」以三。昔之「甲」者今其是矣。</text:span></text:p>
          <text:p text:style-name="P61"><text:span text:style-name="T38">云云。</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20" draw:layer="layout" svg:width="3.1cm" svg:height="1.774cm" svg:x="17.3cm" svg:y="4.8cm">
          <draw:text-box>
            <text:p><text:span text:style-name="T19">文言</text:span></text:p>
          </draw:text-box>
        </draw:frame>
        <draw:frame draw:style-name="gr11" draw:text-style-name="P20" draw:layer="layout" svg:width="4.2cm" svg:height="1.759cm" svg:x="4.9cm" svg:y="4.801cm">
          <draw:text-box>
            <text:p><text:span text:style-name="T19">Seed7</text:span></text:p>
          </draw:text-box>
        </draw:frame>
        <presentation:notes draw:style-name="dp2">
          <draw:page-thumbnail draw:style-name="gr4" draw:layer="layout" svg:width="12.696cm" svg:height="9.522cm" svg:x="3.175cm" svg:y="1.904cm" draw:page-number="5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5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19" draw:layer="layout" svg:width="11.2cm" svg:height="11.4cm" svg:x="1.2cm" svg:y="6.8cm">
          <text:p text:style-name="P18"><text:span text:style-name="T16">\ abclang &lt; mt9x9.abc</text:span></text:p>
          <text:p text:style-name="P18"><text:span text:style-name="T17"/></text:p>
          <text:p text:style-name="P18"><text:span text:style-name="T17">FOR i IN {1; 4; 7}:</text:span></text:p>
          <text:p text:style-name="P18"><text:span text:style-name="T17"><text:s text:c="4"/></text:span><text:span text:style-name="T17">FOR j IN {1..9}:</text:span></text:p>
          <text:p text:style-name="P18"><text:span text:style-name="T17"><text:s text:c="8"/></text:span><text:span text:style-name="T17">FOR k IN {i..i+2}:</text:span></text:p>
          <text:p text:style-name="P18"><text:span text:style-name="T17"><text:s text:c="12"/></text:span><text:span text:style-name="T17">WRITE "`k`x`j`=`k*j&gt;&gt;2``""&gt;&gt;2`"</text:span></text:p>
          <text:p text:style-name="P18"><text:span text:style-name="T17"><text:s text:c="8"/></text:span><text:span text:style-name="T17">WRITE /</text:span></text:p>
          <text:p text:style-name="P18"><text:span text:style-name="T17"><text:s text:c="4"/></text:span><text:span text:style-name="T17">WRITE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fsharpc mt9x9.fs &amp;&amp; mono mt9x9.exe</text:span></text:p>
          <text:p text:style-name="P18"><text:span text:style-name="T16">// || fsharpi --quiet --exec mt9x9.fs</text:span></text:p>
          <text:p text:style-name="P18"><text:span text:style-name="T18"/></text:p>
          <text:p text:style-name="P18"><text:span text:style-name="T17">module mt9x9</text:span></text:p>
          <text:p text:style-name="P18"><text:span text:style-name="T17">for i in 1..3..9 do</text:span></text:p>
          <text:p text:style-name="P18"><text:span text:style-name="T17"><text:s text:c="4"/></text:span><text:span text:style-name="T17">for j in 1..9 do</text:span></text:p>
          <text:p text:style-name="P18"><text:span text:style-name="T17"><text:s text:c="8"/></text:span><text:span text:style-name="T17">List.iter (fun k -&gt;</text:span></text:p>
          <text:p text:style-name="P18"><text:span text:style-name="T17"><text:s text:c="12"/></text:span><text:span text:style-name="T17">printf "%dx%d=%2d\t" k j (k*j)) [i; i+1; i+2]</text:span></text:p>
          <text:p text:style-name="P18"><text:span text:style-name="T17"><text:s text:c="8"/></text:span><text:span text:style-name="T17">printf "\n"</text:span></text:p>
          <text:p text:style-name="P18"><text:span text:style-name="T17"><text:s text:c="4"/></text:span><text:span text:style-name="T17">printfn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4cm" svg:height="1.759cm" svg:x="17.7cm" svg:y="4.8cm">
          <draw:text-box>
            <text:p><text:span text:style-name="T19">F#</text:span></text:p>
          </draw:text-box>
        </draw:frame>
        <draw:frame draw:style-name="gr7" draw:text-style-name="P20" draw:layer="layout" svg:width="3.6cm" svg:height="1.759cm" svg:x="5.5cm" svg:y="4.801cm">
          <draw:text-box>
            <text:p><text:span text:style-name="T19">ABC</text:span></text:p>
          </draw:text-box>
        </draw:frame>
        <presentation:notes draw:style-name="dp2">
          <draw:page-thumbnail draw:style-name="gr4" draw:layer="layout" svg:width="12.696cm" svg:height="9.522cm" svg:x="3.175cm" svg:y="1.904cm" draw:page-number="5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5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python3</text:span></text:p>
          <text:p text:style-name="P18"><text:span text:style-name="T16"># ./mt9x9.py || python3 mt9x9.py</text:span></text:p>
          <text:p text:style-name="P18"><text:span text:style-name="T18"/></text:p>
          <text:p text:style-name="P18"><text:span text:style-name="T17">for i in range(1, 10, 3):</text:span></text:p>
          <text:p text:style-name="P18"><text:span text:style-name="T17"><text:s text:c="4"/></text:span><text:span text:style-name="T17">for j in range(1, 10):</text:span></text:p>
          <text:p text:style-name="P18"><text:span text:style-name="T17"><text:s text:c="8"/></text:span><text:span text:style-name="T17">for k in [i, i+1, i+2]:</text:span></text:p>
          <text:p text:style-name="P18"><text:span text:style-name="T17"><text:s text:c="12"/></text:span><text:span text:style-name="T17">print(f"{k}x{j}={k*j:2}", end='\t')</text:span></text:p>
          <text:p text:style-name="P18"><text:span text:style-name="T17"><text:s text:c="8"/></text:span><text:span text:style-name="T17">print(end='\n')</text:span></text:p>
          <text:p text:style-name="P18"><text:span text:style-name="T17"><text:s text:c="4"/></text:span><text:span text:style-name="T17">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4cm" svg:y="6.8cm">
          <text:p text:style-name="P18"><text:span text:style-name="T16">#!/usr/bin/booi</text:span></text:p>
          <text:p text:style-name="P18"><text:span text:style-name="T16">// booc mt9x9.boo &amp;&amp; mono mt9x9.exe || ./mt9x9.boo</text:span></text:p>
          <text:p text:style-name="P18"><text:span text:style-name="T16">// || booi mt9x9.boo</text:span></text:p>
          <text:p text:style-name="P18"><text:span text:style-name="T18"/></text:p>
          <text:p text:style-name="P18"><text:span text:style-name="T17">for i in range(1, 10, 3):</text:span></text:p>
          <text:p text:style-name="P18"><text:span text:style-name="T17"><text:s text:c="4"/></text:span><text:span text:style-name="T17">for j in range(1, 10):</text:span></text:p>
          <text:p text:style-name="P18"><text:span text:style-name="T17"><text:s text:c="8"/></text:span><text:span text:style-name="T17">for k as int in [i, i+1, i+2]:</text:span></text:p>
          <text:p text:style-name="P18"><text:span text:style-name="T17"><text:s text:c="12"/></text:span><text:span text:style-name="T17">System.Console.Write("${k}x${j}=")</text:span></text:p>
          <text:p text:style-name="P18"><text:span text:style-name="T17"><text:s text:c="12"/></text:span><text:span text:style-name="T17">if k*j &lt; 10:</text:span></text:p>
          <text:p text:style-name="P18"><text:span text:style-name="T17"><text:s text:c="16"/></text:span><text:span text:style-name="T17">System.Console.Write(" ")</text:span></text:p>
          <text:p text:style-name="P18"><text:span text:style-name="T17"><text:s text:c="12"/></text:span><text:span text:style-name="T17">System.Console.Write("${k*j}\t")</text:span></text:p>
          <text:p text:style-name="P18"><text:span text:style-name="T17"><text:s text:c="8"/></text:span><text:span text:style-name="T17">print("")</text:span></text:p>
          <text:p text:style-name="P18"><text:span text:style-name="T17"><text:s text:c="4"/></text:span><text:span text:style-name="T17">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8cm" svg:height="1.759cm" svg:x="17.3cm" svg:y="4.8cm">
          <draw:text-box>
            <text:p><text:span text:style-name="T19">Boo</text:span></text:p>
          </draw:text-box>
        </draw:frame>
        <draw:frame draw:style-name="gr7" draw:text-style-name="P20" draw:layer="layout" svg:width="5.4cm" svg:height="1.759cm" svg:x="4.8cm" svg:y="4.801cm">
          <draw:text-box>
            <text:p><text:span text:style-name="T19">Python</text:span></text:p>
          </draw:text-box>
        </draw:frame>
        <presentation:notes draw:style-name="dp2">
          <draw:page-thumbnail draw:style-name="gr4" draw:layer="layout" svg:width="12.696cm" svg:height="9.522cm" svg:x="3.175cm" svg:y="1.904cm" draw:page-number="5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53"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4" draw:layer="layout" svg:width="23.6cm" svg:height="13.2cm" svg:x="1cm" svg:y="5.5cm" presentation:class="outline" presentation:user-transformed="true">
          <draw:text-box>
            <text:list text:style-name="L4">
              <text:list-item>
                <text:p text:style-name="P11"><text:span text:style-name="T39">Rosetta Code</text:span></text:p>
                <text:p text:style-name="P13"><text:span text:style-name="T40">&lt;https://www.rosettacode.org/wiki/Multiplication_tables&gt;</text:span></text:p>
              </text:list-item>
              <text:list-item>
                <text:p text:style-name="P11"><text:span text:style-name="T39">Learn X in Y minutes</text:span></text:p>
              </text:list-item>
            </text:list>
            <text:list text:style-name="L6">
              <text:list-header>
                <text:p text:style-name="P13"><text:span text:style-name="T40">&lt;https://learnxinyminutes.com/&gt;</text:span></text:p>
              </text:list-header>
            </text:list>
            <text:list text:style-name="L4">
              <text:list-item>
                <text:p text:style-name="P11"><text:span text:style-name="T39">Fibonacci Benchmark</text:span></text:p>
              </text:list-item>
            </text:list>
            <text:list text:style-name="L6">
              <text:list-header>
                <text:p text:style-name="P13"><text:span text:style-name="T40">&lt;https://github.com/drujensen/fib&gt;</text:span></text:p>
              </text:list-header>
            </text:list>
            <text:list text:style-name="L4">
              <text:list-header>
                <text:p text:style-name="P63"><text:span text:style-name="T12"/></text:p>
              </text:list-header>
              <text:list-item>
                <text:p text:style-name="P63"><text:span text:style-name="T12">Excluded target languages</text:span></text:p>
                <text:p text:style-name="P12"><text:span text:style-name="T8">A+, Agda, APL, Assembly, Brainfuck, Chapel, Crack, Eiffel, </text:span><text:span text:style-name="T8">Idris, J, K, Kite, Pike, Pure, Q, Sawzall, Voodoo, Zig</text:span></text:p>
              </text:list-item>
            </text:list>
          </draw:text-box>
        </draw:frame>
        <presentation:notes draw:style-name="dp2">
          <draw:page-thumbnail draw:style-name="gr4" draw:layer="layout" svg:width="12.696cm" svg:height="9.522cm" svg:x="3.175cm" svg:y="1.904cm" draw:page-number="5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54" draw:style-name="dp1" draw:master-page-name="資訊未來大自由_5f_封底" presentation:presentation-page-layout-name="AL1T0" presentation:use-date-time-name="dtd1">
        <office:forms form:automatic-focus="false" form:apply-design-mode="false"/>
        <draw:frame presentation:style-name="pr7" draw:text-style-name="P65" draw:layer="layout" svg:width="10.508cm" svg:height="3.176cm" svg:x="4.913cm" svg:y="4.525cm" presentation:class="title" presentation:user-transformed="true">
          <draw:text-box>
            <text:p text:style-name="P64"><text:span text:style-name="T41">Thank you!</text:span></text:p>
          </draw:text-box>
        </draw:frame>
        <draw:custom-shape draw:style-name="gr2" draw:text-style-name="P67" draw:layer="layout" svg:width="14.9cm" svg:height="0.896cm" svg:x="10.221cm" svg:y="17.936cm">
          <text:p text:style-name="P66"><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54" presentation:class="page"/>
          <draw:frame presentation:style-name="pr8" draw:text-style-name="P68" draw:layer="layout" svg:width="15.239cm" svg:height="11.43cm" svg:x="1.905cm" svg:y="12.065cm" presentation:class="notes" presentation:user-transformed="true">
            <draw:text-box>
              <text:p text:style-name="P11"><text:span text:style-name="T42">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全字庫正楷體2" svg:font-family="全字庫正楷體" style:font-pitch="fixed"/>
    <style:font-face style:name="全字庫正楷體4" svg:font-family="全字庫正楷體" style:font-adornments="標準" style:font-pitch="fixed"/>
    <style:font-face style:name="全字庫正楷體 Ext-B" svg:font-family="'全字庫正楷體 Ext-B'" style:font-pitch="fixed"/>
    <style:font-face style:name="方正楷體"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方正楷體2" svg:font-family="方正楷體" style:font-family-generic="script" style:font-pitch="fixed"/>
    <style:font-face style:name="標楷體" svg:font-family="標楷體" style:font-family-generic="script" style:font-pitch="fixed"/>
    <style:font-face style:name="標楷體3"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Droid Sans Devanagari1" svg:font-family="'Droid Sans Devanagari'" style:font-pitch="variable"/>
    <style:font-face style:name="Droid Sans Fallback1" svg:font-family="'Droid Sans Fallback'"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全字庫正楷體 Ext-B1" svg:font-family="'全字庫正楷體 Ext-B'"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5" svg:font-family="標楷體" style:font-pitch="variable"/>
    <style:font-face style:name="標楷體6" svg:font-family="標楷體" style:font-adornments="標準" style:font-pitch="variable"/>
    <style:font-face style:name="Arial3" svg:font-family="Arial" style:font-family-generic="modern" style:font-pitch="variable"/>
    <style:font-face style:name="DejaVu Sans Mono1"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5"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1"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1"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1" svg:font-family="標楷體" style:font-family-generic="script" style:font-pitch="variable"/>
    <style:font-face style:name="標楷體4" svg:font-family="標楷體" style:font-adornments="標準" style:font-family-generic="script" style:font-pitch="variable"/>
    <style:font-face style:name="Arial4" svg:font-family="Arial" style:font-family-generic="swiss" style:font-pitch="variable"/>
    <style:font-face style:name="Arial2" svg:font-family="Arial" style:font-adornments="粗體" style:font-family-generic="swiss" style:font-pitch="variable"/>
    <style:font-face style:name="Liberation Sans2"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deg" draw:border="0%"/>
    <draw:gradient draw:name="填滿綠色" draw:style="linear" draw:start-color="#77bc65" draw:end-color="#127622" draw:start-intensity="100%" draw:end-intensity="100%" draw:angle="30deg" draw:border="0%"/>
    <draw:gradient draw:name="填滿藍色" draw:style="linear" draw:start-color="#729fcf" draw:end-color="#355269" draw:start-intensity="100%" draw:end-intensity="100%" draw:angle="30deg" draw:border="0%"/>
    <draw:gradient draw:name="填滿黃色" draw:style="linear" draw:start-color="#ffde59" draw:end-color="#b47804" draw:start-intensity="100%" draw:end-intensity="100%" draw:angle="30deg" draw:border="0%"/>
    <draw:gradient draw:name="形狀" draw:style="rectangular" draw:cx="50%" draw:cy="50%" draw:start-color="#cccccc" draw:end-color="#ffffff" draw:start-intensity="100%" draw:end-intensity="100%" draw:angle="0deg" draw:border="0%"/>
    <draw:gradient draw:name="彩色圖案_20_a3" draw:display-name="彩色圖案 a3" draw:style="linear" draw:start-color="#005b96" draw:end-color="#4fc9f5" draw:start-intensity="100%" draw:end-intensity="100%" draw:angle="0deg" draw:border="0%"/>
    <draw:gradient draw:name="彩色圖案_20_a5" draw:display-name="彩色圖案 a5" draw:style="linear" draw:start-color="#4fc9f5" draw:end-color="#ffffff" draw:start-intensity="100%" draw:end-intensity="100%" draw:angle="0deg" draw:border="0%"/>
    <draw:gradient draw:name="彩色圖案_20_a6" draw:display-name="彩色圖案 a6" draw:style="linear" draw:start-color="#005b96" draw:end-color="#000000"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_5f_1" style:display-name="預設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_5f_1" style:display-name="預設_4_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3"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3"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4" fo:color="#ffffff" fo:font-size="100%"/>
          </text:list-level-style-bullet>
          <text:list-level-style-bullet text:level="2" text:bullet-char="–">
            <style:list-level-properties text:space-before="1.27cm" text:min-label-width="0.789cm"/>
            <style:text-properties style:font-name="Arial4" fo:color="#ffffff" fo:font-size="100%"/>
          </text:list-level-style-bullet>
          <text:list-level-style-bullet text:level="3" text:bullet-char="•">
            <style:list-level-properties text:space-before="2.54cm" text:min-label-width="0.635cm"/>
            <style:text-properties style:font-name="Arial4" fo:color="#ffffff" fo:font-size="100%"/>
          </text:list-level-style-bullet>
          <text:list-level-style-bullet text:level="4" text:bullet-char="–">
            <style:list-level-properties text:space-before="3.81cm" text:min-label-width="0.635cm"/>
            <style:text-properties style:font-name="Arial4" fo:color="#ffffff" fo:font-size="100%"/>
          </text:list-level-style-bullet>
          <text:list-level-style-bullet text:level="5" text:bullet-char="»">
            <style:list-level-properties text:space-before="5.08cm" text:min-label-width="0.635cm"/>
            <style:text-properties style:font-name="Arial4" fo:color="#ffffff" fo:font-size="100%"/>
          </text:list-level-style-bullet>
          <text:list-level-style-bullet text:level="6" text:bullet-char="»">
            <style:list-level-properties text:space-before="5.08cm" text:min-label-width="0.635cm"/>
            <style:text-properties style:font-name="Arial4" fo:color="#ffffff" fo:font-size="100%"/>
          </text:list-level-style-bullet>
          <text:list-level-style-bullet text:level="7" text:bullet-char="»">
            <style:list-level-properties text:space-before="5.08cm" text:min-label-width="0.635cm"/>
            <style:text-properties style:font-name="Arial4" fo:color="#ffffff" fo:font-size="100%"/>
          </text:list-level-style-bullet>
          <text:list-level-style-bullet text:level="8" text:bullet-char="»">
            <style:list-level-properties text:space-before="5.08cm" text:min-label-width="0.635cm"/>
            <style:text-properties style:font-name="Arial4"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loext:opacity="10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4" fo:color="#a8190e" fo:font-size="100%"/>
          </text:list-level-style-bullet>
          <text:list-level-style-bullet text:level="2" text:bullet-char="–">
            <style:list-level-properties text:space-before="1.27cm"/>
            <style:text-properties style:font-name="Arial4" fo:color="#ffffff" fo:font-size="100%"/>
          </text:list-level-style-bullet>
          <text:list-level-style-bullet text:level="3" text:bullet-char="•">
            <style:list-level-properties text:space-before="2.54cm"/>
            <style:text-properties style:font-name="Arial4" fo:color="#ffffff" fo:font-size="100%"/>
          </text:list-level-style-bullet>
          <text:list-level-style-bullet text:level="4" text:bullet-char="–">
            <style:list-level-properties text:space-before="3.81cm"/>
            <style:text-properties style:font-name="Arial4" fo:color="#ffffff" fo:font-size="100%"/>
          </text:list-level-style-bullet>
          <text:list-level-style-bullet text:level="5" text:bullet-char="»">
            <style:list-level-properties text:space-before="5.08cm"/>
            <style:text-properties style:font-name="Arial4" fo:color="#ffffff" fo:font-size="100%"/>
          </text:list-level-style-bullet>
          <text:list-level-style-bullet text:level="6" text:bullet-char="»">
            <style:list-level-properties text:space-before="5.08cm"/>
            <style:text-properties style:font-name="Arial4" fo:color="#ffffff" fo:font-size="100%"/>
          </text:list-level-style-bullet>
          <text:list-level-style-bullet text:level="7" text:bullet-char="»">
            <style:list-level-properties text:space-before="5.08cm"/>
            <style:text-properties style:font-name="Arial4" fo:color="#ffffff" fo:font-size="100%"/>
          </text:list-level-style-bullet>
          <text:list-level-style-bullet text:level="8" text:bullet-char="»">
            <style:list-level-properties text:space-before="5.08cm"/>
            <style:text-properties style:font-name="Arial4" fo:color="#ffffff" fo:font-size="100%"/>
          </text:list-level-style-bullet>
          <text:list-level-style-bullet text:level="9" text:bullet-char="»">
            <style:list-level-properties text:space-before="5.08cm"/>
            <style:text-properties style:font-name="Arial4"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loext:opacity="100%"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loext:opacity="100%"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loext:opacity="100%"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loext:opacity="100%"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4" fo:color="#a8190e" fo:font-size="100%"/>
          </text:list-level-style-bullet>
          <text:list-level-style-bullet text:level="2" text:bullet-char="–">
            <style:list-level-properties text:space-before="1.27cm"/>
            <style:text-properties style:font-name="Arial4" fo:color="#ffffff" fo:font-size="100%"/>
          </text:list-level-style-bullet>
          <text:list-level-style-bullet text:level="3" text:bullet-char="•">
            <style:list-level-properties text:space-before="2.54cm"/>
            <style:text-properties style:font-name="Arial4" fo:color="#ffffff" fo:font-size="100%"/>
          </text:list-level-style-bullet>
          <text:list-level-style-bullet text:level="4" text:bullet-char="–">
            <style:list-level-properties text:space-before="3.81cm"/>
            <style:text-properties style:font-name="Arial4" fo:color="#ffffff" fo:font-size="100%"/>
          </text:list-level-style-bullet>
          <text:list-level-style-bullet text:level="5" text:bullet-char="»">
            <style:list-level-properties text:space-before="5.08cm"/>
            <style:text-properties style:font-name="Arial4" fo:color="#ffffff" fo:font-size="100%"/>
          </text:list-level-style-bullet>
          <text:list-level-style-bullet text:level="6" text:bullet-char="»">
            <style:list-level-properties text:space-before="5.08cm"/>
            <style:text-properties style:font-name="Arial4" fo:color="#ffffff" fo:font-size="100%"/>
          </text:list-level-style-bullet>
          <text:list-level-style-bullet text:level="7" text:bullet-char="»">
            <style:list-level-properties text:space-before="5.08cm"/>
            <style:text-properties style:font-name="Arial4" fo:color="#ffffff" fo:font-size="100%"/>
          </text:list-level-style-bullet>
          <text:list-level-style-bullet text:level="8" text:bullet-char="»">
            <style:list-level-properties text:space-before="5.08cm"/>
            <style:text-properties style:font-name="Arial4" fo:color="#ffffff" fo:font-size="100%"/>
          </text:list-level-style-bullet>
          <text:list-level-style-bullet text:level="9" text:bullet-char="»">
            <style:list-level-properties text:space-before="5.08cm"/>
            <style:text-properties style:font-name="Arial4"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2" style:family="presentation" style:parent-style-name="資訊未來大自由_5f_封底-title">
      <style:graphic-properties draw:fill-color="#ffffff" draw:auto-grow-height="false" fo:min-height="3.181cm"/>
      <style:paragraph-properties style:writing-mode="lr-tb"/>
    </style:style>
    <style:style style:name="Mpr3" style:family="presentation" style:parent-style-name="資訊未來大自由_5f_封底-outline1">
      <style:graphic-properties draw:fill-color="#ffffff" draw:auto-grow-height="false" fo:min-height="12.573cm"/>
      <style:paragraph-properties style:writing-mode="lr-tb"/>
    </style:style>
    <style:style style:name="Mpr4"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5"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6"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17" style:family="presentation" style:parent-style-name="資訊未來大自由_5f_內頁-backgroundobjects">
      <style:graphic-properties draw:stroke="none" draw:fill="solid" draw:fill-color="#ffffff" draw:textarea-horizontal-align="center" draw:textarea-vertical-align="middl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writing-mode="lr-tb"/>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9" style:family="paragraph">
      <loext:graphic-properties draw:fill-color="#ffffff"/>
      <style:paragraph-properties fo:margin-left="1.2cm" fo:margin-right="0cm" fo:text-indent="0cm" style:writing-mode="lr-tb"/>
    </style:style>
    <style:style style:name="MP10" style:family="paragraph">
      <style:paragraph-properties fo:margin-left="0cm" fo:margin-right="0cm" fo:text-indent="0cm" style:writing-mode="lr-tb"/>
      <style:text-properties fo:font-size="14pt" style:font-size-asian="14pt" style:font-size-complex="14pt"/>
    </style:style>
    <style:style style:name="MP11" style:family="paragraph">
      <style:paragraph-properties fo:margin-left="0cm" fo:margin-right="0cm" fo:text-align="center" fo:text-indent="0cm" style:writing-mode="lr-tb"/>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writing-mode="lr-tb"/>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writing-mode="lr-tb"/>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loext:opacity="0%"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3"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loext:opacity="10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1" fo:font-size="12pt" fo:language="en" fo:country="GB" style:font-size-asian="12pt" style:font-size-complex="12pt"/>
    </style:style>
    <style:style style:name="MT5" style:family="text">
      <style:text-properties fo:color="#666666" loext:opacity="100%" style:text-outline="false" style:text-line-through-style="none" style:text-line-through-type="none" style:text-position="0% 100%" style:font-name="Arial2"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loext:opacity="100%"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loext:opacity="100%"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loext:opacity="100%" fo:font-size="14pt" fo:language="en" fo:country="GB" style:font-size-asian="14pt" style:font-size-complex="14pt"/>
    </style:style>
    <text:list-style style:name="ML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4" fo:color="#ffffff" fo:font-size="100%"/>
      </text:list-level-style-bullet>
      <text:list-level-style-bullet text:level="2" text:bullet-char="–">
        <style:list-level-properties text:space-before="1.27cm" text:min-label-width="0.789cm"/>
        <style:text-properties style:font-name="Arial4" fo:color="#ffffff" fo:font-size="100%"/>
      </text:list-level-style-bullet>
      <text:list-level-style-bullet text:level="3" text:bullet-char="•">
        <style:list-level-properties text:space-before="2.54cm" text:min-label-width="0.635cm"/>
        <style:text-properties style:font-name="Arial4" fo:color="#ffffff" fo:font-size="100%"/>
      </text:list-level-style-bullet>
      <text:list-level-style-bullet text:level="4" text:bullet-char="–">
        <style:list-level-properties text:space-before="3.81cm" text:min-label-width="0.635cm"/>
        <style:text-properties style:font-name="Arial4" fo:color="#ffffff" fo:font-size="100%"/>
      </text:list-level-style-bullet>
      <text:list-level-style-bullet text:level="5" text:bullet-char="»">
        <style:list-level-properties text:space-before="5.08cm" text:min-label-width="0.635cm"/>
        <style:text-properties style:font-name="Arial4" fo:color="#ffffff" fo:font-size="100%"/>
      </text:list-level-style-bullet>
      <text:list-level-style-bullet text:level="6" text:bullet-char="»">
        <style:list-level-properties text:space-before="5.08cm" text:min-label-width="0.635cm"/>
        <style:text-properties style:font-name="Arial4" fo:color="#ffffff" fo:font-size="100%"/>
      </text:list-level-style-bullet>
      <text:list-level-style-bullet text:level="7" text:bullet-char="»">
        <style:list-level-properties text:space-before="5.08cm" text:min-label-width="0.635cm"/>
        <style:text-properties style:font-name="Arial4" fo:color="#ffffff" fo:font-size="100%"/>
      </text:list-level-style-bullet>
      <text:list-level-style-bullet text:level="8" text:bullet-char="»">
        <style:list-level-properties text:space-before="5.08cm" text:min-label-width="0.635cm"/>
        <style:text-properties style:font-name="Arial4"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4" fo:color="#ffffff"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41</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3">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級</text:span></text:p>
                              <text:list>
                                <text:list-item>
                                  <text:p text:style-name="MP8"><text:span text:style-name="MT2">第六個大綱級</text:span></text:p>
                                  <text:list>
                                    <text:list-item>
                                      <text:p text:style-name="MP8"><text:span text:style-name="MT2">第七個大綱</text:span><text:span text:style-name="MT2">級</text:span></text:p>
                                      <text:list>
                                        <text:list-item>
                                          <text:p text:style-name="MP8"><text:span text:style-name="MT2">第八個</text:span><text:span text:style-name="MT2">大綱級</text:span></text:p>
                                          <text:list>
                                            <text:list-item>
                                              <text:p text:style-name="MP8"><text:span text:style-name="MT2">第</text:span><text:span text:style-name="MT2">九</text:span><text:span text:style-name="MT2">個</text:span><text:span text:style-name="MT2">大</text:span><text:span text:style-name="MT2">綱</text:span><text:span text:style-name="MT2">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41</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41</text:page-number></text:span></text:p>
          </draw:text-box>
        </draw:frame>
      </presentation:notes>
    </style:master-page>
    <style:master-page style:name="資訊未來大自由_5f_封面" style:display-name="資訊未來大自由_封面" style:page-layout-name="PM1" draw:style-name="Mdp2">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2010000032000000198D033E9FAE7898548.png" xlink:type="simple" xlink:show="embed" xlink:actuate="onLoad" draw:mime-type="image/png">
          <text:p/>
        </draw:image>
      </draw:frame>
      <draw:frame draw:style-name="Mgr3" draw:text-style-name="MP20" draw:layer="backgroundobjects" svg:width="2.736cm" svg:height="1.127cm" svg:x="15.5cm" svg:y="9.5cm">
        <draw:image xlink:href="Pictures/10000201000000610000002862A09E338579E881.png" xlink:type="simple" xlink:show="embed" xlink:actuate="onLoad" draw:mime-type="image/png">
          <text:p/>
        </draw:image>
      </draw:frame>
      <draw:frame draw:style-name="Mgr3" draw:text-style-name="MP20" draw:layer="backgroundobjects" svg:width="2cm" svg:height="0.824cm" svg:x="20cm" svg:y="11.676cm">
        <draw:image xlink:href="Pictures/10000201000000610000002862A09E338579E881.png" xlink:type="simple" xlink:show="embed" xlink:actuate="onLoad" draw:mime-type="image/png">
          <text:p/>
        </draw:image>
      </draw:frame>
      <draw:frame draw:style-name="Mgr3" draw:text-style-name="MP20" draw:layer="backgroundobjects" svg:width="2.433cm" svg:height="1.002cm" svg:x="15.5cm" svg:y="11.998cm">
        <draw:image xlink:href="Pictures/10000201000000610000002862A09E338579E881.png" xlink:type="simple" xlink:show="embed" xlink:actuate="onLoad" draw: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41</text:page-number></text:span></text:p>
          </draw:text-box>
        </draw:frame>
      </presentation:notes>
    </style:master-page>
    <style:master-page style:name="資訊未來大自由_5f_內頁" style:display-name="資訊未來大自由_內頁" style:page-layout-name="PM1" draw:style-name="Mdp2">
      <office:forms form:automatic-focus="false" form:apply-design-mode="false"/>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41</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D3F5DA29EE3DB1F1.png" xlink:type="simple" xlink:show="embed" xlink:actuate="onLoad" draw: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201000001CE0000008811AE7AF1F8DD5D88.png" xlink:type="simple" xlink:show="embed" xlink:actuate="onLoad" draw:mime-type="image/png">
          <text:p/>
        </draw:image>
      </draw:frame>
      <draw:frame draw:style-name="Mgr3" draw:text-style-name="MP20" draw:layer="backgroundobjects" svg:width="1.736cm" svg:height="0.715cm" svg:x="21.9cm" svg:y="1.6cm">
        <draw:image xlink:href="Pictures/10000201000000610000002862A09E338579E881.png" xlink:type="simple" xlink:show="embed" xlink:actuate="onLoad" draw:mime-type="image/png">
          <text:p/>
        </draw:image>
      </draw:frame>
      <draw:frame draw:style-name="Mgr3" draw:text-style-name="MP20" draw:layer="backgroundobjects" svg:width="1.5cm" svg:height="0.618cm" svg:x="23.2cm" svg:y="2.7cm">
        <draw:image xlink:href="Pictures/10000201000000610000002862A09E338579E881.png" xlink:type="simple" xlink:show="embed" xlink:actuate="onLoad" draw: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201000000610000002862A09E338579E881.png" xlink:type="simple" xlink:show="embed" xlink:actuate="onLoad" draw:mime-type="image/png">
          <text:p/>
        </draw:image>
      </draw:frame>
      <presentation:notes style:page-layout-name="PM0">
        <office:forms form:automatic-focus="false" form:apply-design-mode="false"/>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4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14-02-17T14:06:43.699510764</meta:creation-date>
    <dc:language>en-US</dc:language>
    <meta:editing-cycles>375</meta:editing-cycles>
    <meta:editing-duration>P2DT6H16M41S</meta:editing-duration>
    <meta:initial-creator>root </meta:initial-creator>
    <dc:date>2021-03-09T16:43:18.906539607</dc:date>
    <meta:document-statistic meta:object-count="428"/>
    <meta:user-defined meta:name="Info 1"/>
    <meta:user-defined meta:name="Info 2"/>
    <meta:user-defined meta:name="Info 3"/>
    <meta:user-defined meta:name="Info 4"/>
  </office:meta>
</office:document-meta>
</file>